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7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.5807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1.122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2">
      <style:table-cell-properties fo:border-bottom="none" fo:border-left="0.74pt groove #000000" fo:border-right="none" fo:border-top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none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2">
      <style:table-cell-properties fo:border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 style:data-style-name="N0">
      <style:text-properties fo:font-size="12pt" style:font-size-asian="12pt" style:font-size-complex="12pt"/>
    </style:style>
    <style:style style:name="ce56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2">
      <style:table-cell-properties fo:border-bottom="none" fo:border-left="none" fo:border-right="0.74pt groove #000000" fo:border-top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9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2">
      <style:table-cell-properties fo:border-bottom="0.74pt groove #000000" style:text-align-source="fix" style:repeat-content="false" fo:border-left="none" fo:border-right="0.74pt groove #000000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 style:data-style-name="N2">
      <style:text-properties fo:color="#000000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73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2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2">
      <style:table-cell-properties fo:border-bottom="0.74pt groove #000000" style:text-align-source="fix" style:repeat-content="false" fo:border-left="none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9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80" style:family="table-cell" style:parent-style-name="Default" style:data-style-name="N2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95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97" style:family="table-cell" style:parent-style-name="Default" style:data-style-name="N2">
      <style:table-cell-properties fo:border-bottom="none" fo:border-left="0.74pt groove #000000" fo:border-right="0.74pt groove #000000" fo:border-top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89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00" style:family="table-cell" style:parent-style-name="Default" style:data-style-name="N2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10" style:family="table-cell" style:parent-style-name="Default" style:data-style-name="N2">
      <style:table-cell-properties fo:border-bottom="0.74pt groove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style:font-size-asian="12pt" style:font-size-complex="12pt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23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133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5" style:family="table-cell" style:parent-style-name="Default" style:data-style-name="N129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127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style:font-size-asian="12pt" style:font-size-complex="12pt"/>
    </style:style>
    <style:style style:name="ce128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start" fo:margin-left="0in"/>
      <style:text-properties fo:font-size="12pt" style:font-size-asian="12pt" style:font-size-complex="12pt"/>
    </style:style>
    <style:style style:name="ce129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1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30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12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34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146" style:family="table-cell" style:parent-style-name="Default" style:data-style-name="N129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font-size="12pt" style:font-size-asian="12pt" style:font-size-complex="12pt"/>
    </style:style>
    <style:style style:name="ce164" style:family="table-cell" style:parent-style-name="Default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147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style:font-size-asian="12pt" style:font-size-complex="12pt"/>
    </style:style>
    <style:style style:name="ce148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font-size="12pt" style:font-size-asian="12pt" style:font-size-complex="12pt"/>
    </style:style>
    <style:style style:name="ce149" style:family="table-cell" style:parent-style-name="Default">
      <style:table-cell-properties fo:border="none"/>
      <style:text-properties fo:font-size="12pt" style:font-size-asian="12pt" style:font-size-complex="12pt"/>
    </style:style>
    <style:style style:name="ce168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169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order-bottom="0.74pt groove #000000" fo:border-left="0.74pt groove #000000" fo:border-right="none" fo:border-top="none"/>
      <style:text-properties fo:font-size="12pt" style:font-size-asian="12pt" style:font-size-complex="12pt"/>
    </style:style>
    <style:style style:name="ce171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72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order-bottom="0.74pt groove #000000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default-cell-style-name="ce9"/>
        <table:table-column table:style-name="co6" table:number-columns-repeated="4" table:default-cell-style-name="ce9"/>
        <table:table-column table:style-name="co3" table:default-cell-style-name="ce9"/>
        <table:table-column table:style-name="co6" table:number-columns-repeated="4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9" table:number-columns-repeated="16350" table:default-cell-style-name="ce9"/>
        <table:table-row table:style-name="ro1">
          <table:table-cell table:style-name="ce84" office:value-type="string" calcext:value-type="string">
            <text:p>Comparisson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40"/>
          <table:table-cell table:style-name="ce10" office:value-type="string" calcext:value-type="string" table:number-columns-spanned="2" table:number-rows-spanned="1">
            <text:p>Type</text:p>
          </table:table-cell>
          <table:covered-table-cell table:style-name="ce10"/>
          <table:table-cell table:style-name="ce35"/>
          <table:table-cell table:style-name="ce18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40"/>
          <table:table-cell table:style-name="ce124" office:value-type="string" calcext:value-type="string" table:number-columns-spanned="2" table:number-rows-spanned="1">
            <text:p>Type</text:p>
          </table:table-cell>
          <table:covered-table-cell table:style-name="ce38"/>
          <table:table-cell table:style-name="ce10" table:number-columns-spanned="2" table:number-rows-spanned="1"/>
          <table:covered-table-cell table:style-name="ce10"/>
          <table:table-cell table:style-name="ce40"/>
          <table:table-cell table:style-name="ce44" table:formula="of:=IF([.A1]&lt;&gt;&quot;&quot;; [.A1]; &quot;&quot;)" office:value-type="string" office:string-value="Comparisson" calcext:value-type="string">
            <text:p>Comparisson</text:p>
          </table:table-cell>
          <table:table-cell table:style-name="ce40" table:number-columns-repeated="2"/>
          <table:table-cell table:style-name="ce120"/>
          <table:table-cell table:style-name="ce48"/>
          <table:table-cell table:style-name="ce35"/>
          <table:table-cell table:style-name="ce40" table:number-columns-repeated="3"/>
          <table:table-cell table:style-name="ce168"/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Fullpate</text:p>
          </table:table-cell>
          <table:table-cell table:style-name="ce18" office:value-type="string" calcext:value-type="string" table:number-columns-spanned="2" table:number-rows-spanned="1">
            <text:p>F1</text:p>
          </table:table-cell>
          <table:covered-table-cell table:style-name="ce40"/>
          <table:table-cell table:style-name="ce18" office:value-type="string" calcext:value-type="string" table:number-columns-spanned="2" table:number-rows-spanned="1">
            <text:p>P</text:p>
          </table:table-cell>
          <table:covered-table-cell table:style-name="ce40"/>
          <table:table-cell table:style-name="ce18" office:value-type="string" calcext:value-type="string" table:number-columns-spanned="2" table:number-rows-spanned="1">
            <text:p>R</text:p>
          </table:table-cell>
          <table:covered-table-cell table:style-name="ce40"/>
          <table:table-cell table:style-name="ce10" office:value-type="string" calcext:value-type="string" table:number-columns-spanned="2" table:number-rows-spanned="1">
            <text:p>F1</text:p>
          </table:table-cell>
          <table:covered-table-cell table:style-name="ce10"/>
          <table:table-cell table:style-name="ce35"/>
          <table:table-cell table:style-name="ce18" office:value-type="string" calcext:value-type="string" table:number-columns-spanned="2" table:number-rows-spanned="1">
            <text:p>F1</text:p>
          </table:table-cell>
          <table:covered-table-cell table:style-name="ce40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40"/>
          <table:table-cell table:style-name="ce18" office:value-type="string" calcext:value-type="string" table:number-columns-spanned="2" table:number-rows-spanned="1">
            <text:p>R</text:p>
          </table:table-cell>
          <table:covered-table-cell table:style-name="ce40"/>
          <table:table-cell table:style-name="ce124" office:value-type="string" calcext:value-type="string" table:number-columns-spanned="2" table:number-rows-spanned="1">
            <text:p>F1</text:p>
          </table:table-cell>
          <table:covered-table-cell table:style-name="ce38"/>
          <table:table-cell table:style-name="ce10" table:number-columns-spanned="2" table:number-rows-spanned="1"/>
          <table:covered-table-cell table:style-name="ce10"/>
          <table:table-cell table:style-name="ce40"/>
          <table:table-cell table:style-name="ce44" table:formula="of:=IF([.A2]&lt;&gt;&quot;&quot;; [.A2]; &quot;&quot;)" office:value-type="string" office:string-value="Fullpate" calcext:value-type="string">
            <text:p>Fullpate</text:p>
          </table:table-cell>
          <table:table-cell table:style-name="ce10" office:value-type="string" calcext:value-type="string" table:number-columns-spanned="3" table:number-rows-spanned="1">
            <text:p>Strict Match</text:p>
          </table:table-cell>
          <table:covered-table-cell table:style-name="ce10"/>
          <table:covered-table-cell table:style-name="ce124"/>
          <table:table-cell table:style-name="ce124" office:value-type="string" calcext:value-type="string">
            <text:p>Type</text:p>
          </table:table-cell>
          <table:table-cell table:style-name="ce35"/>
          <table:table-cell table:style-name="ce10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0"/>
          <table:table-cell table:style-name="ce169" office:value-type="string" calcext:value-type="string">
            <text:p>Type</text:p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84"/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40"/>
          <table:table-cell table:style-name="ce44" table:formula="of:=IF([.A3]&lt;&gt;&quot;&quot;; [.A3]; &quot;&quot;)">
            <text:p/>
          </table:table-cell>
          <table:table-cell table:style-name="ce10" office:value-type="string" calcext:value-type="string">
            <text:p>F1</text:p>
          </table:table-cell>
          <table:table-cell table:style-name="ce124" office:value-type="string" calcext:value-type="string">
            <text:p>P</text:p>
          </table:table-cell>
          <table:table-cell table:style-name="ce124" office:value-type="string" calcext:value-type="string">
            <text:p>R</text:p>
          </table:table-cell>
          <table:table-cell table:style-name="ce124" office:value-type="string" calcext:value-type="string">
            <text:p>F1</text:p>
          </table:table-cell>
          <table:table-cell table:style-name="ce35"/>
          <table:table-cell table:style-name="ce124" office:value-type="string" calcext:value-type="string">
            <text:p>F1</text:p>
          </table:table-cell>
          <table:table-cell table:style-name="ce124" office:value-type="string" calcext:value-type="string">
            <text:p>P</text:p>
          </table:table-cell>
          <table:table-cell table:style-name="ce124" office:value-type="string" calcext:value-type="string">
            <text:p>R</text:p>
          </table:table-cell>
          <table:table-cell table:style-name="ce169" office:value-type="string" calcext:value-type="string">
            <text:p>F1</text:p>
          </table:table-cell>
          <table:table-cell table:style-name="ce10" table:number-columns-repeated="2"/>
          <table:table-cell table:number-columns-repeated="16351"/>
        </table:table-row>
        <table:table-row table:style-name="ro1">
          <table:table-cell table:style-name="ce82"/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/>
          <table:table-cell table:style-name="ce93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105"/>
          <table:table-cell table:style-name="ce106"/>
          <table:table-cell table:style-name="ce93" table:number-columns-repeated="3"/>
          <table:table-cell table:style-name="ce45" table:formula="of:=IF([.A4]&lt;&gt;&quot;&quot;; [.A4]; &quot;&quot;)">
            <text:p/>
          </table:table-cell>
          <table:table-cell table:style-name="ce40"/>
          <table:table-cell table:style-name="ce48" table:number-columns-repeated="3"/>
          <table:table-cell table:style-name="ce52"/>
          <table:table-cell table:style-name="ce48" table:number-columns-repeated="3"/>
          <table:table-cell table:style-name="ce170"/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84"/>
          <table:table-cell table:style-name="ce23"/>
          <table:table-cell table:style-name="ce56"/>
          <table:table-cell table:style-name="ce23"/>
          <table:table-cell table:style-name="ce56"/>
          <table:table-cell table:style-name="ce23"/>
          <table:table-cell table:style-name="ce74"/>
          <table:table-cell table:style-name="ce23"/>
          <table:table-cell table:style-name="ce74" table:number-columns-repeated="2"/>
          <table:table-cell table:style-name="ce56"/>
          <table:table-cell table:style-name="ce74"/>
          <table:table-cell table:style-name="ce56"/>
          <table:table-cell table:style-name="ce74"/>
          <table:table-cell table:style-name="ce23"/>
          <table:table-cell table:style-name="ce74"/>
          <table:table-cell table:style-name="ce23"/>
          <table:table-cell table:style-name="ce74"/>
          <table:table-cell table:style-name="ce114" table:number-columns-repeated="2"/>
          <table:table-cell table:style-name="ce24"/>
          <table:table-cell table:style-name="ce46" table:formula="of:=IF([.A5]&lt;&gt;&quot;&quot;; [.A5]; &quot;&quot;)">
            <text:p/>
          </table:table-cell>
          <table:table-cell table:style-name="ce49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49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49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24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35"/>
          <table:table-cell table:style-name="ce49" table:number-columns-repeated="3"/>
          <table:table-cell table:style-name="ce171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Bert base (multi)</text:p>
          </table:table-cell>
          <table:table-cell table:style-name="ce53" office:value-type="float" office:value="94.606337018347" calcext:value-type="float">
            <text:p>94.61</text:p>
          </table:table-cell>
          <table:table-cell table:style-name="ce91" office:value-type="float" office:value="1.9223787008429" calcext:value-type="float">
            <text:p>1.92</text:p>
          </table:table-cell>
          <table:table-cell table:style-name="ce42" office:value-type="float" office:value="94.3794161932151" calcext:value-type="float">
            <text:p>94.38</text:p>
          </table:table-cell>
          <table:table-cell table:style-name="ce68" office:value-type="float" office:value="2.06226250152738" calcext:value-type="float">
            <text:p>2.06</text:p>
          </table:table-cell>
          <table:table-cell table:style-name="ce53" office:value-type="float" office:value="94.8425003010294" calcext:value-type="float">
            <text:p>94.84</text:p>
          </table:table-cell>
          <table:table-cell table:style-name="ce91" office:value-type="float" office:value="1.98182402634369" calcext:value-type="float">
            <text:p>1.98</text:p>
          </table:table-cell>
          <table:table-cell table:style-name="ce42" office:value-type="float" office:value="93.9105122250104" calcext:value-type="float">
            <text:p>93.91</text:p>
          </table:table-cell>
          <table:table-cell table:style-name="ce42" office:value-type="float" office:value="2.05358263424556" calcext:value-type="float">
            <text:p>2.05</text:p>
          </table:table-cell>
          <table:table-cell table:style-name="ce97"/>
          <table:table-cell table:style-name="ce68" office:value-type="float" office:value="98.7388120857018" calcext:value-type="float">
            <text:p>98.74</text:p>
          </table:table-cell>
          <table:table-cell table:style-name="ce42" office:value-type="float" office:value="0.393930774763622" calcext:value-type="float">
            <text:p>0.39</text:p>
          </table:table-cell>
          <table:table-cell table:style-name="ce53" office:value-type="float" office:value="98.5007351641555" calcext:value-type="float">
            <text:p>98.50</text:p>
          </table:table-cell>
          <table:table-cell table:style-name="ce91" office:value-type="float" office:value="0.731067432200189" calcext:value-type="float">
            <text:p>0.73</text:p>
          </table:table-cell>
          <table:table-cell table:style-name="ce68" office:value-type="float" office:value="98.9864552693364" calcext:value-type="float">
            <text:p>98.99</text:p>
          </table:table-cell>
          <table:table-cell table:style-name="ce42" office:value-type="float" office:value="0.775972316228143" calcext:value-type="float">
            <text:p>0.78</text:p>
          </table:table-cell>
          <table:table-cell table:style-name="ce53" office:value-type="float" office:value="97.1427042642" calcext:value-type="float">
            <text:p>97.14</text:p>
          </table:table-cell>
          <table:table-cell table:style-name="ce91" office:value-type="float" office:value="1.13269482080445" calcext:value-type="float">
            <text:p>1.13</text:p>
          </table:table-cell>
          <table:table-cell table:style-name="ce115"/>
          <table:table-cell table:style-name="ce117"/>
          <table:table-cell table:style-name="ce40"/>
          <table:table-cell table:style-name="ce133" table:formula="of:=IF([.A6]&lt;&gt;&quot;&quot;; [.A6]; &quot;&quot;)" office:value-type="string" office:string-value="MaChAmp Bert base (multi)" calcext:value-type="string">
            <text:p>MaChAmp Bert base (multi)</text:p>
          </table:table-cell>
          <table:table-cell table:style-name="ce130" table:formula="of:=IF([.B6]&lt;&gt;&quot;&quot;; &quot;$&quot; &amp; TEXT([.B6]; &quot;0.00&quot;) &amp; &quot;$&quot;;  &quot;&quot;)" office:value-type="string" office:string-value="$94.61$" calcext:value-type="string">
            <text:p>$94.61$</text:p>
          </table:table-cell>
          <table:table-cell table:style-name="ce126" table:formula="of:=IF([.D6]&lt;&gt;&quot;&quot;; &quot;$&quot; &amp; TEXT([.D6]; &quot;0.00&quot;) &amp; &quot;$&quot;;  &quot;&quot;)" office:value-type="string" office:string-value="$94.38$" calcext:value-type="string">
            <text:p>$94.38$</text:p>
          </table:table-cell>
          <table:table-cell table:style-name="ce130" table:formula="of:=IF([.F6]&lt;&gt;&quot;&quot;; &quot;$&quot; &amp; TEXT([.F6]; &quot;0.00&quot;) &amp; &quot;$&quot;;  &quot;&quot;)" office:value-type="string" office:string-value="$94.84$" calcext:value-type="string">
            <text:p>$94.84$</text:p>
          </table:table-cell>
          <table:table-cell table:style-name="ce126" table:formula="of:=IF([.H6]&lt;&gt;&quot;&quot;; &quot;$&quot; &amp; TEXT([.H6]; &quot;0.00&quot;) &amp; &quot;$&quot;;  &quot;&quot;)" office:value-type="string" office:string-value="$93.91$" calcext:value-type="string">
            <text:p>$93.91$</text:p>
          </table:table-cell>
          <table:table-cell table:style-name="ce134"/>
          <table:table-cell table:style-name="ce159" table:formula="of:=IF([.K6]&lt;&gt;&quot;&quot;; &quot;$&quot; &amp; TEXT([.K6]; &quot;0.00&quot;) &amp; &quot;$&quot;;  &quot;&quot;)" office:value-type="string" office:string-value="$98.74$" calcext:value-type="string">
            <text:p>$98.74$</text:p>
          </table:table-cell>
          <table:table-cell table:style-name="ce130" table:formula="of:=IF([.M6]&lt;&gt;&quot;&quot;; &quot;$&quot; &amp; TEXT([.M6]; &quot;0.00&quot;) &amp; &quot;$&quot;;  &quot;&quot;)" office:value-type="string" office:string-value="$98.50$" calcext:value-type="string">
            <text:p>$98.50$</text:p>
          </table:table-cell>
          <table:table-cell table:style-name="ce126" table:formula="of:=IF([.O6]&lt;&gt;&quot;&quot;; &quot;$&quot; &amp; TEXT([.O6]; &quot;0.00&quot;) &amp; &quot;$&quot;;  &quot;&quot;)" office:value-type="string" office:string-value="$98.99$" calcext:value-type="string">
            <text:p>$98.99$</text:p>
          </table:table-cell>
          <table:table-cell table:style-name="ce172" table:formula="of:=IF([.Q6]&lt;&gt;&quot;&quot;; &quot;$&quot; &amp; TEXT([.Q6]; &quot;0.00&quot;) &amp; &quot;$&quot;;  &quot;&quot;)" office:value-type="string" office:string-value="$97.14$" calcext:value-type="string">
            <text:p>$97.14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Bert large (multi)</text:p>
          </table:table-cell>
          <table:table-cell table:style-name="ce32" office:value-type="float" office:value="92.0531901469336" calcext:value-type="float">
            <text:p>92.05</text:p>
          </table:table-cell>
          <table:table-cell table:style-name="ce75" office:value-type="float" office:value="1.03321732136604" calcext:value-type="float">
            <text:p>1.03</text:p>
          </table:table-cell>
          <table:table-cell table:style-name="ce73" office:value-type="float" office:value="91.4638764242139" calcext:value-type="float">
            <text:p>91.46</text:p>
          </table:table-cell>
          <table:table-cell table:style-name="ce61" office:value-type="float" office:value="0.83996039482614" calcext:value-type="float">
            <text:p>0.84</text:p>
          </table:table-cell>
          <table:table-cell table:style-name="ce32" office:value-type="float" office:value="92.6761708989552" calcext:value-type="float">
            <text:p>92.68</text:p>
          </table:table-cell>
          <table:table-cell table:style-name="ce75" office:value-type="float" office:value="1.93347855713598" calcext:value-type="float">
            <text:p>1.93</text:p>
          </table:table-cell>
          <table:table-cell table:style-name="ce73" office:value-type="float" office:value="89.4200255973288" calcext:value-type="float">
            <text:p>89.42</text:p>
          </table:table-cell>
          <table:table-cell table:style-name="ce73" office:value-type="float" office:value="1.30493616260802" calcext:value-type="float">
            <text:p>1.30</text:p>
          </table:table-cell>
          <table:table-cell table:style-name="ce99"/>
          <table:table-cell table:style-name="ce61" office:value-type="float" office:value="96.8737663300513" calcext:value-type="float">
            <text:p>96.87</text:p>
          </table:table-cell>
          <table:table-cell table:style-name="ce73" office:value-type="float" office:value="0.594369887842553" calcext:value-type="float">
            <text:p>0.59</text:p>
          </table:table-cell>
          <table:table-cell table:style-name="ce32" office:value-type="float" office:value="96.259297301123" calcext:value-type="float">
            <text:p>96.26</text:p>
          </table:table-cell>
          <table:table-cell table:style-name="ce75" office:value-type="float" office:value="1.03224984299179" calcext:value-type="float">
            <text:p>1.03</text:p>
          </table:table-cell>
          <table:table-cell table:style-name="ce73" office:value-type="float" office:value="97.5237922258931" calcext:value-type="float">
            <text:p>97.52</text:p>
          </table:table-cell>
          <table:table-cell table:style-name="ce73" office:value-type="float" office:value="1.50314749035792" calcext:value-type="float">
            <text:p>1.50</text:p>
          </table:table-cell>
          <table:table-cell table:style-name="ce32" office:value-type="float" office:value="93.6970428534031" calcext:value-type="float">
            <text:p>93.70</text:p>
          </table:table-cell>
          <table:table-cell table:style-name="ce75" office:value-type="float" office:value="1.36112265082586" calcext:value-type="float">
            <text:p>1.36</text:p>
          </table:table-cell>
          <table:table-cell table:style-name="ce115" table:number-columns-repeated="2"/>
          <table:table-cell table:style-name="ce40"/>
          <table:table-cell table:style-name="ce46" table:formula="of:=IF([.A7]&lt;&gt;&quot;&quot;; [.A7]; &quot;&quot;)" office:value-type="string" office:string-value="MaChAmp Bert large (multi)" calcext:value-type="string">
            <text:p>MaChAmp Bert large (multi)</text:p>
          </table:table-cell>
          <table:table-cell table:style-name="ce130" table:formula="of:=IF([.B7]&lt;&gt;&quot;&quot;; &quot;$&quot; &amp; TEXT([.B7]; &quot;0.00&quot;) &amp; &quot;$&quot;;  &quot;&quot;)" office:value-type="string" office:string-value="$92.05$" calcext:value-type="string">
            <text:p>$92.05$</text:p>
          </table:table-cell>
          <table:table-cell table:style-name="ce126" table:formula="of:=IF([.D7]&lt;&gt;&quot;&quot;; &quot;$&quot; &amp; TEXT([.D7]; &quot;0.00&quot;) &amp; &quot;$&quot;;  &quot;&quot;)" office:value-type="string" office:string-value="$91.46$" calcext:value-type="string">
            <text:p>$91.46$</text:p>
          </table:table-cell>
          <table:table-cell table:style-name="ce130" table:formula="of:=IF([.F7]&lt;&gt;&quot;&quot;; &quot;$&quot; &amp; TEXT([.F7]; &quot;0.00&quot;) &amp; &quot;$&quot;;  &quot;&quot;)" office:value-type="string" office:string-value="$92.68$" calcext:value-type="string">
            <text:p>$92.68$</text:p>
          </table:table-cell>
          <table:table-cell table:style-name="ce126" table:formula="of:=IF([.H7]&lt;&gt;&quot;&quot;; &quot;$&quot; &amp; TEXT([.H7]; &quot;0.00&quot;) &amp; &quot;$&quot;;  &quot;&quot;)" office:value-type="string" office:string-value="$89.42$" calcext:value-type="string">
            <text:p>$89.42$</text:p>
          </table:table-cell>
          <table:table-cell table:style-name="ce134"/>
          <table:table-cell table:style-name="ce126" table:formula="of:=IF([.K7]&lt;&gt;&quot;&quot;; &quot;$&quot; &amp; TEXT([.K7]; &quot;0.00&quot;) &amp; &quot;$&quot;;  &quot;&quot;)" office:value-type="string" office:string-value="$96.87$" calcext:value-type="string">
            <text:p>$96.87$</text:p>
          </table:table-cell>
          <table:table-cell table:style-name="ce130" table:formula="of:=IF([.M7]&lt;&gt;&quot;&quot;; &quot;$&quot; &amp; TEXT([.M7]; &quot;0.00&quot;) &amp; &quot;$&quot;;  &quot;&quot;)" office:value-type="string" office:string-value="$96.26$" calcext:value-type="string">
            <text:p>$96.26$</text:p>
          </table:table-cell>
          <table:table-cell table:style-name="ce126" table:formula="of:=IF([.O7]&lt;&gt;&quot;&quot;; &quot;$&quot; &amp; TEXT([.O7]; &quot;0.00&quot;) &amp; &quot;$&quot;;  &quot;&quot;)" office:value-type="string" office:string-value="$97.52$" calcext:value-type="string">
            <text:p>$97.52$</text:p>
          </table:table-cell>
          <table:table-cell table:style-name="ce172" table:formula="of:=IF([.Q7]&lt;&gt;&quot;&quot;; &quot;$&quot; &amp; TEXT([.Q7]; &quot;0.00&quot;) &amp; &quot;$&quot;;  &quot;&quot;)" office:value-type="string" office:string-value="$93.70$" calcext:value-type="string">
            <text:p>$93.70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mBert (multi)</text:p>
          </table:table-cell>
          <table:table-cell table:style-name="ce30" office:value-type="float" office:value="95.3064528298852" calcext:value-type="float">
            <text:p>95.31</text:p>
          </table:table-cell>
          <table:table-cell table:style-name="ce98" office:value-type="float" office:value="1.63975695160492" calcext:value-type="float">
            <text:p>1.64</text:p>
          </table:table-cell>
          <table:table-cell table:style-name="ce73" office:value-type="float" office:value="94.9846633684436" calcext:value-type="float">
            <text:p>94.98</text:p>
          </table:table-cell>
          <table:table-cell table:style-name="ce61" office:value-type="float" office:value="1.83507805290862" calcext:value-type="float">
            <text:p>1.84</text:p>
          </table:table-cell>
          <table:table-cell table:style-name="ce32" office:value-type="float" office:value="95.6385837185208" calcext:value-type="float">
            <text:p>95.64</text:p>
          </table:table-cell>
          <table:table-cell table:style-name="ce75" office:value-type="float" office:value="1.66524847612928" calcext:value-type="float">
            <text:p>1.67</text:p>
          </table:table-cell>
          <table:table-cell table:style-name="ce94" office:value-type="float" office:value="94.6134952857517" calcext:value-type="float">
            <text:p>94.61</text:p>
          </table:table-cell>
          <table:table-cell table:style-name="ce94" office:value-type="float" office:value="1.66788290809395" calcext:value-type="float">
            <text:p>1.67</text:p>
          </table:table-cell>
          <table:table-cell table:style-name="ce99"/>
          <table:table-cell table:style-name="ce61" office:value-type="float" office:value="98.8136736075545" calcext:value-type="float">
            <text:p>98.81</text:p>
          </table:table-cell>
          <table:table-cell table:style-name="ce73" office:value-type="float" office:value="0.679361039060262" calcext:value-type="float">
            <text:p>0.68</text:p>
          </table:table-cell>
          <table:table-cell table:style-name="ce32" office:value-type="float" office:value="98.4803902856286" calcext:value-type="float">
            <text:p>98.48</text:p>
          </table:table-cell>
          <table:table-cell table:style-name="ce75" office:value-type="float" office:value="1.13383326241626" calcext:value-type="float">
            <text:p>1.13</text:p>
          </table:table-cell>
          <table:table-cell table:style-name="ce73" office:value-type="float" office:value="99.1576582108479" calcext:value-type="float">
            <text:p>99.16</text:p>
          </table:table-cell>
          <table:table-cell table:style-name="ce73" office:value-type="float" office:value="0.670055225930808" calcext:value-type="float">
            <text:p>0.67</text:p>
          </table:table-cell>
          <table:table-cell table:style-name="ce30" office:value-type="float" office:value="97.4263878037862" calcext:value-type="float">
            <text:p>97.43</text:p>
          </table:table-cell>
          <table:table-cell table:style-name="ce98" office:value-type="float" office:value="1.0756384099914" calcext:value-type="float">
            <text:p>1.08</text:p>
          </table:table-cell>
          <table:table-cell table:style-name="ce115"/>
          <table:table-cell table:style-name="ce112" table:number-columns-repeated="2"/>
          <table:table-cell table:style-name="ce125" table:formula="of:=IF([.A8]&lt;&gt;&quot;&quot;; [.A8]; &quot;&quot;)" office:value-type="string" office:string-value="MaChAmp mBert (multi)" calcext:value-type="string">
            <text:p>MaChAmp mBert (multi)</text:p>
          </table:table-cell>
          <table:table-cell table:style-name="ce151" table:formula="of:=IF([.B8]&lt;&gt;&quot;&quot;; &quot;$&quot; &amp; TEXT([.B8]; &quot;0.00&quot;) &amp; &quot;$&quot;;  &quot;&quot;)" office:value-type="string" office:string-value="$95.31$" calcext:value-type="string">
            <text:p>$95.31$</text:p>
          </table:table-cell>
          <table:table-cell table:style-name="ce137" table:formula="of:=IF([.D8]&lt;&gt;&quot;&quot;; &quot;$&quot; &amp; TEXT([.D8]; &quot;0.00&quot;) &amp; &quot;$&quot;;  &quot;&quot;)" office:value-type="string" office:string-value="$94.98$" calcext:value-type="string">
            <text:p>$94.98$</text:p>
          </table:table-cell>
          <table:table-cell table:style-name="ce151" table:formula="of:=IF([.F8]&lt;&gt;&quot;&quot;; &quot;$&quot; &amp; TEXT([.F8]; &quot;0.00&quot;) &amp; &quot;$&quot;;  &quot;&quot;)" office:value-type="string" office:string-value="$95.64$" calcext:value-type="string">
            <text:p>$95.64$</text:p>
          </table:table-cell>
          <table:table-cell table:style-name="ce158" table:formula="of:=IF([.H8]&lt;&gt;&quot;&quot;; &quot;$&quot; &amp; TEXT([.H8]; &quot;0.00&quot;) &amp; &quot;$&quot;;  &quot;&quot;)" office:value-type="string" office:string-value="$94.61$" calcext:value-type="string">
            <text:p>$94.61$</text:p>
          </table:table-cell>
          <table:table-cell table:style-name="ce146"/>
          <table:table-cell table:style-name="ce137" table:formula="of:=IF([.K8]&lt;&gt;&quot;&quot;; &quot;$&quot; &amp; TEXT([.K8]; &quot;0.00&quot;) &amp; &quot;$&quot;;  &quot;&quot;)" office:value-type="string" office:string-value="$98.81$" calcext:value-type="string">
            <text:p>$98.81$</text:p>
          </table:table-cell>
          <table:table-cell table:style-name="ce130" table:formula="of:=IF([.M8]&lt;&gt;&quot;&quot;; &quot;$&quot; &amp; TEXT([.M8]; &quot;0.00&quot;) &amp; &quot;$&quot;;  &quot;&quot;)" office:value-type="string" office:string-value="$98.48$" calcext:value-type="string">
            <text:p>$98.48$</text:p>
          </table:table-cell>
          <table:table-cell table:style-name="ce158" table:formula="of:=IF([.O8]&lt;&gt;&quot;&quot;; &quot;$&quot; &amp; TEXT([.O8]; &quot;0.00&quot;) &amp; &quot;$&quot;;  &quot;&quot;)" office:value-type="string" office:string-value="$99.16$" calcext:value-type="string">
            <text:p>$99.16$</text:p>
          </table:table-cell>
          <table:table-cell table:style-name="ce173" table:formula="of:=IF([.Q8]&lt;&gt;&quot;&quot;; &quot;$&quot; &amp; TEXT([.Q8]; &quot;0.00&quot;) &amp; &quot;$&quot;;  &quot;&quot;)" office:value-type="string" office:string-value="$97.43$" calcext:value-type="string">
            <text:p>$97.43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Roberta base (multi)</text:p>
          </table:table-cell>
          <table:table-cell table:style-name="ce32" office:value-type="float" office:value="95.391830503351" calcext:value-type="float">
            <text:p>95.39</text:p>
          </table:table-cell>
          <table:table-cell table:style-name="ce75" office:value-type="float" office:value="1.70055295717493" calcext:value-type="float">
            <text:p>1.70</text:p>
          </table:table-cell>
          <table:table-cell table:style-name="ce73" office:value-type="float" office:value="95.3501676771138" calcext:value-type="float">
            <text:p>95.35</text:p>
          </table:table-cell>
          <table:table-cell table:style-name="ce61" office:value-type="float" office:value="1.92459210087891" calcext:value-type="float">
            <text:p>1.92</text:p>
          </table:table-cell>
          <table:table-cell table:style-name="ce32" office:value-type="float" office:value="95.4415715691796" calcext:value-type="float">
            <text:p>95.44</text:p>
          </table:table-cell>
          <table:table-cell table:style-name="ce75" office:value-type="float" office:value="1.67377495266337" calcext:value-type="float">
            <text:p>1.67</text:p>
          </table:table-cell>
          <table:table-cell table:style-name="ce94" office:value-type="float" office:value="94.5447624901917" calcext:value-type="float">
            <text:p>94.54</text:p>
          </table:table-cell>
          <table:table-cell table:style-name="ce94" office:value-type="float" office:value="2.11368293494235" calcext:value-type="float">
            <text:p>2.11</text:p>
          </table:table-cell>
          <table:table-cell table:style-name="ce99"/>
          <table:table-cell table:style-name="ce61" office:value-type="float" office:value="99.0048161541512" calcext:value-type="float">
            <text:p>99.00</text:p>
          </table:table-cell>
          <table:table-cell table:style-name="ce73" office:value-type="float" office:value="0.479306118382114" calcext:value-type="float">
            <text:p>0.48</text:p>
          </table:table-cell>
          <table:table-cell table:style-name="ce32" office:value-type="float" office:value="98.9598423386285" calcext:value-type="float">
            <text:p>98.96</text:p>
          </table:table-cell>
          <table:table-cell table:style-name="ce75" office:value-type="float" office:value="0.891125461888225" calcext:value-type="float">
            <text:p>0.89</text:p>
          </table:table-cell>
          <table:table-cell table:style-name="ce73" office:value-type="float" office:value="99.0583125718316" calcext:value-type="float">
            <text:p>99.06</text:p>
          </table:table-cell>
          <table:table-cell table:style-name="ce73" office:value-type="float" office:value="0.704267030654101" calcext:value-type="float">
            <text:p>0.70</text:p>
          </table:table-cell>
          <table:table-cell table:style-name="ce30" office:value-type="float" office:value="97.5214534625321" calcext:value-type="float">
            <text:p>97.52</text:p>
          </table:table-cell>
          <table:table-cell table:style-name="ce98" office:value-type="float" office:value="1.15895825772537" calcext:value-type="float">
            <text:p>1.16</text:p>
          </table:table-cell>
          <table:table-cell table:style-name="ce115" table:number-columns-repeated="2"/>
          <table:table-cell table:style-name="ce40"/>
          <table:table-cell table:style-name="ce133" table:formula="of:=IF([.A9]&lt;&gt;&quot;&quot;; [.A9]; &quot;&quot;)" office:value-type="string" office:string-value="MaChAmp Roberta base (multi)" calcext:value-type="string">
            <text:p>MaChAmp Roberta base (multi)</text:p>
          </table:table-cell>
          <table:table-cell table:style-name="ce151" table:formula="of:=IF([.B9]&lt;&gt;&quot;&quot;; &quot;$&quot; &amp; TEXT([.B9]; &quot;0.00&quot;) &amp; &quot;$&quot;;  &quot;&quot;)" office:value-type="string" office:string-value="$95.39$" calcext:value-type="string">
            <text:p>$95.39$</text:p>
          </table:table-cell>
          <table:table-cell table:style-name="ce126" table:formula="of:=IF([.D9]&lt;&gt;&quot;&quot;; &quot;$&quot; &amp; TEXT([.D9]; &quot;0.00&quot;) &amp; &quot;$&quot;;  &quot;&quot;)" office:value-type="string" office:string-value="$95.35$" calcext:value-type="string">
            <text:p>$95.35$</text:p>
          </table:table-cell>
          <table:table-cell table:style-name="ce151" table:formula="of:=IF([.F9]&lt;&gt;&quot;&quot;; &quot;$&quot; &amp; TEXT([.F9]; &quot;0.00&quot;) &amp; &quot;$&quot;;  &quot;&quot;)" office:value-type="string" office:string-value="$95.44$" calcext:value-type="string">
            <text:p>$95.44$</text:p>
          </table:table-cell>
          <table:table-cell table:style-name="ce159" table:formula="of:=IF([.H9]&lt;&gt;&quot;&quot;; &quot;$&quot; &amp; TEXT([.H9]; &quot;0.00&quot;) &amp; &quot;$&quot;;  &quot;&quot;)" office:value-type="string" office:string-value="$94.54$" calcext:value-type="string">
            <text:p>$94.54$</text:p>
          </table:table-cell>
          <table:table-cell table:style-name="ce134"/>
          <table:table-cell table:style-name="ce159" table:formula="of:=IF([.K9]&lt;&gt;&quot;&quot;; &quot;$&quot; &amp; TEXT([.K9]; &quot;0.00&quot;) &amp; &quot;$&quot;;  &quot;&quot;)" office:value-type="string" office:string-value="$99.00$" calcext:value-type="string">
            <text:p>$99.00$</text:p>
          </table:table-cell>
          <table:table-cell table:style-name="ce151" table:formula="of:=IF([.M9]&lt;&gt;&quot;&quot;; &quot;$&quot; &amp; TEXT([.M9]; &quot;0.00&quot;) &amp; &quot;$&quot;;  &quot;&quot;)" office:value-type="string" office:string-value="$98.96$" calcext:value-type="string">
            <text:p>$98.96$</text:p>
          </table:table-cell>
          <table:table-cell table:style-name="ce159" table:formula="of:=IF([.O9]&lt;&gt;&quot;&quot;; &quot;$&quot; &amp; TEXT([.O9]; &quot;0.00&quot;) &amp; &quot;$&quot;;  &quot;&quot;)" office:value-type="string" office:string-value="$99.06$" calcext:value-type="string">
            <text:p>$99.06$</text:p>
          </table:table-cell>
          <table:table-cell table:style-name="ce173" table:formula="of:=IF([.Q9]&lt;&gt;&quot;&quot;; &quot;$&quot; &amp; TEXT([.Q9]; &quot;0.00&quot;) &amp; &quot;$&quot;;  &quot;&quot;)" office:value-type="string" office:string-value="$97.52$" calcext:value-type="string">
            <text:p>$97.52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Roberta large (multi)</text:p>
          </table:table-cell>
          <table:table-cell table:style-name="ce32" office:value-type="float" office:value="95.0743616698762" calcext:value-type="float">
            <text:p>95.07</text:p>
          </table:table-cell>
          <table:table-cell table:style-name="ce75" office:value-type="float" office:value="2.38608727355312" calcext:value-type="float">
            <text:p>2.39</text:p>
          </table:table-cell>
          <table:table-cell table:style-name="ce73" office:value-type="float" office:value="94.9461581492468" calcext:value-type="float">
            <text:p>94.95</text:p>
          </table:table-cell>
          <table:table-cell table:style-name="ce61" office:value-type="float" office:value="2.54173362082959" calcext:value-type="float">
            <text:p>2.54</text:p>
          </table:table-cell>
          <table:table-cell table:style-name="ce32" office:value-type="float" office:value="95.2052526291158" calcext:value-type="float">
            <text:p>95.21</text:p>
          </table:table-cell>
          <table:table-cell table:style-name="ce75" office:value-type="float" office:value="2.26630963939422" calcext:value-type="float">
            <text:p>2.27</text:p>
          </table:table-cell>
          <table:table-cell table:style-name="ce94" office:value-type="float" office:value="94.5263661497988" calcext:value-type="float">
            <text:p>94.53</text:p>
          </table:table-cell>
          <table:table-cell table:style-name="ce94" office:value-type="float" office:value="2.40610575573537" calcext:value-type="float">
            <text:p>2.41</text:p>
          </table:table-cell>
          <table:table-cell table:style-name="ce99"/>
          <table:table-cell table:style-name="ce61" office:value-type="float" office:value="99.0156751713952" calcext:value-type="float">
            <text:p>99.02</text:p>
          </table:table-cell>
          <table:table-cell table:style-name="ce73" office:value-type="float" office:value="0.506276660883695" calcext:value-type="float">
            <text:p>0.51</text:p>
          </table:table-cell>
          <table:table-cell table:style-name="ce32" office:value-type="float" office:value="98.8785195079108" calcext:value-type="float">
            <text:p>98.88</text:p>
          </table:table-cell>
          <table:table-cell table:style-name="ce75" office:value-type="float" office:value="0.630642269862808" calcext:value-type="float">
            <text:p>0.63</text:p>
          </table:table-cell>
          <table:table-cell table:style-name="ce73" office:value-type="float" office:value="99.1556740838638" calcext:value-type="float">
            <text:p>99.16</text:p>
          </table:table-cell>
          <table:table-cell table:style-name="ce73" office:value-type="float" office:value="0.597964985738951" calcext:value-type="float">
            <text:p>0.60</text:p>
          </table:table-cell>
          <table:table-cell table:style-name="ce30" office:value-type="float" office:value="97.9718300932276" calcext:value-type="float">
            <text:p>97.97</text:p>
          </table:table-cell>
          <table:table-cell table:style-name="ce98" office:value-type="float" office:value="1.10077608384527" calcext:value-type="float">
            <text:p>1.10</text:p>
          </table:table-cell>
          <table:table-cell table:style-name="ce115" table:number-columns-repeated="2"/>
          <table:table-cell table:style-name="ce40"/>
          <table:table-cell table:style-name="ce133" table:formula="of:=IF([.A10]&lt;&gt;&quot;&quot;; [.A10]; &quot;&quot;)" office:value-type="string" office:string-value="MaChAmp Roberta large (multi)" calcext:value-type="string">
            <text:p>MaChAmp Roberta large (multi)</text:p>
          </table:table-cell>
          <table:table-cell table:style-name="ce151" table:formula="of:=IF([.B10]&lt;&gt;&quot;&quot;; &quot;$&quot; &amp; TEXT([.B10]; &quot;0.00&quot;) &amp; &quot;$&quot;;  &quot;&quot;)" office:value-type="string" office:string-value="$95.07$" calcext:value-type="string">
            <text:p>$95.07$</text:p>
          </table:table-cell>
          <table:table-cell table:style-name="ce126" table:formula="of:=IF([.D10]&lt;&gt;&quot;&quot;; &quot;$&quot; &amp; TEXT([.D10]; &quot;0.00&quot;) &amp; &quot;$&quot;;  &quot;&quot;)" office:value-type="string" office:string-value="$94.95$" calcext:value-type="string">
            <text:p>$94.95$</text:p>
          </table:table-cell>
          <table:table-cell table:style-name="ce151" table:formula="of:=IF([.F10]&lt;&gt;&quot;&quot;; &quot;$&quot; &amp; TEXT([.F10]; &quot;0.00&quot;) &amp; &quot;$&quot;;  &quot;&quot;)" office:value-type="string" office:string-value="$95.21$" calcext:value-type="string">
            <text:p>$95.21$</text:p>
          </table:table-cell>
          <table:table-cell table:style-name="ce159" table:formula="of:=IF([.H10]&lt;&gt;&quot;&quot;; &quot;$&quot; &amp; TEXT([.H10]; &quot;0.00&quot;) &amp; &quot;$&quot;;  &quot;&quot;)" office:value-type="string" office:string-value="$94.53$" calcext:value-type="string">
            <text:p>$94.53$</text:p>
          </table:table-cell>
          <table:table-cell table:style-name="ce134"/>
          <table:table-cell table:style-name="ce159" table:formula="of:=IF([.K10]&lt;&gt;&quot;&quot;; &quot;$&quot; &amp; TEXT([.K10]; &quot;0.00&quot;) &amp; &quot;$&quot;;  &quot;&quot;)" office:value-type="string" office:string-value="$99.02$" calcext:value-type="string">
            <text:p>$99.02$</text:p>
          </table:table-cell>
          <table:table-cell table:style-name="ce151" table:formula="of:=IF([.M10]&lt;&gt;&quot;&quot;; &quot;$&quot; &amp; TEXT([.M10]; &quot;0.00&quot;) &amp; &quot;$&quot;;  &quot;&quot;)" office:value-type="string" office:string-value="$98.88$" calcext:value-type="string">
            <text:p>$98.88$</text:p>
          </table:table-cell>
          <table:table-cell table:style-name="ce159" table:formula="of:=IF([.O10]&lt;&gt;&quot;&quot;; &quot;$&quot; &amp; TEXT([.O10]; &quot;0.00&quot;) &amp; &quot;$&quot;;  &quot;&quot;)" office:value-type="string" office:string-value="$99.16$" calcext:value-type="string">
            <text:p>$99.16$</text:p>
          </table:table-cell>
          <table:table-cell table:style-name="ce173" table:formula="of:=IF([.Q10]&lt;&gt;&quot;&quot;; &quot;$&quot; &amp; TEXT([.Q10]; &quot;0.00&quot;) &amp; &quot;$&quot;;  &quot;&quot;)" office:value-type="string" office:string-value="$97.97$" calcext:value-type="string">
            <text:p>$97.97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7" office:value-type="string" calcext:value-type="string">
            <text:p>MaChAmp XLM-Roberta large (multi)</text:p>
          </table:table-cell>
          <table:table-cell table:style-name="ce27" office:value-type="float" office:value="96.3357593107568" calcext:value-type="float">
            <text:p>96.34</text:p>
          </table:table-cell>
          <table:table-cell table:style-name="ce50" office:value-type="float" office:value="1.38042399899346" calcext:value-type="float">
            <text:p>1.38</text:p>
          </table:table-cell>
          <table:table-cell table:style-name="ce63" office:value-type="float" office:value="96.4541349536226" calcext:value-type="float">
            <text:p>96.45</text:p>
          </table:table-cell>
          <table:table-cell table:style-name="ce63" office:value-type="float" office:value="1.63016590139537" calcext:value-type="float">
            <text:p>1.63</text:p>
          </table:table-cell>
          <table:table-cell table:style-name="ce69" office:value-type="float" office:value="96.222219927612" calcext:value-type="float">
            <text:p>96.22</text:p>
          </table:table-cell>
          <table:table-cell table:style-name="ce76" office:value-type="float" office:value="1.26301697428223" calcext:value-type="float">
            <text:p>1.26</text:p>
          </table:table-cell>
          <table:table-cell table:style-name="ce80" office:value-type="float" office:value="95.7970618604294" calcext:value-type="float">
            <text:p>95.80</text:p>
          </table:table-cell>
          <table:table-cell table:style-name="ce80" office:value-type="float" office:value="1.53229560508004" calcext:value-type="float">
            <text:p>1.53</text:p>
          </table:table-cell>
          <table:table-cell table:style-name="ce89"/>
          <table:table-cell table:style-name="ce80" office:value-type="float" office:value="99.3276456696369" calcext:value-type="float">
            <text:p>99.33</text:p>
          </table:table-cell>
          <table:table-cell table:style-name="ce80" office:value-type="float" office:value="0.292826438678332" calcext:value-type="float">
            <text:p>0.29</text:p>
          </table:table-cell>
          <table:table-cell table:style-name="ce69" office:value-type="float" office:value="99.4470446220446" calcext:value-type="float">
            <text:p>99.45</text:p>
          </table:table-cell>
          <table:table-cell table:style-name="ce76" office:value-type="float" office:value="0.599811358977239" calcext:value-type="float">
            <text:p>0.60</text:p>
          </table:table-cell>
          <table:table-cell table:style-name="ce63" office:value-type="float" office:value="99.213220985293" calcext:value-type="float">
            <text:p>99.21</text:p>
          </table:table-cell>
          <table:table-cell table:style-name="ce63" office:value-type="float" office:value="0.526608318463836" calcext:value-type="float">
            <text:p>0.53</text:p>
          </table:table-cell>
          <table:table-cell table:style-name="ce27" office:value-type="float" office:value="98.1608308790843" calcext:value-type="float">
            <text:p>98.16</text:p>
          </table:table-cell>
          <table:table-cell table:style-name="ce50" office:value-type="float" office:value="0.910580307309316" calcext:value-type="float">
            <text:p>0.91</text:p>
          </table:table-cell>
          <table:table-cell table:style-name="ce110" table:number-columns-repeated="2"/>
          <table:table-cell table:style-name="ce123"/>
          <table:table-cell table:style-name="ce139" table:formula="of:=IF([.A11]&lt;&gt;&quot;&quot;; [.A11]; &quot;&quot;)" office:value-type="string" office:string-value="MaChAmp XLM-Roberta large (multi)" calcext:value-type="string">
            <text:p>MaChAmp XLM-Roberta large (multi)</text:p>
          </table:table-cell>
          <table:table-cell table:style-name="ce152" table:formula="of:=IF([.B11]&lt;&gt;&quot;&quot;; &quot;$&quot; &amp; TEXT([.B11]; &quot;0.00&quot;) &amp; &quot;$&quot;;  &quot;&quot;)" office:value-type="string" office:string-value="$96.34$" calcext:value-type="string">
            <text:p>$96.34$</text:p>
          </table:table-cell>
          <table:table-cell table:style-name="ce157" table:formula="of:=IF([.D11]&lt;&gt;&quot;&quot;; &quot;$&quot; &amp; TEXT([.D11]; &quot;0.00&quot;) &amp; &quot;$&quot;;  &quot;&quot;)" office:value-type="string" office:string-value="$96.45$" calcext:value-type="string">
            <text:p>$96.45$</text:p>
          </table:table-cell>
          <table:table-cell table:style-name="ce152" table:formula="of:=IF([.F11]&lt;&gt;&quot;&quot;; &quot;$&quot; &amp; TEXT([.F11]; &quot;0.00&quot;) &amp; &quot;$&quot;;  &quot;&quot;)" office:value-type="string" office:string-value="$96.22$" calcext:value-type="string">
            <text:p>$96.22$</text:p>
          </table:table-cell>
          <table:table-cell table:style-name="ce157" table:formula="of:=IF([.H11]&lt;&gt;&quot;&quot;; &quot;$&quot; &amp; TEXT([.H11]; &quot;0.00&quot;) &amp; &quot;$&quot;;  &quot;&quot;)" office:value-type="string" office:string-value="$95.80$" calcext:value-type="string">
            <text:p>$95.80$</text:p>
          </table:table-cell>
          <table:table-cell table:style-name="ce164"/>
          <table:table-cell table:style-name="ce157" table:formula="of:=IF([.K11]&lt;&gt;&quot;&quot;; &quot;$&quot; &amp; TEXT([.K11]; &quot;0.00&quot;) &amp; &quot;$&quot;;  &quot;&quot;)" office:value-type="string" office:string-value="$99.33$" calcext:value-type="string">
            <text:p>$99.33$</text:p>
          </table:table-cell>
          <table:table-cell table:style-name="ce152" table:formula="of:=IF([.M11]&lt;&gt;&quot;&quot;; &quot;$&quot; &amp; TEXT([.M11]; &quot;0.00&quot;) &amp; &quot;$&quot;;  &quot;&quot;)" office:value-type="string" office:string-value="$99.45$" calcext:value-type="string">
            <text:p>$99.45$</text:p>
          </table:table-cell>
          <table:table-cell table:style-name="ce157" table:formula="of:=IF([.O11]&lt;&gt;&quot;&quot;; &quot;$&quot; &amp; TEXT([.O11]; &quot;0.00&quot;) &amp; &quot;$&quot;;  &quot;&quot;)" office:value-type="string" office:string-value="$99.21$" calcext:value-type="string">
            <text:p>$99.21$</text:p>
          </table:table-cell>
          <table:table-cell table:style-name="ce174" table:formula="of:=IF([.Q11]&lt;&gt;&quot;&quot;; &quot;$&quot; &amp; TEXT([.Q11]; &quot;0.00&quot;) &amp; &quot;$&quot;;  &quot;&quot;)" office:value-type="string" office:string-value="$98.16$" calcext:value-type="string">
            <text:p>$98.16$</text:p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37"/>
          <table:table-cell table:style-name="ce77"/>
          <table:table-cell table:style-name="ce78"/>
          <table:table-cell table:style-name="ce65"/>
          <table:table-cell table:style-name="ce39"/>
          <table:table-cell table:style-name="ce86"/>
          <table:table-cell table:style-name="ce95" table:number-columns-repeated="2"/>
          <table:table-cell table:style-name="ce100"/>
          <table:table-cell table:style-name="ce58"/>
          <table:table-cell table:style-name="ce95"/>
          <table:table-cell table:style-name="ce39"/>
          <table:table-cell table:style-name="ce86"/>
          <table:table-cell table:style-name="ce65"/>
          <table:table-cell table:style-name="ce78"/>
          <table:table-cell table:style-name="ce37"/>
          <table:table-cell table:style-name="ce77"/>
          <table:table-cell table:style-name="ce25" table:number-columns-repeated="2"/>
          <table:table-cell table:style-name="ce40"/>
          <table:table-cell table:style-name="ce46"/>
          <table:table-cell table:style-name="ce130"/>
          <table:table-cell table:style-name="ce126"/>
          <table:table-cell table:style-name="ce130"/>
          <table:table-cell table:style-name="ce126"/>
          <table:table-cell table:style-name="ce134"/>
          <table:table-cell table:style-name="ce126"/>
          <table:table-cell table:style-name="ce130"/>
          <table:table-cell table:style-name="ce126"/>
          <table:table-cell table:style-name="ce172"/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UIE base (multi)</text:p>
          </table:table-cell>
          <table:table-cell table:style-name="ce39" office:value-type="float" office:value="92.0386951252141" calcext:value-type="float">
            <text:p>92.04</text:p>
          </table:table-cell>
          <table:table-cell table:style-name="ce86" office:value-type="float" office:value="1.52257824978227" calcext:value-type="float">
            <text:p>1.52</text:p>
          </table:table-cell>
          <table:table-cell table:style-name="ce78" office:value-type="float" office:value="95.8521553836302" calcext:value-type="float">
            <text:p>95.85</text:p>
          </table:table-cell>
          <table:table-cell table:style-name="ce65" office:value-type="float" office:value="1.86198229209851" calcext:value-type="float">
            <text:p>1.86</text:p>
          </table:table-cell>
          <table:table-cell table:style-name="ce39" office:value-type="float" office:value="88.5535432834041" calcext:value-type="float">
            <text:p>88.55</text:p>
          </table:table-cell>
          <table:table-cell table:style-name="ce86" office:value-type="float" office:value="2.15111906441533" calcext:value-type="float">
            <text:p>2.15</text:p>
          </table:table-cell>
          <table:table-cell table:style-name="ce78" office:value-type="float" office:value="91.6425426596983" calcext:value-type="float">
            <text:p>91.64</text:p>
          </table:table-cell>
          <table:table-cell table:style-name="ce78" office:value-type="float" office:value="1.65658679790429" calcext:value-type="float">
            <text:p>1.66</text:p>
          </table:table-cell>
          <table:table-cell table:style-name="ce100"/>
          <table:table-cell table:style-name="ce65" office:value-type="float" office:value="94.6054252215471" calcext:value-type="float">
            <text:p>94.61</text:p>
          </table:table-cell>
          <table:table-cell table:style-name="ce78" office:value-type="float" office:value="1.32065519053459" calcext:value-type="float">
            <text:p>1.32</text:p>
          </table:table-cell>
          <table:table-cell table:style-name="ce39" office:value-type="float" office:value="98.5164722776652" calcext:value-type="float">
            <text:p>98.52</text:p>
          </table:table-cell>
          <table:table-cell table:style-name="ce86" office:value-type="float" office:value="1.09284932905392" calcext:value-type="float">
            <text:p>1.09</text:p>
          </table:table-cell>
          <table:table-cell table:style-name="ce65" office:value-type="float" office:value="91.0302508159129" calcext:value-type="float">
            <text:p>91.03</text:p>
          </table:table-cell>
          <table:table-cell table:style-name="ce78" office:value-type="float" office:value="2.33856618670689" calcext:value-type="float">
            <text:p>2.34</text:p>
          </table:table-cell>
          <table:table-cell table:style-name="ce39" office:value-type="float" office:value="88.5424428989233" calcext:value-type="float">
            <text:p>88.54</text:p>
          </table:table-cell>
          <table:table-cell table:style-name="ce86" office:value-type="float" office:value="1.35225280807147" calcext:value-type="float">
            <text:p>1.35</text:p>
          </table:table-cell>
          <table:table-cell table:style-name="ce25"/>
          <table:table-cell table:style-name="ce112" table:number-columns-repeated="2"/>
          <table:table-cell table:style-name="ce125" table:formula="of:=IF([.A13]&lt;&gt;&quot;&quot;; [.A13]; &quot;&quot;)" office:value-type="string" office:string-value="UIE base (multi)" calcext:value-type="string">
            <text:p>UIE base (multi)</text:p>
          </table:table-cell>
          <table:table-cell table:style-name="ce130" table:formula="of:=IF([.B13]&lt;&gt;&quot;&quot;; &quot;$&quot; &amp; TEXT([.B13]; &quot;0.00&quot;) &amp; &quot;$&quot;;  &quot;&quot;)" office:value-type="string" office:string-value="$92.04$" calcext:value-type="string">
            <text:p>$92.04$</text:p>
          </table:table-cell>
          <table:table-cell table:style-name="ce158" table:formula="of:=IF([.D13]&lt;&gt;&quot;&quot;; &quot;$&quot; &amp; TEXT([.D13]; &quot;0.00&quot;) &amp; &quot;$&quot;;  &quot;&quot;)" office:value-type="string" office:string-value="$95.85$" calcext:value-type="string">
            <text:p>$95.85$</text:p>
          </table:table-cell>
          <table:table-cell table:style-name="ce130" table:formula="of:=IF([.F13]&lt;&gt;&quot;&quot;; &quot;$&quot; &amp; TEXT([.F13]; &quot;0.00&quot;) &amp; &quot;$&quot;;  &quot;&quot;)" office:value-type="string" office:string-value="$88.55$" calcext:value-type="string">
            <text:p>$88.55$</text:p>
          </table:table-cell>
          <table:table-cell table:style-name="ce137" table:formula="of:=IF([.H13]&lt;&gt;&quot;&quot;; &quot;$&quot; &amp; TEXT([.H13]; &quot;0.00&quot;) &amp; &quot;$&quot;;  &quot;&quot;)" office:value-type="string" office:string-value="$91.64$" calcext:value-type="string">
            <text:p>$91.64$</text:p>
          </table:table-cell>
          <table:table-cell table:style-name="ce146"/>
          <table:table-cell table:style-name="ce137" table:formula="of:=IF([.K13]&lt;&gt;&quot;&quot;; &quot;$&quot; &amp; TEXT([.K13]; &quot;0.00&quot;) &amp; &quot;$&quot;;  &quot;&quot;)" office:value-type="string" office:string-value="$94.61$" calcext:value-type="string">
            <text:p>$94.61$</text:p>
          </table:table-cell>
          <table:table-cell table:style-name="ce130" table:formula="of:=IF([.M13]&lt;&gt;&quot;&quot;; &quot;$&quot; &amp; TEXT([.M13]; &quot;0.00&quot;) &amp; &quot;$&quot;;  &quot;&quot;)" office:value-type="string" office:string-value="$98.52$" calcext:value-type="string">
            <text:p>$98.52$</text:p>
          </table:table-cell>
          <table:table-cell table:style-name="ce137" table:formula="of:=IF([.O13]&lt;&gt;&quot;&quot;; &quot;$&quot; &amp; TEXT([.O13]; &quot;0.00&quot;) &amp; &quot;$&quot;;  &quot;&quot;)" office:value-type="string" office:string-value="$91.03$" calcext:value-type="string">
            <text:p>$91.03$</text:p>
          </table:table-cell>
          <table:table-cell table:style-name="ce172" table:formula="of:=IF([.Q13]&lt;&gt;&quot;&quot;; &quot;$&quot; &amp; TEXT([.Q13]; &quot;0.00&quot;) &amp; &quot;$&quot;;  &quot;&quot;)" office:value-type="string" office:string-value="$88.54$" calcext:value-type="string">
            <text:p>$88.54$</text:p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UIE large (multi)</text:p>
          </table:table-cell>
          <table:table-cell table:style-name="ce39" office:value-type="float" office:value="92.2664421317605" calcext:value-type="float">
            <text:p>92.27</text:p>
          </table:table-cell>
          <table:table-cell table:style-name="ce86" office:value-type="float" office:value="1.58727167277441" calcext:value-type="float">
            <text:p>1.59</text:p>
          </table:table-cell>
          <table:table-cell table:style-name="ce78" office:value-type="float" office:value="95.9947671348641" calcext:value-type="float">
            <text:p>95.99</text:p>
          </table:table-cell>
          <table:table-cell table:style-name="ce65" office:value-type="float" office:value="1.55916632450493" calcext:value-type="float">
            <text:p>1.56</text:p>
          </table:table-cell>
          <table:table-cell table:style-name="ce39" office:value-type="float" office:value="88.8345268873119" calcext:value-type="float">
            <text:p>88.83</text:p>
          </table:table-cell>
          <table:table-cell table:style-name="ce86" office:value-type="float" office:value="2.02801192405576" calcext:value-type="float">
            <text:p>2.03</text:p>
          </table:table-cell>
          <table:table-cell table:style-name="ce78" office:value-type="float" office:value="91.87033950134" calcext:value-type="float">
            <text:p>91.87</text:p>
          </table:table-cell>
          <table:table-cell table:style-name="ce78" office:value-type="float" office:value="1.68066118279423" calcext:value-type="float">
            <text:p>1.68</text:p>
          </table:table-cell>
          <table:table-cell table:style-name="ce100"/>
          <table:table-cell table:style-name="ce65" office:value-type="float" office:value="94.9668033878554" calcext:value-type="float">
            <text:p>94.97</text:p>
          </table:table-cell>
          <table:table-cell table:style-name="ce78" office:value-type="float" office:value="1.22000900863939" calcext:value-type="float">
            <text:p>1.22</text:p>
          </table:table-cell>
          <table:table-cell table:style-name="ce39" office:value-type="float" office:value="98.8013600862272" calcext:value-type="float">
            <text:p>98.80</text:p>
          </table:table-cell>
          <table:table-cell table:style-name="ce86" office:value-type="float" office:value="0.874997370191958" calcext:value-type="float">
            <text:p>0.87</text:p>
          </table:table-cell>
          <table:table-cell table:style-name="ce65" office:value-type="float" office:value="91.4368524761348" calcext:value-type="float">
            <text:p>91.44</text:p>
          </table:table-cell>
          <table:table-cell table:style-name="ce78" office:value-type="float" office:value="1.91332271815266" calcext:value-type="float">
            <text:p>1.91</text:p>
          </table:table-cell>
          <table:table-cell table:style-name="ce39" office:value-type="float" office:value="88.6956380055363" calcext:value-type="float">
            <text:p>88.70</text:p>
          </table:table-cell>
          <table:table-cell table:style-name="ce86" office:value-type="float" office:value="1.41674890286489" calcext:value-type="float">
            <text:p>1.42</text:p>
          </table:table-cell>
          <table:table-cell table:style-name="ce25" table:number-columns-repeated="2"/>
          <table:table-cell table:style-name="ce40"/>
          <table:table-cell table:style-name="ce133" table:formula="of:=IF([.A14]&lt;&gt;&quot;&quot;; [.A14]; &quot;&quot;)" office:value-type="string" office:string-value="UIE large (multi)" calcext:value-type="string">
            <text:p>UIE large (multi)</text:p>
          </table:table-cell>
          <table:table-cell table:style-name="ce130" table:formula="of:=IF([.B14]&lt;&gt;&quot;&quot;; &quot;$&quot; &amp; TEXT([.B14]; &quot;0.00&quot;) &amp; &quot;$&quot;;  &quot;&quot;)" office:value-type="string" office:string-value="$92.27$" calcext:value-type="string">
            <text:p>$92.27$</text:p>
          </table:table-cell>
          <table:table-cell table:style-name="ce159" table:formula="of:=IF([.D14]&lt;&gt;&quot;&quot;; &quot;$&quot; &amp; TEXT([.D14]; &quot;0.00&quot;) &amp; &quot;$&quot;;  &quot;&quot;)" office:value-type="string" office:string-value="$95.99$" calcext:value-type="string">
            <text:p>$95.99$</text:p>
          </table:table-cell>
          <table:table-cell table:style-name="ce130" table:formula="of:=IF([.F14]&lt;&gt;&quot;&quot;; &quot;$&quot; &amp; TEXT([.F14]; &quot;0.00&quot;) &amp; &quot;$&quot;;  &quot;&quot;)" office:value-type="string" office:string-value="$88.83$" calcext:value-type="string">
            <text:p>$88.83$</text:p>
          </table:table-cell>
          <table:table-cell table:style-name="ce126" table:formula="of:=IF([.H14]&lt;&gt;&quot;&quot;; &quot;$&quot; &amp; TEXT([.H14]; &quot;0.00&quot;) &amp; &quot;$&quot;;  &quot;&quot;)" office:value-type="string" office:string-value="$91.87$" calcext:value-type="string">
            <text:p>$91.87$</text:p>
          </table:table-cell>
          <table:table-cell table:style-name="ce134"/>
          <table:table-cell table:style-name="ce126" table:formula="of:=IF([.K14]&lt;&gt;&quot;&quot;; &quot;$&quot; &amp; TEXT([.K14]; &quot;0.00&quot;) &amp; &quot;$&quot;;  &quot;&quot;)" office:value-type="string" office:string-value="$94.97$" calcext:value-type="string">
            <text:p>$94.97$</text:p>
          </table:table-cell>
          <table:table-cell table:style-name="ce151" table:formula="of:=IF([.M14]&lt;&gt;&quot;&quot;; &quot;$&quot; &amp; TEXT([.M14]; &quot;0.00&quot;) &amp; &quot;$&quot;;  &quot;&quot;)" office:value-type="string" office:string-value="$98.80$" calcext:value-type="string">
            <text:p>$98.80$</text:p>
          </table:table-cell>
          <table:table-cell table:style-name="ce126" table:formula="of:=IF([.O14]&lt;&gt;&quot;&quot;; &quot;$&quot; &amp; TEXT([.O14]; &quot;0.00&quot;) &amp; &quot;$&quot;;  &quot;&quot;)" office:value-type="string" office:string-value="$91.44$" calcext:value-type="string">
            <text:p>$91.44$</text:p>
          </table:table-cell>
          <table:table-cell table:style-name="ce172" table:formula="of:=IF([.Q14]&lt;&gt;&quot;&quot;; &quot;$&quot; &amp; TEXT([.Q14]; &quot;0.00&quot;) &amp; &quot;$&quot;;  &quot;&quot;)" office:value-type="string" office:string-value="$88.70$" calcext:value-type="string">
            <text:p>$88.70$</text:p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2"/>
          <table:table-cell table:style-name="ce68"/>
          <table:table-cell table:style-name="ce42"/>
          <table:table-cell table:style-name="ce68"/>
          <table:table-cell table:style-name="ce42"/>
          <table:table-cell table:style-name="ce68"/>
          <table:table-cell table:style-name="ce42" table:number-columns-repeated="3"/>
          <table:table-cell table:style-name="ce68"/>
          <table:table-cell table:style-name="ce42"/>
          <table:table-cell table:style-name="ce68"/>
          <table:table-cell table:style-name="ce42"/>
          <table:table-cell table:style-name="ce68"/>
          <table:table-cell table:style-name="ce42" table:number-columns-repeated="3"/>
          <table:table-cell table:style-name="ce25" table:number-columns-repeated="2"/>
          <table:table-cell table:style-name="ce40"/>
          <table:table-cell table:style-name="ce127" table:formula="of:=IF([.A15]&lt;&gt;&quot;&quot;; [.A15]; &quot;&quot;)">
            <text:p/>
          </table:table-cell>
          <table:table-cell table:style-name="ce137" table:formula="of:=IF([.B15]&lt;&gt;&quot;&quot;; &quot;$&quot; &amp; TEXT([.B15]; &quot;0.00&quot;) &amp; &quot;$&quot;;  &quot;&quot;)">
            <text:p/>
          </table:table-cell>
          <table:table-cell table:style-name="ce126" table:formula="of:=IF([.D15]&lt;&gt;&quot;&quot;; &quot;$&quot; &amp; TEXT([.D15]; &quot;0.00&quot;) &amp; &quot;$&quot;;  &quot;&quot;)">
            <text:p/>
          </table:table-cell>
          <table:table-cell table:style-name="ce137" table:formula="of:=IF([.F15]&lt;&gt;&quot;&quot;; &quot;$&quot; &amp; TEXT([.F15]; &quot;0.00&quot;) &amp; &quot;$&quot;;  &quot;&quot;)">
            <text:p/>
          </table:table-cell>
          <table:table-cell table:style-name="ce126" table:formula="of:=IF([.H15]&lt;&gt;&quot;&quot;; &quot;$&quot; &amp; TEXT([.H15]; &quot;0.00&quot;) &amp; &quot;$&quot;;  &quot;&quot;)">
            <text:p/>
          </table:table-cell>
          <table:table-cell table:style-name="ce147"/>
          <table:table-cell table:style-name="ce126" table:formula="of:=IF([.K15]&lt;&gt;&quot;&quot;; &quot;$&quot; &amp; TEXT([.K15]; &quot;0.00&quot;) &amp; &quot;$&quot;;  &quot;&quot;)">
            <text:p/>
          </table:table-cell>
          <table:table-cell table:style-name="ce137" table:formula="of:=IF([.M15]&lt;&gt;&quot;&quot;; &quot;$&quot; &amp; TEXT([.M15]; &quot;0.00&quot;) &amp; &quot;$&quot;;  &quot;&quot;)">
            <text:p/>
          </table:table-cell>
          <table:table-cell table:style-name="ce126" table:formula="of:=IF([.O15]&lt;&gt;&quot;&quot;; &quot;$&quot; &amp; TEXT([.O15]; &quot;0.00&quot;) &amp; &quot;$&quot;;  &quot;&quot;)">
            <text:p/>
          </table:table-cell>
          <table:table-cell table:style-name="ce137" table:formula="of:=IF([.Q15]&lt;&gt;&quot;&quot;; &quot;$&quot; &amp; TEXT([.Q15]; &quot;0.00&quot;) &amp; &quot;$&quot;; 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16]&lt;&gt;&quot;&quot;; [.A16]; &quot;&quot;)">
            <text:p/>
          </table:table-cell>
          <table:table-cell table:style-name="ce137" table:formula="of:=IF([.B16]&lt;&gt;&quot;&quot;; &quot;$&quot; &amp; TEXT([.B16]; &quot;0.00&quot;) &amp; &quot;$&quot;;  &quot;&quot;)">
            <text:p/>
          </table:table-cell>
          <table:table-cell table:style-name="ce126" table:formula="of:=IF([.D16]&lt;&gt;&quot;&quot;; &quot;$&quot; &amp; TEXT([.D16]; &quot;0.00&quot;) &amp; &quot;$&quot;;  &quot;&quot;)">
            <text:p/>
          </table:table-cell>
          <table:table-cell table:style-name="ce137" table:formula="of:=IF([.F16]&lt;&gt;&quot;&quot;; &quot;$&quot; &amp; TEXT([.F16]; &quot;0.00&quot;) &amp; &quot;$&quot;;  &quot;&quot;)">
            <text:p/>
          </table:table-cell>
          <table:table-cell table:style-name="ce126" table:formula="of:=IF([.H16]&lt;&gt;&quot;&quot;; &quot;$&quot; &amp; TEXT([.H16]; &quot;0.00&quot;) &amp; &quot;$&quot;;  &quot;&quot;)">
            <text:p/>
          </table:table-cell>
          <table:table-cell table:style-name="ce147"/>
          <table:table-cell table:style-name="ce126" table:formula="of:=IF([.K16]&lt;&gt;&quot;&quot;; &quot;$&quot; &amp; TEXT([.K16]; &quot;0.00&quot;) &amp; &quot;$&quot;;  &quot;&quot;)">
            <text:p/>
          </table:table-cell>
          <table:table-cell table:style-name="ce137" table:formula="of:=IF([.M16]&lt;&gt;&quot;&quot;; &quot;$&quot; &amp; TEXT([.M16]; &quot;0.00&quot;) &amp; &quot;$&quot;;  &quot;&quot;)">
            <text:p/>
          </table:table-cell>
          <table:table-cell table:style-name="ce126" table:formula="of:=IF([.O16]&lt;&gt;&quot;&quot;; &quot;$&quot; &amp; TEXT([.O16]; &quot;0.00&quot;) &amp; &quot;$&quot;;  &quot;&quot;)">
            <text:p/>
          </table:table-cell>
          <table:table-cell table:style-name="ce137" table:formula="of:=IF([.Q16]&lt;&gt;&quot;&quot;; &quot;$&quot; &amp; TEXT([.Q16]; &quot;0.00&quot;) &amp; &quot;$&quot;; 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12" table:number-columns-repeated="2"/>
          <table:table-cell table:style-name="ce128" table:formula="of:=IF([.A17]&lt;&gt;&quot;&quot;; [.A17]; &quot;&quot;)">
            <text:p/>
          </table:table-cell>
          <table:table-cell table:style-name="ce137" table:formula="of:=IF([.B17]&lt;&gt;&quot;&quot;; &quot;$&quot; &amp; TEXT([.B17]; &quot;0.00&quot;) &amp; &quot;$&quot;;  &quot;&quot;)">
            <text:p/>
          </table:table-cell>
          <table:table-cell table:style-name="ce137" table:formula="of:=IF([.D17]&lt;&gt;&quot;&quot;; &quot;$&quot; &amp; TEXT([.D17]; &quot;0.00&quot;) &amp; &quot;$&quot;;  &quot;&quot;)">
            <text:p/>
          </table:table-cell>
          <table:table-cell table:style-name="ce137" table:formula="of:=IF([.F17]&lt;&gt;&quot;&quot;; &quot;$&quot; &amp; TEXT([.F17]; &quot;0.00&quot;) &amp; &quot;$&quot;;  &quot;&quot;)">
            <text:p/>
          </table:table-cell>
          <table:table-cell table:style-name="ce137" table:formula="of:=IF([.H17]&lt;&gt;&quot;&quot;; &quot;$&quot; &amp; TEXT([.H17]; &quot;0.00&quot;) &amp; &quot;$&quot;;  &quot;&quot;)">
            <text:p/>
          </table:table-cell>
          <table:table-cell table:style-name="ce148"/>
          <table:table-cell table:style-name="ce137" table:formula="of:=IF([.K17]&lt;&gt;&quot;&quot;; &quot;$&quot; &amp; TEXT([.K17]; &quot;0.00&quot;) &amp; &quot;$&quot;;  &quot;&quot;)">
            <text:p/>
          </table:table-cell>
          <table:table-cell table:style-name="ce137" table:formula="of:=IF([.M17]&lt;&gt;&quot;&quot;; &quot;$&quot; &amp; TEXT([.M17]; &quot;0.00&quot;) &amp; &quot;$&quot;;  &quot;&quot;)">
            <text:p/>
          </table:table-cell>
          <table:table-cell table:style-name="ce137" table:formula="of:=IF([.O17]&lt;&gt;&quot;&quot;; &quot;$&quot; &amp; TEXT([.O17]; &quot;0.00&quot;) &amp; &quot;$&quot;;  &quot;&quot;)">
            <text:p/>
          </table:table-cell>
          <table:table-cell table:style-name="ce137" table:formula="of:=IF([.Q17]&lt;&gt;&quot;&quot;; &quot;$&quot; &amp; TEXT([.Q17]; &quot;0.00&quot;) &amp; &quot;$&quot;; 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3" table:number-columns-repeated="19"/>
          <table:table-cell table:style-name="ce115"/>
          <table:table-cell table:style-name="ce127" table:formula="of:=IF([.A18]&lt;&gt;&quot;&quot;; [.A18]; &quot;&quot;)">
            <text:p/>
          </table:table-cell>
          <table:table-cell table:style-name="ce137" table:formula="of:=IF([.B18]&lt;&gt;&quot;&quot;; &quot;$&quot; &amp; TEXT([.B18]; &quot;0.00&quot;) &amp; &quot;$&quot;;  &quot;&quot;)">
            <text:p/>
          </table:table-cell>
          <table:table-cell table:style-name="ce126" table:formula="of:=IF([.D18]&lt;&gt;&quot;&quot;; &quot;$&quot; &amp; TEXT([.D18]; &quot;0.00&quot;) &amp; &quot;$&quot;;  &quot;&quot;)">
            <text:p/>
          </table:table-cell>
          <table:table-cell table:style-name="ce137" table:formula="of:=IF([.F18]&lt;&gt;&quot;&quot;; &quot;$&quot; &amp; TEXT([.F18]; &quot;0.00&quot;) &amp; &quot;$&quot;;  &quot;&quot;)">
            <text:p/>
          </table:table-cell>
          <table:table-cell table:style-name="ce126" table:formula="of:=IF([.H18]&lt;&gt;&quot;&quot;; &quot;$&quot; &amp; TEXT([.H18]; &quot;0.00&quot;) &amp; &quot;$&quot;;  &quot;&quot;)">
            <text:p/>
          </table:table-cell>
          <table:table-cell table:style-name="ce147"/>
          <table:table-cell table:style-name="ce126" table:formula="of:=IF([.K18]&lt;&gt;&quot;&quot;; &quot;$&quot; &amp; TEXT([.K18]; &quot;0.00&quot;) &amp; &quot;$&quot;;  &quot;&quot;)">
            <text:p/>
          </table:table-cell>
          <table:table-cell table:style-name="ce137" table:formula="of:=IF([.M18]&lt;&gt;&quot;&quot;; &quot;$&quot; &amp; TEXT([.M18]; &quot;0.00&quot;) &amp; &quot;$&quot;;  &quot;&quot;)">
            <text:p/>
          </table:table-cell>
          <table:table-cell table:style-name="ce126" table:formula="of:=IF([.O18]&lt;&gt;&quot;&quot;; &quot;$&quot; &amp; TEXT([.O18]; &quot;0.00&quot;) &amp; &quot;$&quot;;  &quot;&quot;)">
            <text:p/>
          </table:table-cell>
          <table:table-cell table:style-name="ce137" table:formula="of:=IF([.Q18]&lt;&gt;&quot;&quot;; &quot;$&quot; &amp; TEXT([.Q18]; &quot;0.00&quot;) &amp; &quot;$&quot;; 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9" table:formula="of:=IF([.A19]&lt;&gt;&quot;&quot;; [.A19]; &quot;&quot;)">
            <text:p/>
          </table:table-cell>
          <table:table-cell table:style-name="ce137" table:formula="of:=IF([.B19]&lt;&gt;&quot;&quot;; &quot;$&quot; &amp; TEXT([.B19]; &quot;0.00&quot;) &amp; &quot;$&quot;;  &quot;&quot;)">
            <text:p/>
          </table:table-cell>
          <table:table-cell table:style-name="ce126" table:formula="of:=IF([.D19]&lt;&gt;&quot;&quot;; &quot;$&quot; &amp; TEXT([.D19]; &quot;0.00&quot;) &amp; &quot;$&quot;;  &quot;&quot;)">
            <text:p/>
          </table:table-cell>
          <table:table-cell table:style-name="ce137" table:formula="of:=IF([.F19]&lt;&gt;&quot;&quot;; &quot;$&quot; &amp; TEXT([.F19]; &quot;0.00&quot;) &amp; &quot;$&quot;;  &quot;&quot;)">
            <text:p/>
          </table:table-cell>
          <table:table-cell table:style-name="ce126" table:formula="of:=IF([.H19]&lt;&gt;&quot;&quot;; &quot;$&quot; &amp; TEXT([.H19]; &quot;0.00&quot;) &amp; &quot;$&quot;;  &quot;&quot;)">
            <text:p/>
          </table:table-cell>
          <table:table-cell table:style-name="ce147"/>
          <table:table-cell table:style-name="ce126" table:formula="of:=IF([.K19]&lt;&gt;&quot;&quot;; &quot;$&quot; &amp; TEXT([.K19]; &quot;0.00&quot;) &amp; &quot;$&quot;;  &quot;&quot;)">
            <text:p/>
          </table:table-cell>
          <table:table-cell table:style-name="ce137" table:formula="of:=IF([.M19]&lt;&gt;&quot;&quot;; &quot;$&quot; &amp; TEXT([.M19]; &quot;0.00&quot;) &amp; &quot;$&quot;;  &quot;&quot;)">
            <text:p/>
          </table:table-cell>
          <table:table-cell table:style-name="ce126" table:formula="of:=IF([.O19]&lt;&gt;&quot;&quot;; &quot;$&quot; &amp; TEXT([.O19]; &quot;0.00&quot;) &amp; &quot;$&quot;;  &quot;&quot;)">
            <text:p/>
          </table:table-cell>
          <table:table-cell table:style-name="ce137" table:formula="of:=IF([.Q19]&lt;&gt;&quot;&quot;; &quot;$&quot; &amp; TEXT([.Q19]; &quot;0.00&quot;) &amp; &quot;$&quot;; 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20]&lt;&gt;&quot;&quot;; [.A20]; &quot;&quot;)">
            <text:p/>
          </table:table-cell>
          <table:table-cell table:style-name="ce137" table:formula="of:=IF([.B20]&lt;&gt;&quot;&quot;; &quot;$&quot; &amp; TEXT([.B20]; &quot;0.00&quot;) &amp; &quot;$&quot;;  &quot;&quot;)">
            <text:p/>
          </table:table-cell>
          <table:table-cell table:style-name="ce126" table:formula="of:=IF([.D20]&lt;&gt;&quot;&quot;; &quot;$&quot; &amp; TEXT([.D20]; &quot;0.00&quot;) &amp; &quot;$&quot;;  &quot;&quot;)">
            <text:p/>
          </table:table-cell>
          <table:table-cell table:style-name="ce137" table:formula="of:=IF([.F20]&lt;&gt;&quot;&quot;; &quot;$&quot; &amp; TEXT([.F20]; &quot;0.00&quot;) &amp; &quot;$&quot;;  &quot;&quot;)">
            <text:p/>
          </table:table-cell>
          <table:table-cell table:style-name="ce126" table:formula="of:=IF([.H20]&lt;&gt;&quot;&quot;; &quot;$&quot; &amp; TEXT([.H20]; &quot;0.00&quot;) &amp; &quot;$&quot;;  &quot;&quot;)">
            <text:p/>
          </table:table-cell>
          <table:table-cell table:style-name="ce147"/>
          <table:table-cell table:style-name="ce126" table:formula="of:=IF([.K20]&lt;&gt;&quot;&quot;; &quot;$&quot; &amp; TEXT([.K20]; &quot;0.00&quot;) &amp; &quot;$&quot;;  &quot;&quot;)">
            <text:p/>
          </table:table-cell>
          <table:table-cell table:style-name="ce137" table:formula="of:=IF([.M20]&lt;&gt;&quot;&quot;; &quot;$&quot; &amp; TEXT([.M20]; &quot;0.00&quot;) &amp; &quot;$&quot;;  &quot;&quot;)">
            <text:p/>
          </table:table-cell>
          <table:table-cell table:style-name="ce126" table:formula="of:=IF([.O20]&lt;&gt;&quot;&quot;; &quot;$&quot; &amp; TEXT([.O20]; &quot;0.00&quot;) &amp; &quot;$&quot;;  &quot;&quot;)">
            <text:p/>
          </table:table-cell>
          <table:table-cell table:style-name="ce137" table:formula="of:=IF([.Q20]&lt;&gt;&quot;&quot;; &quot;$&quot; &amp; TEXT([.Q20]; &quot;0.00&quot;) &amp; &quot;$&quot;; 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21]&lt;&gt;&quot;&quot;; [.A21]; &quot;&quot;)">
            <text:p/>
          </table:table-cell>
          <table:table-cell table:style-name="ce137" table:formula="of:=IF([.B21]&lt;&gt;&quot;&quot;; &quot;$&quot; &amp; TEXT([.B21]; &quot;0.00&quot;) &amp; &quot;$&quot;;  &quot;&quot;)">
            <text:p/>
          </table:table-cell>
          <table:table-cell table:style-name="ce126" table:formula="of:=IF([.D21]&lt;&gt;&quot;&quot;; &quot;$&quot; &amp; TEXT([.D21]; &quot;0.00&quot;) &amp; &quot;$&quot;;  &quot;&quot;)">
            <text:p/>
          </table:table-cell>
          <table:table-cell table:style-name="ce137" table:formula="of:=IF([.F21]&lt;&gt;&quot;&quot;; &quot;$&quot; &amp; TEXT([.F21]; &quot;0.00&quot;) &amp; &quot;$&quot;;  &quot;&quot;)">
            <text:p/>
          </table:table-cell>
          <table:table-cell table:style-name="ce126" table:formula="of:=IF([.H21]&lt;&gt;&quot;&quot;; &quot;$&quot; &amp; TEXT([.H21]; &quot;0.00&quot;) &amp; &quot;$&quot;;  &quot;&quot;)">
            <text:p/>
          </table:table-cell>
          <table:table-cell table:style-name="ce147"/>
          <table:table-cell table:style-name="ce126" table:formula="of:=IF([.K21]&lt;&gt;&quot;&quot;; &quot;$&quot; &amp; TEXT([.K21]; &quot;0.00&quot;) &amp; &quot;$&quot;;  &quot;&quot;)">
            <text:p/>
          </table:table-cell>
          <table:table-cell table:style-name="ce137" table:formula="of:=IF([.M21]&lt;&gt;&quot;&quot;; &quot;$&quot; &amp; TEXT([.M21]; &quot;0.00&quot;) &amp; &quot;$&quot;;  &quot;&quot;)">
            <text:p/>
          </table:table-cell>
          <table:table-cell table:style-name="ce126" table:formula="of:=IF([.O21]&lt;&gt;&quot;&quot;; &quot;$&quot; &amp; TEXT([.O21]; &quot;0.00&quot;) &amp; &quot;$&quot;;  &quot;&quot;)">
            <text:p/>
          </table:table-cell>
          <table:table-cell table:style-name="ce137" table:formula="of:=IF([.Q21]&lt;&gt;&quot;&quot;; &quot;$&quot; &amp; TEXT([.Q21]; &quot;0.00&quot;) &amp; &quot;$&quot;; 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22]&lt;&gt;&quot;&quot;; [.A22]; &quot;&quot;)">
            <text:p/>
          </table:table-cell>
          <table:table-cell table:style-name="ce137" table:formula="of:=IF([.B22]&lt;&gt;&quot;&quot;; &quot;$&quot; &amp; TEXT([.B22]; &quot;0.00&quot;) &amp; &quot;$&quot;;  &quot;&quot;)">
            <text:p/>
          </table:table-cell>
          <table:table-cell table:style-name="ce126" table:formula="of:=IF([.D22]&lt;&gt;&quot;&quot;; &quot;$&quot; &amp; TEXT([.D22]; &quot;0.00&quot;) &amp; &quot;$&quot;;  &quot;&quot;)">
            <text:p/>
          </table:table-cell>
          <table:table-cell table:style-name="ce137" table:formula="of:=IF([.F22]&lt;&gt;&quot;&quot;; &quot;$&quot; &amp; TEXT([.F22]; &quot;0.00&quot;) &amp; &quot;$&quot;;  &quot;&quot;)">
            <text:p/>
          </table:table-cell>
          <table:table-cell table:style-name="ce126" table:formula="of:=IF([.H22]&lt;&gt;&quot;&quot;; &quot;$&quot; &amp; TEXT([.H22]; &quot;0.00&quot;) &amp; &quot;$&quot;;  &quot;&quot;)">
            <text:p/>
          </table:table-cell>
          <table:table-cell table:style-name="ce147"/>
          <table:table-cell table:style-name="ce126" table:formula="of:=IF([.K22]&lt;&gt;&quot;&quot;; &quot;$&quot; &amp; TEXT([.K22]; &quot;0.00&quot;) &amp; &quot;$&quot;;  &quot;&quot;)">
            <text:p/>
          </table:table-cell>
          <table:table-cell table:style-name="ce137" table:formula="of:=IF([.M22]&lt;&gt;&quot;&quot;; &quot;$&quot; &amp; TEXT([.M22]; &quot;0.00&quot;) &amp; &quot;$&quot;;  &quot;&quot;)">
            <text:p/>
          </table:table-cell>
          <table:table-cell table:style-name="ce126" table:formula="of:=IF([.O22]&lt;&gt;&quot;&quot;; &quot;$&quot; &amp; TEXT([.O22]; &quot;0.00&quot;) &amp; &quot;$&quot;;  &quot;&quot;)">
            <text:p/>
          </table:table-cell>
          <table:table-cell table:style-name="ce137" table:formula="of:=IF([.Q22]&lt;&gt;&quot;&quot;; &quot;$&quot; &amp; TEXT([.Q22]; &quot;0.00&quot;) &amp; &quot;$&quot;; 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12" table:number-columns-repeated="2"/>
          <table:table-cell table:style-name="ce128" table:formula="of:=IF([.A23]&lt;&gt;&quot;&quot;; [.A23]; &quot;&quot;)">
            <text:p/>
          </table:table-cell>
          <table:table-cell table:style-name="ce137" table:formula="of:=IF([.B23]&lt;&gt;&quot;&quot;; &quot;$&quot; &amp; TEXT([.B23]; &quot;0.00&quot;) &amp; &quot;$&quot;;  &quot;&quot;)">
            <text:p/>
          </table:table-cell>
          <table:table-cell table:style-name="ce126" table:formula="of:=IF([.D23]&lt;&gt;&quot;&quot;; &quot;$&quot; &amp; TEXT([.D23]; &quot;0.00&quot;) &amp; &quot;$&quot;;  &quot;&quot;)">
            <text:p/>
          </table:table-cell>
          <table:table-cell table:style-name="ce137" table:formula="of:=IF([.F23]&lt;&gt;&quot;&quot;; &quot;$&quot; &amp; TEXT([.F23]; &quot;0.00&quot;) &amp; &quot;$&quot;;  &quot;&quot;)">
            <text:p/>
          </table:table-cell>
          <table:table-cell table:style-name="ce126" table:formula="of:=IF([.H23]&lt;&gt;&quot;&quot;; &quot;$&quot; &amp; TEXT([.H23]; &quot;0.00&quot;) &amp; &quot;$&quot;;  &quot;&quot;)">
            <text:p/>
          </table:table-cell>
          <table:table-cell table:style-name="ce148"/>
          <table:table-cell table:style-name="ce126" table:formula="of:=IF([.K23]&lt;&gt;&quot;&quot;; &quot;$&quot; &amp; TEXT([.K23]; &quot;0.00&quot;) &amp; &quot;$&quot;;  &quot;&quot;)">
            <text:p/>
          </table:table-cell>
          <table:table-cell table:style-name="ce137" table:formula="of:=IF([.M23]&lt;&gt;&quot;&quot;; &quot;$&quot; &amp; TEXT([.M23]; &quot;0.00&quot;) &amp; &quot;$&quot;;  &quot;&quot;)">
            <text:p/>
          </table:table-cell>
          <table:table-cell table:style-name="ce126" table:formula="of:=IF([.O23]&lt;&gt;&quot;&quot;; &quot;$&quot; &amp; TEXT([.O23]; &quot;0.00&quot;) &amp; &quot;$&quot;;  &quot;&quot;)">
            <text:p/>
          </table:table-cell>
          <table:table-cell table:style-name="ce137" table:formula="of:=IF([.Q23]&lt;&gt;&quot;&quot;; &quot;$&quot; &amp; TEXT([.Q23]; &quot;0.00&quot;) &amp; &quot;$&quot;; 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3" table:number-columns-repeated="19"/>
          <table:table-cell table:style-name="ce115"/>
          <table:table-cell table:style-name="ce127" table:formula="of:=IF([.A24]&lt;&gt;&quot;&quot;; [.A24]; &quot;&quot;)">
            <text:p/>
          </table:table-cell>
          <table:table-cell table:style-name="ce115" table:formula="of:=IF(AND([.B24]&lt;&gt;&quot;&quot;; [.C24]&lt;&gt;&quot;&quot;); &quot; $&quot; &amp; TEXT([.B24]; &quot;0.00&quot;) &amp; &quot;_{\pm &quot; &amp; TEXT([.C24]; &quot;0.00&quot;) &amp; &quot;}$ &quot;; &quot;&quot;)">
            <text:p/>
          </table:table-cell>
          <table:table-cell table:style-name="ce115" table:formula="of:=IF(AND([.D24]&lt;&gt;&quot;&quot;; [.E24]&lt;&gt;&quot;&quot;); &quot; $&quot; &amp; TEXT([.D24]; &quot;0.00&quot;) &amp; &quot;_{\pm &quot; &amp; TEXT([.E24]; &quot;0.00&quot;) &amp; &quot;}$ &quot;; &quot;&quot;)">
            <text:p/>
          </table:table-cell>
          <table:table-cell table:style-name="ce115" table:formula="of:=IF(AND([.F24]&lt;&gt;&quot;&quot;; [.G24]&lt;&gt;&quot;&quot;); &quot; $&quot; &amp; TEXT([.F24]; &quot;0.00&quot;) &amp; &quot;_{\pm &quot; &amp; TEXT([.G24]; &quot;0.00&quot;) &amp; &quot;}$ &quot;; &quot;&quot;)">
            <text:p/>
          </table:table-cell>
          <table:table-cell table:style-name="ce115" table:formula="of:=IF(AND([.H24]&lt;&gt;&quot;&quot;; [.I24]&lt;&gt;&quot;&quot;); &quot; $&quot; &amp; TEXT([.H24]; &quot;0.00&quot;) &amp; &quot;_{\pm &quot; &amp; TEXT([.I24]; &quot;0.00&quot;) &amp; &quot;}$ &quot;; &quot;&quot;)">
            <text:p/>
          </table:table-cell>
          <table:table-cell table:style-name="ce149"/>
          <table:table-cell table:style-name="ce115" table:formula="of:=IF(AND([.K24]&lt;&gt;&quot;&quot;; [.L24]&lt;&gt;&quot;&quot;); &quot; $&quot; &amp; TEXT([.K24]; &quot;0.00&quot;) &amp; &quot;_{\pm &quot; &amp; TEXT([.L24]; &quot;0.00&quot;) &amp; &quot;}$ &quot;; &quot;&quot;)">
            <text:p/>
          </table:table-cell>
          <table:table-cell table:style-name="ce115" table:formula="of:=IF(AND([.M24]&lt;&gt;&quot;&quot;; [.N24]&lt;&gt;&quot;&quot;); &quot; $&quot; &amp; TEXT([.M24]; &quot;0.00&quot;) &amp; &quot;_{\pm &quot; &amp; TEXT([.N24]; &quot;0.00&quot;) &amp; &quot;}$ &quot;; &quot;&quot;)">
            <text:p/>
          </table:table-cell>
          <table:table-cell table:style-name="ce115" table:formula="of:=IF(AND([.O24]&lt;&gt;&quot;&quot;; [.P24]&lt;&gt;&quot;&quot;); &quot; $&quot; &amp; TEXT([.O24]; &quot;0.00&quot;) &amp; &quot;_{\pm &quot; &amp; TEXT([.P24]; &quot;0.00&quot;) &amp; &quot;}$ &quot;; &quot;&quot;)">
            <text:p/>
          </table:table-cell>
          <table:table-cell table:style-name="ce115" table:formula="of:=IF(AND([.Q24]&lt;&gt;&quot;&quot;; [.R24]&lt;&gt;&quot;&quot;); &quot; $&quot; &amp; TEXT([.Q24]; &quot;0.00&quot;) &amp; &quot;_{\pm &quot; &amp; TEXT([.R24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31" table:formula="of:=IF([.A25]&lt;&gt;&quot;&quot;; [.A25]; &quot;&quot;)">
            <text:p/>
          </table:table-cell>
          <table:table-cell table:style-name="ce121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143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143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121" table:formula="of:=IF(AND([.H25]&lt;&gt;&quot;&quot;; [.I25]&lt;&gt;&quot;&quot;); &quot; $&quot; &amp; TEXT([.H25]; &quot;0.00&quot;) &amp; &quot;_{\pm &quot; &amp; TEXT([.I25]; &quot;0.00&quot;) &amp; &quot;}$ &quot;; &quot;&quot;)">
            <text:p/>
          </table:table-cell>
          <table:table-cell table:style-name="ce149"/>
          <table:table-cell table:style-name="ce143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143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143" table:formula="of:=IF(AND([.O25]&lt;&gt;&quot;&quot;; [.P25]&lt;&gt;&quot;&quot;); &quot; $&quot; &amp; TEXT([.O25]; &quot;0.00&quot;) &amp; &quot;_{\pm &quot; &amp; TEXT([.P25]; &quot;0.00&quot;) &amp; &quot;}$ &quot;; &quot;&quot;)">
            <text:p/>
          </table:table-cell>
          <table:table-cell table:style-name="ce143" table:formula="of:=IF(AND([.Q25]&lt;&gt;&quot;&quot;; [.R25]&lt;&gt;&quot;&quot;); &quot; $&quot; &amp; TEXT([.Q25]; &quot;0.00&quot;) &amp; &quot;_{\pm &quot; &amp; TEXT([.R25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26]&lt;&gt;&quot;&quot;; [.A26]; &quot;&quot;)">
            <text:p/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>
            <text:p/>
          </table:table-cell>
          <table:table-cell table:style-name="ce143" table:formula="of:=IF(AND([.D26]&lt;&gt;&quot;&quot;; [.E26]&lt;&gt;&quot;&quot;); &quot; $&quot; &amp; TEXT([.D26]; &quot;0.00&quot;) &amp; &quot;_{\pm &quot; &amp; TEXT([.E26]; &quot;0.00&quot;) &amp; &quot;}$ &quot;; &quot;&quot;)">
            <text:p/>
          </table:table-cell>
          <table:table-cell table:style-name="ce143" table:formula="of:=IF(AND([.F26]&lt;&gt;&quot;&quot;; [.G26]&lt;&gt;&quot;&quot;); &quot; $&quot; &amp; TEXT([.F26]; &quot;0.00&quot;) &amp; &quot;_{\pm &quot; &amp; TEXT([.G26]; &quot;0.00&quot;) &amp; &quot;}$ &quot;; &quot;&quot;)">
            <text:p/>
          </table:table-cell>
          <table:table-cell table:style-name="ce121" table:formula="of:=IF(AND([.H26]&lt;&gt;&quot;&quot;; [.I26]&lt;&gt;&quot;&quot;); &quot; $&quot; &amp; TEXT([.H26]; &quot;0.00&quot;) &amp; &quot;_{\pm &quot; &amp; TEXT([.I26]; &quot;0.00&quot;) &amp; &quot;}$ &quot;; &quot;&quot;)">
            <text:p/>
          </table:table-cell>
          <table:table-cell table:style-name="ce149"/>
          <table:table-cell table:style-name="ce143" table:formula="of:=IF(AND([.K26]&lt;&gt;&quot;&quot;; [.L26]&lt;&gt;&quot;&quot;); &quot; $&quot; &amp; TEXT([.K26]; &quot;0.00&quot;) &amp; &quot;_{\pm &quot; &amp; TEXT([.L26]; &quot;0.00&quot;) &amp; &quot;}$ &quot;; &quot;&quot;)">
            <text:p/>
          </table:table-cell>
          <table:table-cell table:style-name="ce143" table:formula="of:=IF(AND([.M26]&lt;&gt;&quot;&quot;; [.N26]&lt;&gt;&quot;&quot;); &quot; $&quot; &amp; TEXT([.M26]; &quot;0.00&quot;) &amp; &quot;_{\pm &quot; &amp; TEXT([.N26]; &quot;0.00&quot;) &amp; &quot;}$ &quot;; &quot;&quot;)">
            <text:p/>
          </table:table-cell>
          <table:table-cell table:style-name="ce143" table:formula="of:=IF(AND([.O26]&lt;&gt;&quot;&quot;; [.P26]&lt;&gt;&quot;&quot;); &quot; $&quot; &amp; TEXT([.O26]; &quot;0.00&quot;) &amp; &quot;_{\pm &quot; &amp; TEXT([.P26]; &quot;0.00&quot;) &amp; &quot;}$ &quot;; &quot;&quot;)">
            <text:p/>
          </table:table-cell>
          <table:table-cell table:style-name="ce143" table:formula="of:=IF(AND([.Q26]&lt;&gt;&quot;&quot;; [.R26]&lt;&gt;&quot;&quot;); &quot; $&quot; &amp; TEXT([.Q26]; &quot;0.00&quot;) &amp; &quot;_{\pm &quot; &amp; TEXT([.R26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27]&lt;&gt;&quot;&quot;; [.A27]; &quot;&quot;)">
            <text:p/>
          </table:table-cell>
          <table:table-cell table:style-name="ce121" table:formula="of:=IF(AND([.B27]&lt;&gt;&quot;&quot;; [.C27]&lt;&gt;&quot;&quot;); &quot; $&quot; &amp; TEXT([.B27]; &quot;0.00&quot;) &amp; &quot;_{\pm &quot; &amp; TEXT([.C27]; &quot;0.00&quot;) &amp; &quot;}$ &quot;; &quot;&quot;)">
            <text:p/>
          </table:table-cell>
          <table:table-cell table:style-name="ce143" table:formula="of:=IF(AND([.D27]&lt;&gt;&quot;&quot;; [.E27]&lt;&gt;&quot;&quot;); &quot; $&quot; &amp; TEXT([.D27]; &quot;0.00&quot;) &amp; &quot;_{\pm &quot; &amp; TEXT([.E27]; &quot;0.00&quot;) &amp; &quot;}$ &quot;; &quot;&quot;)">
            <text:p/>
          </table:table-cell>
          <table:table-cell table:style-name="ce143" table:formula="of:=IF(AND([.F27]&lt;&gt;&quot;&quot;; [.G27]&lt;&gt;&quot;&quot;); &quot; $&quot; &amp; TEXT([.F27]; &quot;0.00&quot;) &amp; &quot;_{\pm &quot; &amp; TEXT([.G27]; &quot;0.00&quot;) &amp; &quot;}$ &quot;; &quot;&quot;)">
            <text:p/>
          </table:table-cell>
          <table:table-cell table:style-name="ce121" table:formula="of:=IF(AND([.H27]&lt;&gt;&quot;&quot;; [.I27]&lt;&gt;&quot;&quot;); &quot; $&quot; &amp; TEXT([.H27]; &quot;0.00&quot;) &amp; &quot;_{\pm &quot; &amp; TEXT([.I27]; &quot;0.00&quot;) &amp; &quot;}$ &quot;; &quot;&quot;)">
            <text:p/>
          </table:table-cell>
          <table:table-cell table:style-name="ce149"/>
          <table:table-cell table:style-name="ce143" table:formula="of:=IF(AND([.K27]&lt;&gt;&quot;&quot;; [.L27]&lt;&gt;&quot;&quot;); &quot; $&quot; &amp; TEXT([.K27]; &quot;0.00&quot;) &amp; &quot;_{\pm &quot; &amp; TEXT([.L27]; &quot;0.00&quot;) &amp; &quot;}$ &quot;; &quot;&quot;)">
            <text:p/>
          </table:table-cell>
          <table:table-cell table:style-name="ce143" table:formula="of:=IF(AND([.M27]&lt;&gt;&quot;&quot;; [.N27]&lt;&gt;&quot;&quot;); &quot; $&quot; &amp; TEXT([.M27]; &quot;0.00&quot;) &amp; &quot;_{\pm &quot; &amp; TEXT([.N27]; &quot;0.00&quot;) &amp; &quot;}$ &quot;; &quot;&quot;)">
            <text:p/>
          </table:table-cell>
          <table:table-cell table:style-name="ce143" table:formula="of:=IF(AND([.O27]&lt;&gt;&quot;&quot;; [.P27]&lt;&gt;&quot;&quot;); &quot; $&quot; &amp; TEXT([.O27]; &quot;0.00&quot;) &amp; &quot;_{\pm &quot; &amp; TEXT([.P27]; &quot;0.00&quot;) &amp; &quot;}$ &quot;; &quot;&quot;)">
            <text:p/>
          </table:table-cell>
          <table:table-cell table:style-name="ce143" table:formula="of:=IF(AND([.Q27]&lt;&gt;&quot;&quot;; [.R27]&lt;&gt;&quot;&quot;); &quot; $&quot; &amp; TEXT([.Q27]; &quot;0.00&quot;) &amp; &quot;_{\pm &quot; &amp; TEXT([.R27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28]&lt;&gt;&quot;&quot;; [.A28]; &quot;&quot;)">
            <text:p/>
          </table:table-cell>
          <table:table-cell table:style-name="ce121" table:formula="of:=IF(AND([.B28]&lt;&gt;&quot;&quot;; [.C28]&lt;&gt;&quot;&quot;); &quot; $&quot; &amp; TEXT([.B28]; &quot;0.00&quot;) &amp; &quot;_{\pm &quot; &amp; TEXT([.C28]; &quot;0.00&quot;) &amp; &quot;}$ &quot;; &quot;&quot;)">
            <text:p/>
          </table:table-cell>
          <table:table-cell table:style-name="ce143" table:formula="of:=IF(AND([.D28]&lt;&gt;&quot;&quot;; [.E28]&lt;&gt;&quot;&quot;); &quot; $&quot; &amp; TEXT([.D28]; &quot;0.00&quot;) &amp; &quot;_{\pm &quot; &amp; TEXT([.E28]; &quot;0.00&quot;) &amp; &quot;}$ &quot;; &quot;&quot;)">
            <text:p/>
          </table:table-cell>
          <table:table-cell table:style-name="ce143" table:formula="of:=IF(AND([.F28]&lt;&gt;&quot;&quot;; [.G28]&lt;&gt;&quot;&quot;); &quot; $&quot; &amp; TEXT([.F28]; &quot;0.00&quot;) &amp; &quot;_{\pm &quot; &amp; TEXT([.G28]; &quot;0.00&quot;) &amp; &quot;}$ &quot;; &quot;&quot;)">
            <text:p/>
          </table:table-cell>
          <table:table-cell table:style-name="ce121" table:formula="of:=IF(AND([.H28]&lt;&gt;&quot;&quot;; [.I28]&lt;&gt;&quot;&quot;); &quot; $&quot; &amp; TEXT([.H28]; &quot;0.00&quot;) &amp; &quot;_{\pm &quot; &amp; TEXT([.I28]; &quot;0.00&quot;) &amp; &quot;}$ &quot;; &quot;&quot;)">
            <text:p/>
          </table:table-cell>
          <table:table-cell table:style-name="ce149"/>
          <table:table-cell table:style-name="ce143" table:formula="of:=IF(AND([.K28]&lt;&gt;&quot;&quot;; [.L28]&lt;&gt;&quot;&quot;); &quot; $&quot; &amp; TEXT([.K28]; &quot;0.00&quot;) &amp; &quot;_{\pm &quot; &amp; TEXT([.L28]; &quot;0.00&quot;) &amp; &quot;}$ &quot;; &quot;&quot;)">
            <text:p/>
          </table:table-cell>
          <table:table-cell table:style-name="ce143" table:formula="of:=IF(AND([.M28]&lt;&gt;&quot;&quot;; [.N28]&lt;&gt;&quot;&quot;); &quot; $&quot; &amp; TEXT([.M28]; &quot;0.00&quot;) &amp; &quot;_{\pm &quot; &amp; TEXT([.N28]; &quot;0.00&quot;) &amp; &quot;}$ &quot;; &quot;&quot;)">
            <text:p/>
          </table:table-cell>
          <table:table-cell table:style-name="ce143" table:formula="of:=IF(AND([.O28]&lt;&gt;&quot;&quot;; [.P28]&lt;&gt;&quot;&quot;); &quot; $&quot; &amp; TEXT([.O28]; &quot;0.00&quot;) &amp; &quot;_{\pm &quot; &amp; TEXT([.P28]; &quot;0.00&quot;) &amp; &quot;}$ &quot;; &quot;&quot;)">
            <text:p/>
          </table:table-cell>
          <table:table-cell table:style-name="ce143" table:formula="of:=IF(AND([.Q28]&lt;&gt;&quot;&quot;; [.R28]&lt;&gt;&quot;&quot;); &quot; $&quot; &amp; TEXT([.Q28]; &quot;0.00&quot;) &amp; &quot;_{\pm &quot; &amp; TEXT([.R28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12" table:number-columns-repeated="2"/>
          <table:table-cell table:style-name="ce128" table:formula="of:=IF([.A29]&lt;&gt;&quot;&quot;; [.A29]; &quot;&quot;)">
            <text:p/>
          </table:table-cell>
          <table:table-cell table:style-name="ce40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143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143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121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112"/>
          <table:table-cell table:style-name="ce143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143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143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143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3" table:number-columns-repeated="19"/>
          <table:table-cell table:style-name="ce115"/>
          <table:table-cell table:style-name="ce127" table:formula="of:=IF([.A30]&lt;&gt;&quot;&quot;; [.A30]; &quot;&quot;)">
            <text:p/>
          </table:table-cell>
          <table:table-cell table:style-name="ce115" table:formula="of:=IF(AND([.B30]&lt;&gt;&quot;&quot;; [.C30]&lt;&gt;&quot;&quot;); &quot; $&quot; &amp; TEXT([.B30]; &quot;0.00&quot;) &amp; &quot;_{\pm &quot; &amp; TEXT([.C30]; &quot;0.00&quot;) &amp; &quot;}$ &quot;; &quot;&quot;)">
            <text:p/>
          </table:table-cell>
          <table:table-cell table:style-name="ce115" table:formula="of:=IF(AND([.D30]&lt;&gt;&quot;&quot;; [.E30]&lt;&gt;&quot;&quot;); &quot; $&quot; &amp; TEXT([.D30]; &quot;0.00&quot;) &amp; &quot;_{\pm &quot; &amp; TEXT([.E30]; &quot;0.00&quot;) &amp; &quot;}$ &quot;; &quot;&quot;)">
            <text:p/>
          </table:table-cell>
          <table:table-cell table:style-name="ce115" table:formula="of:=IF(AND([.F30]&lt;&gt;&quot;&quot;; [.G30]&lt;&gt;&quot;&quot;); &quot; $&quot; &amp; TEXT([.F30]; &quot;0.00&quot;) &amp; &quot;_{\pm &quot; &amp; TEXT([.G30]; &quot;0.00&quot;) &amp; &quot;}$ &quot;; &quot;&quot;)">
            <text:p/>
          </table:table-cell>
          <table:table-cell table:style-name="ce115" table:formula="of:=IF(AND([.H30]&lt;&gt;&quot;&quot;; [.I30]&lt;&gt;&quot;&quot;); &quot; $&quot; &amp; TEXT([.H30]; &quot;0.00&quot;) &amp; &quot;_{\pm &quot; &amp; TEXT([.I30]; &quot;0.00&quot;) &amp; &quot;}$ &quot;; &quot;&quot;)">
            <text:p/>
          </table:table-cell>
          <table:table-cell table:style-name="ce149"/>
          <table:table-cell table:style-name="ce115" table:formula="of:=IF(AND([.K30]&lt;&gt;&quot;&quot;; [.L30]&lt;&gt;&quot;&quot;); &quot; $&quot; &amp; TEXT([.K30]; &quot;0.00&quot;) &amp; &quot;_{\pm &quot; &amp; TEXT([.L30]; &quot;0.00&quot;) &amp; &quot;}$ &quot;; &quot;&quot;)">
            <text:p/>
          </table:table-cell>
          <table:table-cell table:style-name="ce115" table:formula="of:=IF(AND([.M30]&lt;&gt;&quot;&quot;; [.N30]&lt;&gt;&quot;&quot;); &quot; $&quot; &amp; TEXT([.M30]; &quot;0.00&quot;) &amp; &quot;_{\pm &quot; &amp; TEXT([.N30]; &quot;0.00&quot;) &amp; &quot;}$ &quot;; &quot;&quot;)">
            <text:p/>
          </table:table-cell>
          <table:table-cell table:style-name="ce115" table:formula="of:=IF(AND([.O30]&lt;&gt;&quot;&quot;; [.P30]&lt;&gt;&quot;&quot;); &quot; $&quot; &amp; TEXT([.O30]; &quot;0.00&quot;) &amp; &quot;_{\pm &quot; &amp; TEXT([.P30]; &quot;0.00&quot;) &amp; &quot;}$ &quot;; &quot;&quot;)">
            <text:p/>
          </table:table-cell>
          <table:table-cell table:style-name="ce115" table:formula="of:=IF(AND([.Q30]&lt;&gt;&quot;&quot;; [.R30]&lt;&gt;&quot;&quot;); &quot; $&quot; &amp; TEXT([.Q30]; &quot;0.00&quot;) &amp; &quot;_{\pm &quot; &amp; TEXT([.R30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31" table:formula="of:=IF([.A31]&lt;&gt;&quot;&quot;; [.A31]; &quot;&quot;)">
            <text:p/>
          </table:table-cell>
          <table:table-cell table:style-name="ce121" table:formula="of:=IF(AND([.B31]&lt;&gt;&quot;&quot;; [.C31]&lt;&gt;&quot;&quot;); &quot; $&quot; &amp; TEXT([.B31]; &quot;0.00&quot;) &amp; &quot;_{\pm &quot; &amp; TEXT([.C31]; &quot;0.00&quot;) &amp; &quot;}$ &quot;; &quot;&quot;)">
            <text:p/>
          </table:table-cell>
          <table:table-cell table:style-name="ce143" table:formula="of:=IF(AND([.D31]&lt;&gt;&quot;&quot;; [.E31]&lt;&gt;&quot;&quot;); &quot; $&quot; &amp; TEXT([.D31]; &quot;0.00&quot;) &amp; &quot;_{\pm &quot; &amp; TEXT([.E31]; &quot;0.00&quot;) &amp; &quot;}$ &quot;; &quot;&quot;)">
            <text:p/>
          </table:table-cell>
          <table:table-cell table:style-name="ce143" table:formula="of:=IF(AND([.F31]&lt;&gt;&quot;&quot;; [.G31]&lt;&gt;&quot;&quot;); &quot; $&quot; &amp; TEXT([.F31]; &quot;0.00&quot;) &amp; &quot;_{\pm &quot; &amp; TEXT([.G31]; &quot;0.00&quot;) &amp; &quot;}$ &quot;; &quot;&quot;)">
            <text:p/>
          </table:table-cell>
          <table:table-cell table:style-name="ce121" table:formula="of:=IF(AND([.H31]&lt;&gt;&quot;&quot;; [.I31]&lt;&gt;&quot;&quot;); &quot; $&quot; &amp; TEXT([.H31]; &quot;0.00&quot;) &amp; &quot;_{\pm &quot; &amp; TEXT([.I31]; &quot;0.00&quot;) &amp; &quot;}$ &quot;; &quot;&quot;)">
            <text:p/>
          </table:table-cell>
          <table:table-cell table:style-name="ce149"/>
          <table:table-cell table:style-name="ce143" table:formula="of:=IF(AND([.K31]&lt;&gt;&quot;&quot;; [.L31]&lt;&gt;&quot;&quot;); &quot; $&quot; &amp; TEXT([.K31]; &quot;0.00&quot;) &amp; &quot;_{\pm &quot; &amp; TEXT([.L31]; &quot;0.00&quot;) &amp; &quot;}$ &quot;; &quot;&quot;)">
            <text:p/>
          </table:table-cell>
          <table:table-cell table:style-name="ce143" table:formula="of:=IF(AND([.M31]&lt;&gt;&quot;&quot;; [.N31]&lt;&gt;&quot;&quot;); &quot; $&quot; &amp; TEXT([.M31]; &quot;0.00&quot;) &amp; &quot;_{\pm &quot; &amp; TEXT([.N31]; &quot;0.00&quot;) &amp; &quot;}$ &quot;; &quot;&quot;)">
            <text:p/>
          </table:table-cell>
          <table:table-cell table:style-name="ce143" table:formula="of:=IF(AND([.O31]&lt;&gt;&quot;&quot;; [.P31]&lt;&gt;&quot;&quot;); &quot; $&quot; &amp; TEXT([.O31]; &quot;0.00&quot;) &amp; &quot;_{\pm &quot; &amp; TEXT([.P31]; &quot;0.00&quot;) &amp; &quot;}$ &quot;; &quot;&quot;)">
            <text:p/>
          </table:table-cell>
          <table:table-cell table:style-name="ce143" table:formula="of:=IF(AND([.Q31]&lt;&gt;&quot;&quot;; [.R31]&lt;&gt;&quot;&quot;); &quot; $&quot; &amp; TEXT([.Q31]; &quot;0.00&quot;) &amp; &quot;_{\pm &quot; &amp; TEXT([.R31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32]&lt;&gt;&quot;&quot;; [.A32]; &quot;&quot;)">
            <text:p/>
          </table:table-cell>
          <table:table-cell table:style-name="ce121" table:formula="of:=IF(AND([.B32]&lt;&gt;&quot;&quot;; [.C32]&lt;&gt;&quot;&quot;); &quot; $&quot; &amp; TEXT([.B32]; &quot;0.00&quot;) &amp; &quot;_{\pm &quot; &amp; TEXT([.C32]; &quot;0.00&quot;) &amp; &quot;}$ &quot;; &quot;&quot;)">
            <text:p/>
          </table:table-cell>
          <table:table-cell table:style-name="ce143" table:formula="of:=IF(AND([.D32]&lt;&gt;&quot;&quot;; [.E32]&lt;&gt;&quot;&quot;); &quot; $&quot; &amp; TEXT([.D32]; &quot;0.00&quot;) &amp; &quot;_{\pm &quot; &amp; TEXT([.E32]; &quot;0.00&quot;) &amp; &quot;}$ &quot;; &quot;&quot;)">
            <text:p/>
          </table:table-cell>
          <table:table-cell table:style-name="ce143" table:formula="of:=IF(AND([.F32]&lt;&gt;&quot;&quot;; [.G32]&lt;&gt;&quot;&quot;); &quot; $&quot; &amp; TEXT([.F32]; &quot;0.00&quot;) &amp; &quot;_{\pm &quot; &amp; TEXT([.G32]; &quot;0.00&quot;) &amp; &quot;}$ &quot;; &quot;&quot;)">
            <text:p/>
          </table:table-cell>
          <table:table-cell table:style-name="ce121" table:formula="of:=IF(AND([.H32]&lt;&gt;&quot;&quot;; [.I32]&lt;&gt;&quot;&quot;); &quot; $&quot; &amp; TEXT([.H32]; &quot;0.00&quot;) &amp; &quot;_{\pm &quot; &amp; TEXT([.I32]; &quot;0.00&quot;) &amp; &quot;}$ &quot;; &quot;&quot;)">
            <text:p/>
          </table:table-cell>
          <table:table-cell table:style-name="ce149"/>
          <table:table-cell table:style-name="ce143" table:formula="of:=IF(AND([.K32]&lt;&gt;&quot;&quot;; [.L32]&lt;&gt;&quot;&quot;); &quot; $&quot; &amp; TEXT([.K32]; &quot;0.00&quot;) &amp; &quot;_{\pm &quot; &amp; TEXT([.L32]; &quot;0.00&quot;) &amp; &quot;}$ &quot;; &quot;&quot;)">
            <text:p/>
          </table:table-cell>
          <table:table-cell table:style-name="ce143" table:formula="of:=IF(AND([.M32]&lt;&gt;&quot;&quot;; [.N32]&lt;&gt;&quot;&quot;); &quot; $&quot; &amp; TEXT([.M32]; &quot;0.00&quot;) &amp; &quot;_{\pm &quot; &amp; TEXT([.N32]; &quot;0.00&quot;) &amp; &quot;}$ &quot;; &quot;&quot;)">
            <text:p/>
          </table:table-cell>
          <table:table-cell table:style-name="ce143" table:formula="of:=IF(AND([.O32]&lt;&gt;&quot;&quot;; [.P32]&lt;&gt;&quot;&quot;); &quot; $&quot; &amp; TEXT([.O32]; &quot;0.00&quot;) &amp; &quot;_{\pm &quot; &amp; TEXT([.P32]; &quot;0.00&quot;) &amp; &quot;}$ &quot;; &quot;&quot;)">
            <text:p/>
          </table:table-cell>
          <table:table-cell table:style-name="ce143" table:formula="of:=IF(AND([.Q32]&lt;&gt;&quot;&quot;; [.R32]&lt;&gt;&quot;&quot;); &quot; $&quot; &amp; TEXT([.Q32]; &quot;0.00&quot;) &amp; &quot;_{\pm &quot; &amp; TEXT([.R32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33]&lt;&gt;&quot;&quot;; [.A33]; &quot;&quot;)">
            <text:p/>
          </table:table-cell>
          <table:table-cell table:style-name="ce121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143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143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121" table:formula="of:=IF(AND([.H33]&lt;&gt;&quot;&quot;; [.I33]&lt;&gt;&quot;&quot;); &quot; $&quot; &amp; TEXT([.H33]; &quot;0.00&quot;) &amp; &quot;_{\pm &quot; &amp; TEXT([.I33]; &quot;0.00&quot;) &amp; &quot;}$ &quot;; &quot;&quot;)">
            <text:p/>
          </table:table-cell>
          <table:table-cell table:style-name="ce149"/>
          <table:table-cell table:style-name="ce143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143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143" table:formula="of:=IF(AND([.O33]&lt;&gt;&quot;&quot;; [.P33]&lt;&gt;&quot;&quot;); &quot; $&quot; &amp; TEXT([.O33]; &quot;0.00&quot;) &amp; &quot;_{\pm &quot; &amp; TEXT([.P33]; &quot;0.00&quot;) &amp; &quot;}$ &quot;; &quot;&quot;)">
            <text:p/>
          </table:table-cell>
          <table:table-cell table:style-name="ce143" table:formula="of:=IF(AND([.Q33]&lt;&gt;&quot;&quot;; [.R33]&lt;&gt;&quot;&quot;); &quot; $&quot; &amp; TEXT([.Q33]; &quot;0.00&quot;) &amp; &quot;_{\pm &quot; &amp; TEXT([.R33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34]&lt;&gt;&quot;&quot;; [.A34]; &quot;&quot;)">
            <text:p/>
          </table:table-cell>
          <table:table-cell table:style-name="ce121" table:formula="of:=IF(AND([.B34]&lt;&gt;&quot;&quot;; [.C34]&lt;&gt;&quot;&quot;); &quot; $&quot; &amp; TEXT([.B34]; &quot;0.00&quot;) &amp; &quot;_{\pm &quot; &amp; TEXT([.C34]; &quot;0.00&quot;) &amp; &quot;}$ &quot;; &quot;&quot;)">
            <text:p/>
          </table:table-cell>
          <table:table-cell table:style-name="ce143" table:formula="of:=IF(AND([.D34]&lt;&gt;&quot;&quot;; [.E34]&lt;&gt;&quot;&quot;); &quot; $&quot; &amp; TEXT([.D34]; &quot;0.00&quot;) &amp; &quot;_{\pm &quot; &amp; TEXT([.E34]; &quot;0.00&quot;) &amp; &quot;}$ &quot;; &quot;&quot;)">
            <text:p/>
          </table:table-cell>
          <table:table-cell table:style-name="ce143" table:formula="of:=IF(AND([.F34]&lt;&gt;&quot;&quot;; [.G34]&lt;&gt;&quot;&quot;); &quot; $&quot; &amp; TEXT([.F34]; &quot;0.00&quot;) &amp; &quot;_{\pm &quot; &amp; TEXT([.G34]; &quot;0.00&quot;) &amp; &quot;}$ &quot;; &quot;&quot;)">
            <text:p/>
          </table:table-cell>
          <table:table-cell table:style-name="ce121" table:formula="of:=IF(AND([.H34]&lt;&gt;&quot;&quot;; [.I34]&lt;&gt;&quot;&quot;); &quot; $&quot; &amp; TEXT([.H34]; &quot;0.00&quot;) &amp; &quot;_{\pm &quot; &amp; TEXT([.I34]; &quot;0.00&quot;) &amp; &quot;}$ &quot;; &quot;&quot;)">
            <text:p/>
          </table:table-cell>
          <table:table-cell table:style-name="ce149"/>
          <table:table-cell table:style-name="ce143" table:formula="of:=IF(AND([.K34]&lt;&gt;&quot;&quot;; [.L34]&lt;&gt;&quot;&quot;); &quot; $&quot; &amp; TEXT([.K34]; &quot;0.00&quot;) &amp; &quot;_{\pm &quot; &amp; TEXT([.L34]; &quot;0.00&quot;) &amp; &quot;}$ &quot;; &quot;&quot;)">
            <text:p/>
          </table:table-cell>
          <table:table-cell table:style-name="ce143" table:formula="of:=IF(AND([.M34]&lt;&gt;&quot;&quot;; [.N34]&lt;&gt;&quot;&quot;); &quot; $&quot; &amp; TEXT([.M34]; &quot;0.00&quot;) &amp; &quot;_{\pm &quot; &amp; TEXT([.N34]; &quot;0.00&quot;) &amp; &quot;}$ &quot;; &quot;&quot;)">
            <text:p/>
          </table:table-cell>
          <table:table-cell table:style-name="ce143" table:formula="of:=IF(AND([.O34]&lt;&gt;&quot;&quot;; [.P34]&lt;&gt;&quot;&quot;); &quot; $&quot; &amp; TEXT([.O34]; &quot;0.00&quot;) &amp; &quot;_{\pm &quot; &amp; TEXT([.P34]; &quot;0.00&quot;) &amp; &quot;}$ &quot;; &quot;&quot;)">
            <text:p/>
          </table:table-cell>
          <table:table-cell table:style-name="ce143" table:formula="of:=IF(AND([.Q34]&lt;&gt;&quot;&quot;; [.R34]&lt;&gt;&quot;&quot;); &quot; $&quot; &amp; TEXT([.Q34]; &quot;0.00&quot;) &amp; &quot;_{\pm &quot; &amp; TEXT([.R34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12" table:number-columns-repeated="2"/>
          <table:table-cell table:style-name="ce128" table:formula="of:=IF([.A35]&lt;&gt;&quot;&quot;; [.A35]; &quot;&quot;)">
            <text:p/>
          </table:table-cell>
          <table:table-cell table:style-name="ce40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143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143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121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112"/>
          <table:table-cell table:style-name="ce143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143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143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143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3" table:number-columns-repeated="19"/>
          <table:table-cell table:style-name="ce115"/>
          <table:table-cell table:style-name="ce127" table:formula="of:=IF([.A36]&lt;&gt;&quot;&quot;; [.A36]; &quot;&quot;)">
            <text:p/>
          </table:table-cell>
          <table:table-cell table:style-name="ce115" table:formula="of:=IF(AND([.B36]&lt;&gt;&quot;&quot;; [.C36]&lt;&gt;&quot;&quot;); &quot; $&quot; &amp; TEXT([.B36]; &quot;0.00&quot;) &amp; &quot;_{\pm &quot; &amp; TEXT([.C36]; &quot;0.00&quot;) &amp; &quot;}$ &quot;; &quot;&quot;)">
            <text:p/>
          </table:table-cell>
          <table:table-cell table:style-name="ce115" table:formula="of:=IF(AND([.D36]&lt;&gt;&quot;&quot;; [.E36]&lt;&gt;&quot;&quot;); &quot; $&quot; &amp; TEXT([.D36]; &quot;0.00&quot;) &amp; &quot;_{\pm &quot; &amp; TEXT([.E36]; &quot;0.00&quot;) &amp; &quot;}$ &quot;; &quot;&quot;)">
            <text:p/>
          </table:table-cell>
          <table:table-cell table:style-name="ce115" table:formula="of:=IF(AND([.F36]&lt;&gt;&quot;&quot;; [.G36]&lt;&gt;&quot;&quot;); &quot; $&quot; &amp; TEXT([.F36]; &quot;0.00&quot;) &amp; &quot;_{\pm &quot; &amp; TEXT([.G36]; &quot;0.00&quot;) &amp; &quot;}$ &quot;; &quot;&quot;)">
            <text:p/>
          </table:table-cell>
          <table:table-cell table:style-name="ce115" table:formula="of:=IF(AND([.H36]&lt;&gt;&quot;&quot;; [.I36]&lt;&gt;&quot;&quot;); &quot; $&quot; &amp; TEXT([.H36]; &quot;0.00&quot;) &amp; &quot;_{\pm &quot; &amp; TEXT([.I36]; &quot;0.00&quot;) &amp; &quot;}$ &quot;; &quot;&quot;)">
            <text:p/>
          </table:table-cell>
          <table:table-cell table:style-name="ce149"/>
          <table:table-cell table:style-name="ce115" table:formula="of:=IF(AND([.K36]&lt;&gt;&quot;&quot;; [.L36]&lt;&gt;&quot;&quot;); &quot; $&quot; &amp; TEXT([.K36]; &quot;0.00&quot;) &amp; &quot;_{\pm &quot; &amp; TEXT([.L36]; &quot;0.00&quot;) &amp; &quot;}$ &quot;; &quot;&quot;)">
            <text:p/>
          </table:table-cell>
          <table:table-cell table:style-name="ce115" table:formula="of:=IF(AND([.M36]&lt;&gt;&quot;&quot;; [.N36]&lt;&gt;&quot;&quot;); &quot; $&quot; &amp; TEXT([.M36]; &quot;0.00&quot;) &amp; &quot;_{\pm &quot; &amp; TEXT([.N36]; &quot;0.00&quot;) &amp; &quot;}$ &quot;; &quot;&quot;)">
            <text:p/>
          </table:table-cell>
          <table:table-cell table:style-name="ce115" table:formula="of:=IF(AND([.O36]&lt;&gt;&quot;&quot;; [.P36]&lt;&gt;&quot;&quot;); &quot; $&quot; &amp; TEXT([.O36]; &quot;0.00&quot;) &amp; &quot;_{\pm &quot; &amp; TEXT([.P36]; &quot;0.00&quot;) &amp; &quot;}$ &quot;; &quot;&quot;)">
            <text:p/>
          </table:table-cell>
          <table:table-cell table:style-name="ce115" table:formula="of:=IF(AND([.Q36]&lt;&gt;&quot;&quot;; [.R36]&lt;&gt;&quot;&quot;); &quot; $&quot; &amp; TEXT([.Q36]; &quot;0.00&quot;) &amp; &quot;_{\pm &quot; &amp; TEXT([.R36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31" table:formula="of:=IF([.A37]&lt;&gt;&quot;&quot;; [.A37]; &quot;&quot;)">
            <text:p/>
          </table:table-cell>
          <table:table-cell table:style-name="ce121" table:formula="of:=IF(AND([.B37]&lt;&gt;&quot;&quot;; [.C37]&lt;&gt;&quot;&quot;); &quot; $&quot; &amp; TEXT([.B37]; &quot;0.00&quot;) &amp; &quot;_{\pm &quot; &amp; TEXT([.C37]; &quot;0.00&quot;) &amp; &quot;}$ &quot;; &quot;&quot;)">
            <text:p/>
          </table:table-cell>
          <table:table-cell table:style-name="ce143" table:formula="of:=IF(AND([.D37]&lt;&gt;&quot;&quot;; [.E37]&lt;&gt;&quot;&quot;); &quot; $&quot; &amp; TEXT([.D37]; &quot;0.00&quot;) &amp; &quot;_{\pm &quot; &amp; TEXT([.E37]; &quot;0.00&quot;) &amp; &quot;}$ &quot;; &quot;&quot;)">
            <text:p/>
          </table:table-cell>
          <table:table-cell table:style-name="ce143" table:formula="of:=IF(AND([.F37]&lt;&gt;&quot;&quot;; [.G37]&lt;&gt;&quot;&quot;); &quot; $&quot; &amp; TEXT([.F37]; &quot;0.00&quot;) &amp; &quot;_{\pm &quot; &amp; TEXT([.G37]; &quot;0.00&quot;) &amp; &quot;}$ &quot;; &quot;&quot;)">
            <text:p/>
          </table:table-cell>
          <table:table-cell table:style-name="ce121" table:formula="of:=IF(AND([.H37]&lt;&gt;&quot;&quot;; [.I37]&lt;&gt;&quot;&quot;); &quot; $&quot; &amp; TEXT([.H37]; &quot;0.00&quot;) &amp; &quot;_{\pm &quot; &amp; TEXT([.I37]; &quot;0.00&quot;) &amp; &quot;}$ &quot;; &quot;&quot;)">
            <text:p/>
          </table:table-cell>
          <table:table-cell table:style-name="ce149"/>
          <table:table-cell table:style-name="ce143" table:formula="of:=IF(AND([.K37]&lt;&gt;&quot;&quot;; [.L37]&lt;&gt;&quot;&quot;); &quot; $&quot; &amp; TEXT([.K37]; &quot;0.00&quot;) &amp; &quot;_{\pm &quot; &amp; TEXT([.L37]; &quot;0.00&quot;) &amp; &quot;}$ &quot;; &quot;&quot;)">
            <text:p/>
          </table:table-cell>
          <table:table-cell table:style-name="ce143" table:formula="of:=IF(AND([.M37]&lt;&gt;&quot;&quot;; [.N37]&lt;&gt;&quot;&quot;); &quot; $&quot; &amp; TEXT([.M37]; &quot;0.00&quot;) &amp; &quot;_{\pm &quot; &amp; TEXT([.N37]; &quot;0.00&quot;) &amp; &quot;}$ &quot;; &quot;&quot;)">
            <text:p/>
          </table:table-cell>
          <table:table-cell table:style-name="ce143" table:formula="of:=IF(AND([.O37]&lt;&gt;&quot;&quot;; [.P37]&lt;&gt;&quot;&quot;); &quot; $&quot; &amp; TEXT([.O37]; &quot;0.00&quot;) &amp; &quot;_{\pm &quot; &amp; TEXT([.P37]; &quot;0.00&quot;) &amp; &quot;}$ &quot;; &quot;&quot;)">
            <text:p/>
          </table:table-cell>
          <table:table-cell table:style-name="ce143" table:formula="of:=IF(AND([.Q37]&lt;&gt;&quot;&quot;; [.R37]&lt;&gt;&quot;&quot;); &quot; $&quot; &amp; TEXT([.Q37]; &quot;0.00&quot;) &amp; &quot;_{\pm &quot; &amp; TEXT([.R37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38]&lt;&gt;&quot;&quot;; [.A38]; &quot;&quot;)">
            <text:p/>
          </table:table-cell>
          <table:table-cell table:style-name="ce121" table:formula="of:=IF(AND([.B38]&lt;&gt;&quot;&quot;; [.C38]&lt;&gt;&quot;&quot;); &quot; $&quot; &amp; TEXT([.B38]; &quot;0.00&quot;) &amp; &quot;_{\pm &quot; &amp; TEXT([.C38]; &quot;0.00&quot;) &amp; &quot;}$ &quot;; &quot;&quot;)">
            <text:p/>
          </table:table-cell>
          <table:table-cell table:style-name="ce143" table:formula="of:=IF(AND([.D38]&lt;&gt;&quot;&quot;; [.E38]&lt;&gt;&quot;&quot;); &quot; $&quot; &amp; TEXT([.D38]; &quot;0.00&quot;) &amp; &quot;_{\pm &quot; &amp; TEXT([.E38]; &quot;0.00&quot;) &amp; &quot;}$ &quot;; &quot;&quot;)">
            <text:p/>
          </table:table-cell>
          <table:table-cell table:style-name="ce143" table:formula="of:=IF(AND([.F38]&lt;&gt;&quot;&quot;; [.G38]&lt;&gt;&quot;&quot;); &quot; $&quot; &amp; TEXT([.F38]; &quot;0.00&quot;) &amp; &quot;_{\pm &quot; &amp; TEXT([.G38]; &quot;0.00&quot;) &amp; &quot;}$ &quot;; &quot;&quot;)">
            <text:p/>
          </table:table-cell>
          <table:table-cell table:style-name="ce121" table:formula="of:=IF(AND([.H38]&lt;&gt;&quot;&quot;; [.I38]&lt;&gt;&quot;&quot;); &quot; $&quot; &amp; TEXT([.H38]; &quot;0.00&quot;) &amp; &quot;_{\pm &quot; &amp; TEXT([.I38]; &quot;0.00&quot;) &amp; &quot;}$ &quot;; &quot;&quot;)">
            <text:p/>
          </table:table-cell>
          <table:table-cell table:style-name="ce149"/>
          <table:table-cell table:style-name="ce143" table:formula="of:=IF(AND([.K38]&lt;&gt;&quot;&quot;; [.L38]&lt;&gt;&quot;&quot;); &quot; $&quot; &amp; TEXT([.K38]; &quot;0.00&quot;) &amp; &quot;_{\pm &quot; &amp; TEXT([.L38]; &quot;0.00&quot;) &amp; &quot;}$ &quot;; &quot;&quot;)">
            <text:p/>
          </table:table-cell>
          <table:table-cell table:style-name="ce143" table:formula="of:=IF(AND([.M38]&lt;&gt;&quot;&quot;; [.N38]&lt;&gt;&quot;&quot;); &quot; $&quot; &amp; TEXT([.M38]; &quot;0.00&quot;) &amp; &quot;_{\pm &quot; &amp; TEXT([.N38]; &quot;0.00&quot;) &amp; &quot;}$ &quot;; &quot;&quot;)">
            <text:p/>
          </table:table-cell>
          <table:table-cell table:style-name="ce143" table:formula="of:=IF(AND([.O38]&lt;&gt;&quot;&quot;; [.P38]&lt;&gt;&quot;&quot;); &quot; $&quot; &amp; TEXT([.O38]; &quot;0.00&quot;) &amp; &quot;_{\pm &quot; &amp; TEXT([.P38]; &quot;0.00&quot;) &amp; &quot;}$ &quot;; &quot;&quot;)">
            <text:p/>
          </table:table-cell>
          <table:table-cell table:style-name="ce143" table:formula="of:=IF(AND([.Q38]&lt;&gt;&quot;&quot;; [.R38]&lt;&gt;&quot;&quot;); &quot; $&quot; &amp; TEXT([.Q38]; &quot;0.00&quot;) &amp; &quot;_{\pm &quot; &amp; TEXT([.R38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39]&lt;&gt;&quot;&quot;; [.A39]; &quot;&quot;)">
            <text:p/>
          </table:table-cell>
          <table:table-cell table:style-name="ce121" table:formula="of:=IF(AND([.B39]&lt;&gt;&quot;&quot;; [.C39]&lt;&gt;&quot;&quot;); &quot; $&quot; &amp; TEXT([.B39]; &quot;0.00&quot;) &amp; &quot;_{\pm &quot; &amp; TEXT([.C39]; &quot;0.00&quot;) &amp; &quot;}$ &quot;; &quot;&quot;)">
            <text:p/>
          </table:table-cell>
          <table:table-cell table:style-name="ce143" table:formula="of:=IF(AND([.D39]&lt;&gt;&quot;&quot;; [.E39]&lt;&gt;&quot;&quot;); &quot; $&quot; &amp; TEXT([.D39]; &quot;0.00&quot;) &amp; &quot;_{\pm &quot; &amp; TEXT([.E39]; &quot;0.00&quot;) &amp; &quot;}$ &quot;; &quot;&quot;)">
            <text:p/>
          </table:table-cell>
          <table:table-cell table:style-name="ce143" table:formula="of:=IF(AND([.F39]&lt;&gt;&quot;&quot;; [.G39]&lt;&gt;&quot;&quot;); &quot; $&quot; &amp; TEXT([.F39]; &quot;0.00&quot;) &amp; &quot;_{\pm &quot; &amp; TEXT([.G39]; &quot;0.00&quot;) &amp; &quot;}$ &quot;; &quot;&quot;)">
            <text:p/>
          </table:table-cell>
          <table:table-cell table:style-name="ce121" table:formula="of:=IF(AND([.H39]&lt;&gt;&quot;&quot;; [.I39]&lt;&gt;&quot;&quot;); &quot; $&quot; &amp; TEXT([.H39]; &quot;0.00&quot;) &amp; &quot;_{\pm &quot; &amp; TEXT([.I39]; &quot;0.00&quot;) &amp; &quot;}$ &quot;; &quot;&quot;)">
            <text:p/>
          </table:table-cell>
          <table:table-cell table:style-name="ce149"/>
          <table:table-cell table:style-name="ce143" table:formula="of:=IF(AND([.K39]&lt;&gt;&quot;&quot;; [.L39]&lt;&gt;&quot;&quot;); &quot; $&quot; &amp; TEXT([.K39]; &quot;0.00&quot;) &amp; &quot;_{\pm &quot; &amp; TEXT([.L39]; &quot;0.00&quot;) &amp; &quot;}$ &quot;; &quot;&quot;)">
            <text:p/>
          </table:table-cell>
          <table:table-cell table:style-name="ce143" table:formula="of:=IF(AND([.M39]&lt;&gt;&quot;&quot;; [.N39]&lt;&gt;&quot;&quot;); &quot; $&quot; &amp; TEXT([.M39]; &quot;0.00&quot;) &amp; &quot;_{\pm &quot; &amp; TEXT([.N39]; &quot;0.00&quot;) &amp; &quot;}$ &quot;; &quot;&quot;)">
            <text:p/>
          </table:table-cell>
          <table:table-cell table:style-name="ce143" table:formula="of:=IF(AND([.O39]&lt;&gt;&quot;&quot;; [.P39]&lt;&gt;&quot;&quot;); &quot; $&quot; &amp; TEXT([.O39]; &quot;0.00&quot;) &amp; &quot;_{\pm &quot; &amp; TEXT([.P39]; &quot;0.00&quot;) &amp; &quot;}$ &quot;; &quot;&quot;)">
            <text:p/>
          </table:table-cell>
          <table:table-cell table:style-name="ce143" table:formula="of:=IF(AND([.Q39]&lt;&gt;&quot;&quot;; [.R39]&lt;&gt;&quot;&quot;); &quot; $&quot; &amp; TEXT([.Q39]; &quot;0.00&quot;) &amp; &quot;_{\pm &quot; &amp; TEXT([.R39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40]&lt;&gt;&quot;&quot;; [.A40]; &quot;&quot;)">
            <text:p/>
          </table:table-cell>
          <table:table-cell table:style-name="ce121" table:formula="of:=IF(AND([.B40]&lt;&gt;&quot;&quot;; [.C40]&lt;&gt;&quot;&quot;); &quot; $&quot; &amp; TEXT([.B40]; &quot;0.00&quot;) &amp; &quot;_{\pm &quot; &amp; TEXT([.C40]; &quot;0.00&quot;) &amp; &quot;}$ &quot;; &quot;&quot;)">
            <text:p/>
          </table:table-cell>
          <table:table-cell table:style-name="ce143" table:formula="of:=IF(AND([.D40]&lt;&gt;&quot;&quot;; [.E40]&lt;&gt;&quot;&quot;); &quot; $&quot; &amp; TEXT([.D40]; &quot;0.00&quot;) &amp; &quot;_{\pm &quot; &amp; TEXT([.E40]; &quot;0.00&quot;) &amp; &quot;}$ &quot;; &quot;&quot;)">
            <text:p/>
          </table:table-cell>
          <table:table-cell table:style-name="ce143" table:formula="of:=IF(AND([.F40]&lt;&gt;&quot;&quot;; [.G40]&lt;&gt;&quot;&quot;); &quot; $&quot; &amp; TEXT([.F40]; &quot;0.00&quot;) &amp; &quot;_{\pm &quot; &amp; TEXT([.G40]; &quot;0.00&quot;) &amp; &quot;}$ &quot;; &quot;&quot;)">
            <text:p/>
          </table:table-cell>
          <table:table-cell table:style-name="ce121" table:formula="of:=IF(AND([.H40]&lt;&gt;&quot;&quot;; [.I40]&lt;&gt;&quot;&quot;); &quot; $&quot; &amp; TEXT([.H40]; &quot;0.00&quot;) &amp; &quot;_{\pm &quot; &amp; TEXT([.I40]; &quot;0.00&quot;) &amp; &quot;}$ &quot;; &quot;&quot;)">
            <text:p/>
          </table:table-cell>
          <table:table-cell table:style-name="ce149"/>
          <table:table-cell table:style-name="ce143" table:formula="of:=IF(AND([.K40]&lt;&gt;&quot;&quot;; [.L40]&lt;&gt;&quot;&quot;); &quot; $&quot; &amp; TEXT([.K40]; &quot;0.00&quot;) &amp; &quot;_{\pm &quot; &amp; TEXT([.L40]; &quot;0.00&quot;) &amp; &quot;}$ &quot;; &quot;&quot;)">
            <text:p/>
          </table:table-cell>
          <table:table-cell table:style-name="ce143" table:formula="of:=IF(AND([.M40]&lt;&gt;&quot;&quot;; [.N40]&lt;&gt;&quot;&quot;); &quot; $&quot; &amp; TEXT([.M40]; &quot;0.00&quot;) &amp; &quot;_{\pm &quot; &amp; TEXT([.N40]; &quot;0.00&quot;) &amp; &quot;}$ &quot;; &quot;&quot;)">
            <text:p/>
          </table:table-cell>
          <table:table-cell table:style-name="ce143" table:formula="of:=IF(AND([.O40]&lt;&gt;&quot;&quot;; [.P40]&lt;&gt;&quot;&quot;); &quot; $&quot; &amp; TEXT([.O40]; &quot;0.00&quot;) &amp; &quot;_{\pm &quot; &amp; TEXT([.P40]; &quot;0.00&quot;) &amp; &quot;}$ &quot;; &quot;&quot;)">
            <text:p/>
          </table:table-cell>
          <table:table-cell table:style-name="ce143" table:formula="of:=IF(AND([.Q40]&lt;&gt;&quot;&quot;; [.R40]&lt;&gt;&quot;&quot;); &quot; $&quot; &amp; TEXT([.Q40]; &quot;0.00&quot;) &amp; &quot;_{\pm &quot; &amp; TEXT([.R40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12" table:number-columns-repeated="2"/>
          <table:table-cell table:style-name="ce128" table:formula="of:=IF([.A41]&lt;&gt;&quot;&quot;; [.A41]; &quot;&quot;)">
            <text:p/>
          </table:table-cell>
          <table:table-cell table:style-name="ce40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143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143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121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112"/>
          <table:table-cell table:style-name="ce143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143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143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143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3" table:number-columns-repeated="19"/>
          <table:table-cell table:style-name="ce115"/>
          <table:table-cell table:style-name="ce127" table:formula="of:=IF([.A42]&lt;&gt;&quot;&quot;; [.A42]; &quot;&quot;)">
            <text:p/>
          </table:table-cell>
          <table:table-cell table:style-name="ce115" table:formula="of:=IF(AND([.B42]&lt;&gt;&quot;&quot;; [.C42]&lt;&gt;&quot;&quot;); &quot; $&quot; &amp; TEXT([.B42]; &quot;0.00&quot;) &amp; &quot;_{\pm &quot; &amp; TEXT([.C42]; &quot;0.00&quot;) &amp; &quot;}$ &quot;; &quot;&quot;)">
            <text:p/>
          </table:table-cell>
          <table:table-cell table:style-name="ce115" table:formula="of:=IF(AND([.D42]&lt;&gt;&quot;&quot;; [.E42]&lt;&gt;&quot;&quot;); &quot; $&quot; &amp; TEXT([.D42]; &quot;0.00&quot;) &amp; &quot;_{\pm &quot; &amp; TEXT([.E42]; &quot;0.00&quot;) &amp; &quot;}$ &quot;; &quot;&quot;)">
            <text:p/>
          </table:table-cell>
          <table:table-cell table:style-name="ce115" table:formula="of:=IF(AND([.F42]&lt;&gt;&quot;&quot;; [.G42]&lt;&gt;&quot;&quot;); &quot; $&quot; &amp; TEXT([.F42]; &quot;0.00&quot;) &amp; &quot;_{\pm &quot; &amp; TEXT([.G42]; &quot;0.00&quot;) &amp; &quot;}$ &quot;; &quot;&quot;)">
            <text:p/>
          </table:table-cell>
          <table:table-cell table:style-name="ce115" table:formula="of:=IF(AND([.H42]&lt;&gt;&quot;&quot;; [.I42]&lt;&gt;&quot;&quot;); &quot; $&quot; &amp; TEXT([.H42]; &quot;0.00&quot;) &amp; &quot;_{\pm &quot; &amp; TEXT([.I42]; &quot;0.00&quot;) &amp; &quot;}$ &quot;; &quot;&quot;)">
            <text:p/>
          </table:table-cell>
          <table:table-cell table:style-name="ce149"/>
          <table:table-cell table:style-name="ce115" table:formula="of:=IF(AND([.K42]&lt;&gt;&quot;&quot;; [.L42]&lt;&gt;&quot;&quot;); &quot; $&quot; &amp; TEXT([.K42]; &quot;0.00&quot;) &amp; &quot;_{\pm &quot; &amp; TEXT([.L42]; &quot;0.00&quot;) &amp; &quot;}$ &quot;; &quot;&quot;)">
            <text:p/>
          </table:table-cell>
          <table:table-cell table:style-name="ce115" table:formula="of:=IF(AND([.M42]&lt;&gt;&quot;&quot;; [.N42]&lt;&gt;&quot;&quot;); &quot; $&quot; &amp; TEXT([.M42]; &quot;0.00&quot;) &amp; &quot;_{\pm &quot; &amp; TEXT([.N42]; &quot;0.00&quot;) &amp; &quot;}$ &quot;; &quot;&quot;)">
            <text:p/>
          </table:table-cell>
          <table:table-cell table:style-name="ce115" table:formula="of:=IF(AND([.O42]&lt;&gt;&quot;&quot;; [.P42]&lt;&gt;&quot;&quot;); &quot; $&quot; &amp; TEXT([.O42]; &quot;0.00&quot;) &amp; &quot;_{\pm &quot; &amp; TEXT([.P42]; &quot;0.00&quot;) &amp; &quot;}$ &quot;; &quot;&quot;)">
            <text:p/>
          </table:table-cell>
          <table:table-cell table:style-name="ce115" table:formula="of:=IF(AND([.Q42]&lt;&gt;&quot;&quot;; [.R42]&lt;&gt;&quot;&quot;); &quot; $&quot; &amp; TEXT([.Q42]; &quot;0.00&quot;) &amp; &quot;_{\pm &quot; &amp; TEXT([.R42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31" table:formula="of:=IF([.A43]&lt;&gt;&quot;&quot;; [.A43]; &quot;&quot;)">
            <text:p/>
          </table:table-cell>
          <table:table-cell table:style-name="ce121" table:formula="of:=IF(AND([.B43]&lt;&gt;&quot;&quot;; [.C43]&lt;&gt;&quot;&quot;); &quot; $&quot; &amp; TEXT([.B43]; &quot;0.00&quot;) &amp; &quot;_{\pm &quot; &amp; TEXT([.C43]; &quot;0.00&quot;) &amp; &quot;}$ &quot;; &quot;&quot;)">
            <text:p/>
          </table:table-cell>
          <table:table-cell table:style-name="ce143" table:formula="of:=IF(AND([.D43]&lt;&gt;&quot;&quot;; [.E43]&lt;&gt;&quot;&quot;); &quot; $&quot; &amp; TEXT([.D43]; &quot;0.00&quot;) &amp; &quot;_{\pm &quot; &amp; TEXT([.E43]; &quot;0.00&quot;) &amp; &quot;}$ &quot;; &quot;&quot;)">
            <text:p/>
          </table:table-cell>
          <table:table-cell table:style-name="ce143" table:formula="of:=IF(AND([.F43]&lt;&gt;&quot;&quot;; [.G43]&lt;&gt;&quot;&quot;); &quot; $&quot; &amp; TEXT([.F43]; &quot;0.00&quot;) &amp; &quot;_{\pm &quot; &amp; TEXT([.G43]; &quot;0.00&quot;) &amp; &quot;}$ &quot;; &quot;&quot;)">
            <text:p/>
          </table:table-cell>
          <table:table-cell table:style-name="ce121" table:formula="of:=IF(AND([.H43]&lt;&gt;&quot;&quot;; [.I43]&lt;&gt;&quot;&quot;); &quot; $&quot; &amp; TEXT([.H43]; &quot;0.00&quot;) &amp; &quot;_{\pm &quot; &amp; TEXT([.I43]; &quot;0.00&quot;) &amp; &quot;}$ &quot;; &quot;&quot;)">
            <text:p/>
          </table:table-cell>
          <table:table-cell table:style-name="ce149"/>
          <table:table-cell table:style-name="ce143" table:formula="of:=IF(AND([.K43]&lt;&gt;&quot;&quot;; [.L43]&lt;&gt;&quot;&quot;); &quot; $&quot; &amp; TEXT([.K43]; &quot;0.00&quot;) &amp; &quot;_{\pm &quot; &amp; TEXT([.L43]; &quot;0.00&quot;) &amp; &quot;}$ &quot;; &quot;&quot;)">
            <text:p/>
          </table:table-cell>
          <table:table-cell table:style-name="ce143" table:formula="of:=IF(AND([.M43]&lt;&gt;&quot;&quot;; [.N43]&lt;&gt;&quot;&quot;); &quot; $&quot; &amp; TEXT([.M43]; &quot;0.00&quot;) &amp; &quot;_{\pm &quot; &amp; TEXT([.N43]; &quot;0.00&quot;) &amp; &quot;}$ &quot;; &quot;&quot;)">
            <text:p/>
          </table:table-cell>
          <table:table-cell table:style-name="ce143" table:formula="of:=IF(AND([.O43]&lt;&gt;&quot;&quot;; [.P43]&lt;&gt;&quot;&quot;); &quot; $&quot; &amp; TEXT([.O43]; &quot;0.00&quot;) &amp; &quot;_{\pm &quot; &amp; TEXT([.P43]; &quot;0.00&quot;) &amp; &quot;}$ &quot;; &quot;&quot;)">
            <text:p/>
          </table:table-cell>
          <table:table-cell table:style-name="ce143" table:formula="of:=IF(AND([.Q43]&lt;&gt;&quot;&quot;; [.R43]&lt;&gt;&quot;&quot;); &quot; $&quot; &amp; TEXT([.Q43]; &quot;0.00&quot;) &amp; &quot;_{\pm &quot; &amp; TEXT([.R43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44]&lt;&gt;&quot;&quot;; [.A44]; &quot;&quot;)">
            <text:p/>
          </table:table-cell>
          <table:table-cell table:style-name="ce121" table:formula="of:=IF(AND([.B44]&lt;&gt;&quot;&quot;; [.C44]&lt;&gt;&quot;&quot;); &quot; $&quot; &amp; TEXT([.B44]; &quot;0.00&quot;) &amp; &quot;_{\pm &quot; &amp; TEXT([.C44]; &quot;0.00&quot;) &amp; &quot;}$ &quot;; &quot;&quot;)">
            <text:p/>
          </table:table-cell>
          <table:table-cell table:style-name="ce143" table:formula="of:=IF(AND([.D44]&lt;&gt;&quot;&quot;; [.E44]&lt;&gt;&quot;&quot;); &quot; $&quot; &amp; TEXT([.D44]; &quot;0.00&quot;) &amp; &quot;_{\pm &quot; &amp; TEXT([.E44]; &quot;0.00&quot;) &amp; &quot;}$ &quot;; &quot;&quot;)">
            <text:p/>
          </table:table-cell>
          <table:table-cell table:style-name="ce143" table:formula="of:=IF(AND([.F44]&lt;&gt;&quot;&quot;; [.G44]&lt;&gt;&quot;&quot;); &quot; $&quot; &amp; TEXT([.F44]; &quot;0.00&quot;) &amp; &quot;_{\pm &quot; &amp; TEXT([.G44]; &quot;0.00&quot;) &amp; &quot;}$ &quot;; &quot;&quot;)">
            <text:p/>
          </table:table-cell>
          <table:table-cell table:style-name="ce121" table:formula="of:=IF(AND([.H44]&lt;&gt;&quot;&quot;; [.I44]&lt;&gt;&quot;&quot;); &quot; $&quot; &amp; TEXT([.H44]; &quot;0.00&quot;) &amp; &quot;_{\pm &quot; &amp; TEXT([.I44]; &quot;0.00&quot;) &amp; &quot;}$ &quot;; &quot;&quot;)">
            <text:p/>
          </table:table-cell>
          <table:table-cell table:style-name="ce149"/>
          <table:table-cell table:style-name="ce143" table:formula="of:=IF(AND([.K44]&lt;&gt;&quot;&quot;; [.L44]&lt;&gt;&quot;&quot;); &quot; $&quot; &amp; TEXT([.K44]; &quot;0.00&quot;) &amp; &quot;_{\pm &quot; &amp; TEXT([.L44]; &quot;0.00&quot;) &amp; &quot;}$ &quot;; &quot;&quot;)">
            <text:p/>
          </table:table-cell>
          <table:table-cell table:style-name="ce143" table:formula="of:=IF(AND([.M44]&lt;&gt;&quot;&quot;; [.N44]&lt;&gt;&quot;&quot;); &quot; $&quot; &amp; TEXT([.M44]; &quot;0.00&quot;) &amp; &quot;_{\pm &quot; &amp; TEXT([.N44]; &quot;0.00&quot;) &amp; &quot;}$ &quot;; &quot;&quot;)">
            <text:p/>
          </table:table-cell>
          <table:table-cell table:style-name="ce143" table:formula="of:=IF(AND([.O44]&lt;&gt;&quot;&quot;; [.P44]&lt;&gt;&quot;&quot;); &quot; $&quot; &amp; TEXT([.O44]; &quot;0.00&quot;) &amp; &quot;_{\pm &quot; &amp; TEXT([.P44]; &quot;0.00&quot;) &amp; &quot;}$ &quot;; &quot;&quot;)">
            <text:p/>
          </table:table-cell>
          <table:table-cell table:style-name="ce143" table:formula="of:=IF(AND([.Q44]&lt;&gt;&quot;&quot;; [.R44]&lt;&gt;&quot;&quot;); &quot; $&quot; &amp; TEXT([.Q44]; &quot;0.00&quot;) &amp; &quot;_{\pm &quot; &amp; TEXT([.R44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45]&lt;&gt;&quot;&quot;; [.A45]; &quot;&quot;)">
            <text:p/>
          </table:table-cell>
          <table:table-cell table:style-name="ce121" table:formula="of:=IF(AND([.B45]&lt;&gt;&quot;&quot;; [.C45]&lt;&gt;&quot;&quot;); &quot; $&quot; &amp; TEXT([.B45]; &quot;0.00&quot;) &amp; &quot;_{\pm &quot; &amp; TEXT([.C45]; &quot;0.00&quot;) &amp; &quot;}$ &quot;; &quot;&quot;)">
            <text:p/>
          </table:table-cell>
          <table:table-cell table:style-name="ce143" table:formula="of:=IF(AND([.D45]&lt;&gt;&quot;&quot;; [.E45]&lt;&gt;&quot;&quot;); &quot; $&quot; &amp; TEXT([.D45]; &quot;0.00&quot;) &amp; &quot;_{\pm &quot; &amp; TEXT([.E45]; &quot;0.00&quot;) &amp; &quot;}$ &quot;; &quot;&quot;)">
            <text:p/>
          </table:table-cell>
          <table:table-cell table:style-name="ce143" table:formula="of:=IF(AND([.F45]&lt;&gt;&quot;&quot;; [.G45]&lt;&gt;&quot;&quot;); &quot; $&quot; &amp; TEXT([.F45]; &quot;0.00&quot;) &amp; &quot;_{\pm &quot; &amp; TEXT([.G45]; &quot;0.00&quot;) &amp; &quot;}$ &quot;; &quot;&quot;)">
            <text:p/>
          </table:table-cell>
          <table:table-cell table:style-name="ce121" table:formula="of:=IF(AND([.H45]&lt;&gt;&quot;&quot;; [.I45]&lt;&gt;&quot;&quot;); &quot; $&quot; &amp; TEXT([.H45]; &quot;0.00&quot;) &amp; &quot;_{\pm &quot; &amp; TEXT([.I45]; &quot;0.00&quot;) &amp; &quot;}$ &quot;; &quot;&quot;)">
            <text:p/>
          </table:table-cell>
          <table:table-cell table:style-name="ce149"/>
          <table:table-cell table:style-name="ce143" table:formula="of:=IF(AND([.K45]&lt;&gt;&quot;&quot;; [.L45]&lt;&gt;&quot;&quot;); &quot; $&quot; &amp; TEXT([.K45]; &quot;0.00&quot;) &amp; &quot;_{\pm &quot; &amp; TEXT([.L45]; &quot;0.00&quot;) &amp; &quot;}$ &quot;; &quot;&quot;)">
            <text:p/>
          </table:table-cell>
          <table:table-cell table:style-name="ce143" table:formula="of:=IF(AND([.M45]&lt;&gt;&quot;&quot;; [.N45]&lt;&gt;&quot;&quot;); &quot; $&quot; &amp; TEXT([.M45]; &quot;0.00&quot;) &amp; &quot;_{\pm &quot; &amp; TEXT([.N45]; &quot;0.00&quot;) &amp; &quot;}$ &quot;; &quot;&quot;)">
            <text:p/>
          </table:table-cell>
          <table:table-cell table:style-name="ce143" table:formula="of:=IF(AND([.O45]&lt;&gt;&quot;&quot;; [.P45]&lt;&gt;&quot;&quot;); &quot; $&quot; &amp; TEXT([.O45]; &quot;0.00&quot;) &amp; &quot;_{\pm &quot; &amp; TEXT([.P45]; &quot;0.00&quot;) &amp; &quot;}$ &quot;; &quot;&quot;)">
            <text:p/>
          </table:table-cell>
          <table:table-cell table:style-name="ce143" table:formula="of:=IF(AND([.Q45]&lt;&gt;&quot;&quot;; [.R45]&lt;&gt;&quot;&quot;); &quot; $&quot; &amp; TEXT([.Q45]; &quot;0.00&quot;) &amp; &quot;_{\pm &quot; &amp; TEXT([.R45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46]&lt;&gt;&quot;&quot;; [.A46]; &quot;&quot;)">
            <text:p/>
          </table:table-cell>
          <table:table-cell table:style-name="ce121" table:formula="of:=IF(AND([.B46]&lt;&gt;&quot;&quot;; [.C46]&lt;&gt;&quot;&quot;); &quot; $&quot; &amp; TEXT([.B46]; &quot;0.00&quot;) &amp; &quot;_{\pm &quot; &amp; TEXT([.C46]; &quot;0.00&quot;) &amp; &quot;}$ &quot;; &quot;&quot;)">
            <text:p/>
          </table:table-cell>
          <table:table-cell table:style-name="ce143" table:formula="of:=IF(AND([.D46]&lt;&gt;&quot;&quot;; [.E46]&lt;&gt;&quot;&quot;); &quot; $&quot; &amp; TEXT([.D46]; &quot;0.00&quot;) &amp; &quot;_{\pm &quot; &amp; TEXT([.E46]; &quot;0.00&quot;) &amp; &quot;}$ &quot;; &quot;&quot;)">
            <text:p/>
          </table:table-cell>
          <table:table-cell table:style-name="ce143" table:formula="of:=IF(AND([.F46]&lt;&gt;&quot;&quot;; [.G46]&lt;&gt;&quot;&quot;); &quot; $&quot; &amp; TEXT([.F46]; &quot;0.00&quot;) &amp; &quot;_{\pm &quot; &amp; TEXT([.G46]; &quot;0.00&quot;) &amp; &quot;}$ &quot;; &quot;&quot;)">
            <text:p/>
          </table:table-cell>
          <table:table-cell table:style-name="ce121" table:formula="of:=IF(AND([.H46]&lt;&gt;&quot;&quot;; [.I46]&lt;&gt;&quot;&quot;); &quot; $&quot; &amp; TEXT([.H46]; &quot;0.00&quot;) &amp; &quot;_{\pm &quot; &amp; TEXT([.I46]; &quot;0.00&quot;) &amp; &quot;}$ &quot;; &quot;&quot;)">
            <text:p/>
          </table:table-cell>
          <table:table-cell table:style-name="ce149"/>
          <table:table-cell table:style-name="ce143" table:formula="of:=IF(AND([.K46]&lt;&gt;&quot;&quot;; [.L46]&lt;&gt;&quot;&quot;); &quot; $&quot; &amp; TEXT([.K46]; &quot;0.00&quot;) &amp; &quot;_{\pm &quot; &amp; TEXT([.L46]; &quot;0.00&quot;) &amp; &quot;}$ &quot;; &quot;&quot;)">
            <text:p/>
          </table:table-cell>
          <table:table-cell table:style-name="ce143" table:formula="of:=IF(AND([.M46]&lt;&gt;&quot;&quot;; [.N46]&lt;&gt;&quot;&quot;); &quot; $&quot; &amp; TEXT([.M46]; &quot;0.00&quot;) &amp; &quot;_{\pm &quot; &amp; TEXT([.N46]; &quot;0.00&quot;) &amp; &quot;}$ &quot;; &quot;&quot;)">
            <text:p/>
          </table:table-cell>
          <table:table-cell table:style-name="ce143" table:formula="of:=IF(AND([.O46]&lt;&gt;&quot;&quot;; [.P46]&lt;&gt;&quot;&quot;); &quot; $&quot; &amp; TEXT([.O46]; &quot;0.00&quot;) &amp; &quot;_{\pm &quot; &amp; TEXT([.P46]; &quot;0.00&quot;) &amp; &quot;}$ &quot;; &quot;&quot;)">
            <text:p/>
          </table:table-cell>
          <table:table-cell table:style-name="ce143" table:formula="of:=IF(AND([.Q46]&lt;&gt;&quot;&quot;; [.R46]&lt;&gt;&quot;&quot;); &quot; $&quot; &amp; TEXT([.Q46]; &quot;0.00&quot;) &amp; &quot;_{\pm &quot; &amp; TEXT([.R46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12" table:number-columns-repeated="2"/>
          <table:table-cell table:style-name="ce128" table:formula="of:=IF([.A47]&lt;&gt;&quot;&quot;; [.A47]; &quot;&quot;)">
            <text:p/>
          </table:table-cell>
          <table:table-cell table:style-name="ce40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143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143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121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112"/>
          <table:table-cell table:style-name="ce143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143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143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143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43" table:number-columns-repeated="19"/>
          <table:table-cell table:style-name="ce115"/>
          <table:table-cell table:style-name="ce127" table:formula="of:=IF([.A48]&lt;&gt;&quot;&quot;; [.A48]; &quot;&quot;)">
            <text:p/>
          </table:table-cell>
          <table:table-cell table:style-name="ce115" table:formula="of:=IF(AND([.B48]&lt;&gt;&quot;&quot;; [.C48]&lt;&gt;&quot;&quot;); &quot; $&quot; &amp; TEXT([.B48]; &quot;0.00&quot;) &amp; &quot;_{\pm &quot; &amp; TEXT([.C48]; &quot;0.00&quot;) &amp; &quot;}$ &quot;; &quot;&quot;)">
            <text:p/>
          </table:table-cell>
          <table:table-cell table:style-name="ce115" table:formula="of:=IF(AND([.D48]&lt;&gt;&quot;&quot;; [.E48]&lt;&gt;&quot;&quot;); &quot; $&quot; &amp; TEXT([.D48]; &quot;0.00&quot;) &amp; &quot;_{\pm &quot; &amp; TEXT([.E48]; &quot;0.00&quot;) &amp; &quot;}$ &quot;; &quot;&quot;)">
            <text:p/>
          </table:table-cell>
          <table:table-cell table:style-name="ce115" table:formula="of:=IF(AND([.F48]&lt;&gt;&quot;&quot;; [.G48]&lt;&gt;&quot;&quot;); &quot; $&quot; &amp; TEXT([.F48]; &quot;0.00&quot;) &amp; &quot;_{\pm &quot; &amp; TEXT([.G48]; &quot;0.00&quot;) &amp; &quot;}$ &quot;; &quot;&quot;)">
            <text:p/>
          </table:table-cell>
          <table:table-cell table:style-name="ce115" table:formula="of:=IF(AND([.H48]&lt;&gt;&quot;&quot;; [.I48]&lt;&gt;&quot;&quot;); &quot; $&quot; &amp; TEXT([.H48]; &quot;0.00&quot;) &amp; &quot;_{\pm &quot; &amp; TEXT([.I48]; &quot;0.00&quot;) &amp; &quot;}$ &quot;; &quot;&quot;)">
            <text:p/>
          </table:table-cell>
          <table:table-cell table:style-name="ce149"/>
          <table:table-cell table:style-name="ce115" table:formula="of:=IF(AND([.K48]&lt;&gt;&quot;&quot;; [.L48]&lt;&gt;&quot;&quot;); &quot; $&quot; &amp; TEXT([.K48]; &quot;0.00&quot;) &amp; &quot;_{\pm &quot; &amp; TEXT([.L48]; &quot;0.00&quot;) &amp; &quot;}$ &quot;; &quot;&quot;)">
            <text:p/>
          </table:table-cell>
          <table:table-cell table:style-name="ce115" table:formula="of:=IF(AND([.M48]&lt;&gt;&quot;&quot;; [.N48]&lt;&gt;&quot;&quot;); &quot; $&quot; &amp; TEXT([.M48]; &quot;0.00&quot;) &amp; &quot;_{\pm &quot; &amp; TEXT([.N48]; &quot;0.00&quot;) &amp; &quot;}$ &quot;; &quot;&quot;)">
            <text:p/>
          </table:table-cell>
          <table:table-cell table:style-name="ce115" table:formula="of:=IF(AND([.O48]&lt;&gt;&quot;&quot;; [.P48]&lt;&gt;&quot;&quot;); &quot; $&quot; &amp; TEXT([.O48]; &quot;0.00&quot;) &amp; &quot;_{\pm &quot; &amp; TEXT([.P48]; &quot;0.00&quot;) &amp; &quot;}$ &quot;; &quot;&quot;)">
            <text:p/>
          </table:table-cell>
          <table:table-cell table:style-name="ce115" table:formula="of:=IF(AND([.Q48]&lt;&gt;&quot;&quot;; [.R48]&lt;&gt;&quot;&quot;); &quot; $&quot; &amp; TEXT([.Q48]; &quot;0.00&quot;) &amp; &quot;_{\pm &quot; &amp; TEXT([.R48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31" table:formula="of:=IF([.A49]&lt;&gt;&quot;&quot;; [.A49]; &quot;&quot;)">
            <text:p/>
          </table:table-cell>
          <table:table-cell table:style-name="ce121" table:formula="of:=IF(AND([.B49]&lt;&gt;&quot;&quot;; [.C49]&lt;&gt;&quot;&quot;); &quot; $&quot; &amp; TEXT([.B49]; &quot;0.00&quot;) &amp; &quot;_{\pm &quot; &amp; TEXT([.C49]; &quot;0.00&quot;) &amp; &quot;}$ &quot;; &quot;&quot;)">
            <text:p/>
          </table:table-cell>
          <table:table-cell table:style-name="ce143" table:formula="of:=IF(AND([.D49]&lt;&gt;&quot;&quot;; [.E49]&lt;&gt;&quot;&quot;); &quot; $&quot; &amp; TEXT([.D49]; &quot;0.00&quot;) &amp; &quot;_{\pm &quot; &amp; TEXT([.E49]; &quot;0.00&quot;) &amp; &quot;}$ &quot;; &quot;&quot;)">
            <text:p/>
          </table:table-cell>
          <table:table-cell table:style-name="ce143" table:formula="of:=IF(AND([.F49]&lt;&gt;&quot;&quot;; [.G49]&lt;&gt;&quot;&quot;); &quot; $&quot; &amp; TEXT([.F49]; &quot;0.00&quot;) &amp; &quot;_{\pm &quot; &amp; TEXT([.G49]; &quot;0.00&quot;) &amp; &quot;}$ &quot;; &quot;&quot;)">
            <text:p/>
          </table:table-cell>
          <table:table-cell table:style-name="ce121" table:formula="of:=IF(AND([.H49]&lt;&gt;&quot;&quot;; [.I49]&lt;&gt;&quot;&quot;); &quot; $&quot; &amp; TEXT([.H49]; &quot;0.00&quot;) &amp; &quot;_{\pm &quot; &amp; TEXT([.I49]; &quot;0.00&quot;) &amp; &quot;}$ &quot;; &quot;&quot;)">
            <text:p/>
          </table:table-cell>
          <table:table-cell table:style-name="ce149"/>
          <table:table-cell table:style-name="ce143" table:formula="of:=IF(AND([.K49]&lt;&gt;&quot;&quot;; [.L49]&lt;&gt;&quot;&quot;); &quot; $&quot; &amp; TEXT([.K49]; &quot;0.00&quot;) &amp; &quot;_{\pm &quot; &amp; TEXT([.L49]; &quot;0.00&quot;) &amp; &quot;}$ &quot;; &quot;&quot;)">
            <text:p/>
          </table:table-cell>
          <table:table-cell table:style-name="ce143" table:formula="of:=IF(AND([.M49]&lt;&gt;&quot;&quot;; [.N49]&lt;&gt;&quot;&quot;); &quot; $&quot; &amp; TEXT([.M49]; &quot;0.00&quot;) &amp; &quot;_{\pm &quot; &amp; TEXT([.N49]; &quot;0.00&quot;) &amp; &quot;}$ &quot;; &quot;&quot;)">
            <text:p/>
          </table:table-cell>
          <table:table-cell table:style-name="ce143" table:formula="of:=IF(AND([.O49]&lt;&gt;&quot;&quot;; [.P49]&lt;&gt;&quot;&quot;); &quot; $&quot; &amp; TEXT([.O49]; &quot;0.00&quot;) &amp; &quot;_{\pm &quot; &amp; TEXT([.P49]; &quot;0.00&quot;) &amp; &quot;}$ &quot;; &quot;&quot;)">
            <text:p/>
          </table:table-cell>
          <table:table-cell table:style-name="ce143" table:formula="of:=IF(AND([.Q49]&lt;&gt;&quot;&quot;; [.R49]&lt;&gt;&quot;&quot;); &quot; $&quot; &amp; TEXT([.Q49]; &quot;0.00&quot;) &amp; &quot;_{\pm &quot; &amp; TEXT([.R49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50]&lt;&gt;&quot;&quot;; [.A50]; &quot;&quot;)">
            <text:p/>
          </table:table-cell>
          <table:table-cell table:style-name="ce121" table:formula="of:=IF(AND([.B50]&lt;&gt;&quot;&quot;; [.C50]&lt;&gt;&quot;&quot;); &quot; $&quot; &amp; TEXT([.B50]; &quot;0.00&quot;) &amp; &quot;_{\pm &quot; &amp; TEXT([.C50]; &quot;0.00&quot;) &amp; &quot;}$ &quot;; &quot;&quot;)">
            <text:p/>
          </table:table-cell>
          <table:table-cell table:style-name="ce143" table:formula="of:=IF(AND([.D50]&lt;&gt;&quot;&quot;; [.E50]&lt;&gt;&quot;&quot;); &quot; $&quot; &amp; TEXT([.D50]; &quot;0.00&quot;) &amp; &quot;_{\pm &quot; &amp; TEXT([.E50]; &quot;0.00&quot;) &amp; &quot;}$ &quot;; &quot;&quot;)">
            <text:p/>
          </table:table-cell>
          <table:table-cell table:style-name="ce143" table:formula="of:=IF(AND([.F50]&lt;&gt;&quot;&quot;; [.G50]&lt;&gt;&quot;&quot;); &quot; $&quot; &amp; TEXT([.F50]; &quot;0.00&quot;) &amp; &quot;_{\pm &quot; &amp; TEXT([.G50]; &quot;0.00&quot;) &amp; &quot;}$ &quot;; &quot;&quot;)">
            <text:p/>
          </table:table-cell>
          <table:table-cell table:style-name="ce121" table:formula="of:=IF(AND([.H50]&lt;&gt;&quot;&quot;; [.I50]&lt;&gt;&quot;&quot;); &quot; $&quot; &amp; TEXT([.H50]; &quot;0.00&quot;) &amp; &quot;_{\pm &quot; &amp; TEXT([.I50]; &quot;0.00&quot;) &amp; &quot;}$ &quot;; &quot;&quot;)">
            <text:p/>
          </table:table-cell>
          <table:table-cell table:style-name="ce149"/>
          <table:table-cell table:style-name="ce143" table:formula="of:=IF(AND([.K50]&lt;&gt;&quot;&quot;; [.L50]&lt;&gt;&quot;&quot;); &quot; $&quot; &amp; TEXT([.K50]; &quot;0.00&quot;) &amp; &quot;_{\pm &quot; &amp; TEXT([.L50]; &quot;0.00&quot;) &amp; &quot;}$ &quot;; &quot;&quot;)">
            <text:p/>
          </table:table-cell>
          <table:table-cell table:style-name="ce143" table:formula="of:=IF(AND([.M50]&lt;&gt;&quot;&quot;; [.N50]&lt;&gt;&quot;&quot;); &quot; $&quot; &amp; TEXT([.M50]; &quot;0.00&quot;) &amp; &quot;_{\pm &quot; &amp; TEXT([.N50]; &quot;0.00&quot;) &amp; &quot;}$ &quot;; &quot;&quot;)">
            <text:p/>
          </table:table-cell>
          <table:table-cell table:style-name="ce143" table:formula="of:=IF(AND([.O50]&lt;&gt;&quot;&quot;; [.P50]&lt;&gt;&quot;&quot;); &quot; $&quot; &amp; TEXT([.O50]; &quot;0.00&quot;) &amp; &quot;_{\pm &quot; &amp; TEXT([.P50]; &quot;0.00&quot;) &amp; &quot;}$ &quot;; &quot;&quot;)">
            <text:p/>
          </table:table-cell>
          <table:table-cell table:style-name="ce143" table:formula="of:=IF(AND([.Q50]&lt;&gt;&quot;&quot;; [.R50]&lt;&gt;&quot;&quot;); &quot; $&quot; &amp; TEXT([.Q50]; &quot;0.00&quot;) &amp; &quot;_{\pm &quot; &amp; TEXT([.R50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51]&lt;&gt;&quot;&quot;; [.A51]; &quot;&quot;)">
            <text:p/>
          </table:table-cell>
          <table:table-cell table:style-name="ce121" table:formula="of:=IF(AND([.B51]&lt;&gt;&quot;&quot;; [.C51]&lt;&gt;&quot;&quot;); &quot; $&quot; &amp; TEXT([.B51]; &quot;0.00&quot;) &amp; &quot;_{\pm &quot; &amp; TEXT([.C51]; &quot;0.00&quot;) &amp; &quot;}$ &quot;; &quot;&quot;)">
            <text:p/>
          </table:table-cell>
          <table:table-cell table:style-name="ce143" table:formula="of:=IF(AND([.D51]&lt;&gt;&quot;&quot;; [.E51]&lt;&gt;&quot;&quot;); &quot; $&quot; &amp; TEXT([.D51]; &quot;0.00&quot;) &amp; &quot;_{\pm &quot; &amp; TEXT([.E51]; &quot;0.00&quot;) &amp; &quot;}$ &quot;; &quot;&quot;)">
            <text:p/>
          </table:table-cell>
          <table:table-cell table:style-name="ce143" table:formula="of:=IF(AND([.F51]&lt;&gt;&quot;&quot;; [.G51]&lt;&gt;&quot;&quot;); &quot; $&quot; &amp; TEXT([.F51]; &quot;0.00&quot;) &amp; &quot;_{\pm &quot; &amp; TEXT([.G51]; &quot;0.00&quot;) &amp; &quot;}$ &quot;; &quot;&quot;)">
            <text:p/>
          </table:table-cell>
          <table:table-cell table:style-name="ce121" table:formula="of:=IF(AND([.H51]&lt;&gt;&quot;&quot;; [.I51]&lt;&gt;&quot;&quot;); &quot; $&quot; &amp; TEXT([.H51]; &quot;0.00&quot;) &amp; &quot;_{\pm &quot; &amp; TEXT([.I51]; &quot;0.00&quot;) &amp; &quot;}$ &quot;; &quot;&quot;)">
            <text:p/>
          </table:table-cell>
          <table:table-cell table:style-name="ce149"/>
          <table:table-cell table:style-name="ce143" table:formula="of:=IF(AND([.K51]&lt;&gt;&quot;&quot;; [.L51]&lt;&gt;&quot;&quot;); &quot; $&quot; &amp; TEXT([.K51]; &quot;0.00&quot;) &amp; &quot;_{\pm &quot; &amp; TEXT([.L51]; &quot;0.00&quot;) &amp; &quot;}$ &quot;; &quot;&quot;)">
            <text:p/>
          </table:table-cell>
          <table:table-cell table:style-name="ce143" table:formula="of:=IF(AND([.M51]&lt;&gt;&quot;&quot;; [.N51]&lt;&gt;&quot;&quot;); &quot; $&quot; &amp; TEXT([.M51]; &quot;0.00&quot;) &amp; &quot;_{\pm &quot; &amp; TEXT([.N51]; &quot;0.00&quot;) &amp; &quot;}$ &quot;; &quot;&quot;)">
            <text:p/>
          </table:table-cell>
          <table:table-cell table:style-name="ce143" table:formula="of:=IF(AND([.O51]&lt;&gt;&quot;&quot;; [.P51]&lt;&gt;&quot;&quot;); &quot; $&quot; &amp; TEXT([.O51]; &quot;0.00&quot;) &amp; &quot;_{\pm &quot; &amp; TEXT([.P51]; &quot;0.00&quot;) &amp; &quot;}$ &quot;; &quot;&quot;)">
            <text:p/>
          </table:table-cell>
          <table:table-cell table:style-name="ce143" table:formula="of:=IF(AND([.Q51]&lt;&gt;&quot;&quot;; [.R51]&lt;&gt;&quot;&quot;); &quot; $&quot; &amp; TEXT([.Q51]; &quot;0.00&quot;) &amp; &quot;_{\pm &quot; &amp; TEXT([.R51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52]&lt;&gt;&quot;&quot;; [.A52]; &quot;&quot;)">
            <text:p/>
          </table:table-cell>
          <table:table-cell table:style-name="ce121" table:formula="of:=IF(AND([.B52]&lt;&gt;&quot;&quot;; [.C52]&lt;&gt;&quot;&quot;); &quot; $&quot; &amp; TEXT([.B52]; &quot;0.00&quot;) &amp; &quot;_{\pm &quot; &amp; TEXT([.C52]; &quot;0.00&quot;) &amp; &quot;}$ &quot;; &quot;&quot;)">
            <text:p/>
          </table:table-cell>
          <table:table-cell table:style-name="ce143" table:formula="of:=IF(AND([.D52]&lt;&gt;&quot;&quot;; [.E52]&lt;&gt;&quot;&quot;); &quot; $&quot; &amp; TEXT([.D52]; &quot;0.00&quot;) &amp; &quot;_{\pm &quot; &amp; TEXT([.E52]; &quot;0.00&quot;) &amp; &quot;}$ &quot;; &quot;&quot;)">
            <text:p/>
          </table:table-cell>
          <table:table-cell table:style-name="ce143" table:formula="of:=IF(AND([.F52]&lt;&gt;&quot;&quot;; [.G52]&lt;&gt;&quot;&quot;); &quot; $&quot; &amp; TEXT([.F52]; &quot;0.00&quot;) &amp; &quot;_{\pm &quot; &amp; TEXT([.G52]; &quot;0.00&quot;) &amp; &quot;}$ &quot;; &quot;&quot;)">
            <text:p/>
          </table:table-cell>
          <table:table-cell table:style-name="ce121" table:formula="of:=IF(AND([.H52]&lt;&gt;&quot;&quot;; [.I52]&lt;&gt;&quot;&quot;); &quot; $&quot; &amp; TEXT([.H52]; &quot;0.00&quot;) &amp; &quot;_{\pm &quot; &amp; TEXT([.I52]; &quot;0.00&quot;) &amp; &quot;}$ &quot;; &quot;&quot;)">
            <text:p/>
          </table:table-cell>
          <table:table-cell table:style-name="ce149"/>
          <table:table-cell table:style-name="ce143" table:formula="of:=IF(AND([.K52]&lt;&gt;&quot;&quot;; [.L52]&lt;&gt;&quot;&quot;); &quot; $&quot; &amp; TEXT([.K52]; &quot;0.00&quot;) &amp; &quot;_{\pm &quot; &amp; TEXT([.L52]; &quot;0.00&quot;) &amp; &quot;}$ &quot;; &quot;&quot;)">
            <text:p/>
          </table:table-cell>
          <table:table-cell table:style-name="ce143" table:formula="of:=IF(AND([.M52]&lt;&gt;&quot;&quot;; [.N52]&lt;&gt;&quot;&quot;); &quot; $&quot; &amp; TEXT([.M52]; &quot;0.00&quot;) &amp; &quot;_{\pm &quot; &amp; TEXT([.N52]; &quot;0.00&quot;) &amp; &quot;}$ &quot;; &quot;&quot;)">
            <text:p/>
          </table:table-cell>
          <table:table-cell table:style-name="ce143" table:formula="of:=IF(AND([.O52]&lt;&gt;&quot;&quot;; [.P52]&lt;&gt;&quot;&quot;); &quot; $&quot; &amp; TEXT([.O52]; &quot;0.00&quot;) &amp; &quot;_{\pm &quot; &amp; TEXT([.P52]; &quot;0.00&quot;) &amp; &quot;}$ &quot;; &quot;&quot;)">
            <text:p/>
          </table:table-cell>
          <table:table-cell table:style-name="ce143" table:formula="of:=IF(AND([.Q52]&lt;&gt;&quot;&quot;; [.R52]&lt;&gt;&quot;&quot;); &quot; $&quot; &amp; TEXT([.Q52]; &quot;0.00&quot;) &amp; &quot;_{\pm &quot; &amp; TEXT([.R52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/>
          <table:table-cell table:style-name="ce112" table:number-columns-repeated="2"/>
          <table:table-cell table:style-name="ce128" table:formula="of:=IF([.A53]&lt;&gt;&quot;&quot;; [.A53]; &quot;&quot;)">
            <text:p/>
          </table:table-cell>
          <table:table-cell table:style-name="ce40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143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143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121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112"/>
          <table:table-cell table:style-name="ce143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143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143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143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43" table:number-columns-repeated="19"/>
          <table:table-cell table:style-name="ce115"/>
          <table:table-cell table:style-name="ce127" table:formula="of:=IF([.A54]&lt;&gt;&quot;&quot;; [.A54]; &quot;&quot;)">
            <text:p/>
          </table:table-cell>
          <table:table-cell table:style-name="ce115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115" table:formula="of:=IF(AND([.D54]&lt;&gt;&quot;&quot;; [.E54]&lt;&gt;&quot;&quot;); &quot; $&quot; &amp; TEXT([.D54]; &quot;0.00&quot;) &amp; &quot;_{\pm &quot; &amp; TEXT([.E54]; &quot;0.00&quot;) &amp; &quot;}$ &quot;; &quot;&quot;)">
            <text:p/>
          </table:table-cell>
          <table:table-cell table:style-name="ce115" table:formula="of:=IF(AND([.F54]&lt;&gt;&quot;&quot;; [.G54]&lt;&gt;&quot;&quot;); &quot; $&quot; &amp; TEXT([.F54]; &quot;0.00&quot;) &amp; &quot;_{\pm &quot; &amp; TEXT([.G54]; &quot;0.00&quot;) &amp; &quot;}$ &quot;; &quot;&quot;)">
            <text:p/>
          </table:table-cell>
          <table:table-cell table:style-name="ce115" table:formula="of:=IF(AND([.H54]&lt;&gt;&quot;&quot;; [.I54]&lt;&gt;&quot;&quot;); &quot; $&quot; &amp; TEXT([.H54]; &quot;0.00&quot;) &amp; &quot;_{\pm &quot; &amp; TEXT([.I54]; &quot;0.00&quot;) &amp; &quot;}$ &quot;; &quot;&quot;)">
            <text:p/>
          </table:table-cell>
          <table:table-cell table:style-name="ce149"/>
          <table:table-cell table:style-name="ce115" table:formula="of:=IF(AND([.K54]&lt;&gt;&quot;&quot;; [.L54]&lt;&gt;&quot;&quot;); &quot; $&quot; &amp; TEXT([.K54]; &quot;0.00&quot;) &amp; &quot;_{\pm &quot; &amp; TEXT([.L54]; &quot;0.00&quot;) &amp; &quot;}$ &quot;; &quot;&quot;)">
            <text:p/>
          </table:table-cell>
          <table:table-cell table:style-name="ce115" table:formula="of:=IF(AND([.M54]&lt;&gt;&quot;&quot;; [.N54]&lt;&gt;&quot;&quot;); &quot; $&quot; &amp; TEXT([.M54]; &quot;0.00&quot;) &amp; &quot;_{\pm &quot; &amp; TEXT([.N54]; &quot;0.00&quot;) &amp; &quot;}$ &quot;; &quot;&quot;)">
            <text:p/>
          </table:table-cell>
          <table:table-cell table:style-name="ce115" table:formula="of:=IF(AND([.O54]&lt;&gt;&quot;&quot;; [.P54]&lt;&gt;&quot;&quot;); &quot; $&quot; &amp; TEXT([.O54]; &quot;0.00&quot;) &amp; &quot;_{\pm &quot; &amp; TEXT([.P54]; &quot;0.00&quot;) &amp; &quot;}$ &quot;; &quot;&quot;)">
            <text:p/>
          </table:table-cell>
          <table:table-cell table:style-name="ce115" table:formula="of:=IF(AND([.Q54]&lt;&gt;&quot;&quot;; [.R54]&lt;&gt;&quot;&quot;); &quot; $&quot; &amp; TEXT([.Q54]; &quot;0.00&quot;) &amp; &quot;_{\pm &quot; &amp; TEXT([.R54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31" table:formula="of:=IF([.A55]&lt;&gt;&quot;&quot;; [.A55]; &quot;&quot;)">
            <text:p/>
          </table:table-cell>
          <table:table-cell table:style-name="ce121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143" table:formula="of:=IF(AND([.D55]&lt;&gt;&quot;&quot;; [.E55]&lt;&gt;&quot;&quot;); &quot; $&quot; &amp; TEXT([.D55]; &quot;0.00&quot;) &amp; &quot;_{\pm &quot; &amp; TEXT([.E55]; &quot;0.00&quot;) &amp; &quot;}$ &quot;; &quot;&quot;)">
            <text:p/>
          </table:table-cell>
          <table:table-cell table:style-name="ce143" table:formula="of:=IF(AND([.F55]&lt;&gt;&quot;&quot;; [.G55]&lt;&gt;&quot;&quot;); &quot; $&quot; &amp; TEXT([.F55]; &quot;0.00&quot;) &amp; &quot;_{\pm &quot; &amp; TEXT([.G55]; &quot;0.00&quot;) &amp; &quot;}$ &quot;; &quot;&quot;)">
            <text:p/>
          </table:table-cell>
          <table:table-cell table:style-name="ce121" table:formula="of:=IF(AND([.H55]&lt;&gt;&quot;&quot;; [.I55]&lt;&gt;&quot;&quot;); &quot; $&quot; &amp; TEXT([.H55]; &quot;0.00&quot;) &amp; &quot;_{\pm &quot; &amp; TEXT([.I55]; &quot;0.00&quot;) &amp; &quot;}$ &quot;; &quot;&quot;)">
            <text:p/>
          </table:table-cell>
          <table:table-cell table:style-name="ce149"/>
          <table:table-cell table:style-name="ce143" table:formula="of:=IF(AND([.K55]&lt;&gt;&quot;&quot;; [.L55]&lt;&gt;&quot;&quot;); &quot; $&quot; &amp; TEXT([.K55]; &quot;0.00&quot;) &amp; &quot;_{\pm &quot; &amp; TEXT([.L55]; &quot;0.00&quot;) &amp; &quot;}$ &quot;; &quot;&quot;)">
            <text:p/>
          </table:table-cell>
          <table:table-cell table:style-name="ce143" table:formula="of:=IF(AND([.M55]&lt;&gt;&quot;&quot;; [.N55]&lt;&gt;&quot;&quot;); &quot; $&quot; &amp; TEXT([.M55]; &quot;0.00&quot;) &amp; &quot;_{\pm &quot; &amp; TEXT([.N55]; &quot;0.00&quot;) &amp; &quot;}$ &quot;; &quot;&quot;)">
            <text:p/>
          </table:table-cell>
          <table:table-cell table:style-name="ce143" table:formula="of:=IF(AND([.O55]&lt;&gt;&quot;&quot;; [.P55]&lt;&gt;&quot;&quot;); &quot; $&quot; &amp; TEXT([.O55]; &quot;0.00&quot;) &amp; &quot;_{\pm &quot; &amp; TEXT([.P55]; &quot;0.00&quot;) &amp; &quot;}$ &quot;; &quot;&quot;)">
            <text:p/>
          </table:table-cell>
          <table:table-cell table:style-name="ce143" table:formula="of:=IF(AND([.Q55]&lt;&gt;&quot;&quot;; [.R55]&lt;&gt;&quot;&quot;); &quot; $&quot; &amp; TEXT([.Q55]; &quot;0.00&quot;) &amp; &quot;_{\pm &quot; &amp; TEXT([.R55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56]&lt;&gt;&quot;&quot;; [.A56]; &quot;&quot;)">
            <text:p/>
          </table:table-cell>
          <table:table-cell table:style-name="ce121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143" table:formula="of:=IF(AND([.D56]&lt;&gt;&quot;&quot;; [.E56]&lt;&gt;&quot;&quot;); &quot; $&quot; &amp; TEXT([.D56]; &quot;0.00&quot;) &amp; &quot;_{\pm &quot; &amp; TEXT([.E56]; &quot;0.00&quot;) &amp; &quot;}$ &quot;; &quot;&quot;)">
            <text:p/>
          </table:table-cell>
          <table:table-cell table:style-name="ce143" table:formula="of:=IF(AND([.F56]&lt;&gt;&quot;&quot;; [.G56]&lt;&gt;&quot;&quot;); &quot; $&quot; &amp; TEXT([.F56]; &quot;0.00&quot;) &amp; &quot;_{\pm &quot; &amp; TEXT([.G56]; &quot;0.00&quot;) &amp; &quot;}$ &quot;; &quot;&quot;)">
            <text:p/>
          </table:table-cell>
          <table:table-cell table:style-name="ce121" table:formula="of:=IF(AND([.H56]&lt;&gt;&quot;&quot;; [.I56]&lt;&gt;&quot;&quot;); &quot; $&quot; &amp; TEXT([.H56]; &quot;0.00&quot;) &amp; &quot;_{\pm &quot; &amp; TEXT([.I56]; &quot;0.00&quot;) &amp; &quot;}$ &quot;; &quot;&quot;)">
            <text:p/>
          </table:table-cell>
          <table:table-cell table:style-name="ce149"/>
          <table:table-cell table:style-name="ce143" table:formula="of:=IF(AND([.K56]&lt;&gt;&quot;&quot;; [.L56]&lt;&gt;&quot;&quot;); &quot; $&quot; &amp; TEXT([.K56]; &quot;0.00&quot;) &amp; &quot;_{\pm &quot; &amp; TEXT([.L56]; &quot;0.00&quot;) &amp; &quot;}$ &quot;; &quot;&quot;)">
            <text:p/>
          </table:table-cell>
          <table:table-cell table:style-name="ce143" table:formula="of:=IF(AND([.M56]&lt;&gt;&quot;&quot;; [.N56]&lt;&gt;&quot;&quot;); &quot; $&quot; &amp; TEXT([.M56]; &quot;0.00&quot;) &amp; &quot;_{\pm &quot; &amp; TEXT([.N56]; &quot;0.00&quot;) &amp; &quot;}$ &quot;; &quot;&quot;)">
            <text:p/>
          </table:table-cell>
          <table:table-cell table:style-name="ce143" table:formula="of:=IF(AND([.O56]&lt;&gt;&quot;&quot;; [.P56]&lt;&gt;&quot;&quot;); &quot; $&quot; &amp; TEXT([.O56]; &quot;0.00&quot;) &amp; &quot;_{\pm &quot; &amp; TEXT([.P56]; &quot;0.00&quot;) &amp; &quot;}$ &quot;; &quot;&quot;)">
            <text:p/>
          </table:table-cell>
          <table:table-cell table:style-name="ce143" table:formula="of:=IF(AND([.Q56]&lt;&gt;&quot;&quot;; [.R56]&lt;&gt;&quot;&quot;); &quot; $&quot; &amp; TEXT([.Q56]; &quot;0.00&quot;) &amp; &quot;_{\pm &quot; &amp; TEXT([.R56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57]&lt;&gt;&quot;&quot;; [.A57]; &quot;&quot;)">
            <text:p/>
          </table:table-cell>
          <table:table-cell table:style-name="ce121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143" table:formula="of:=IF(AND([.D57]&lt;&gt;&quot;&quot;; [.E57]&lt;&gt;&quot;&quot;); &quot; $&quot; &amp; TEXT([.D57]; &quot;0.00&quot;) &amp; &quot;_{\pm &quot; &amp; TEXT([.E57]; &quot;0.00&quot;) &amp; &quot;}$ &quot;; &quot;&quot;)">
            <text:p/>
          </table:table-cell>
          <table:table-cell table:style-name="ce143" table:formula="of:=IF(AND([.F57]&lt;&gt;&quot;&quot;; [.G57]&lt;&gt;&quot;&quot;); &quot; $&quot; &amp; TEXT([.F57]; &quot;0.00&quot;) &amp; &quot;_{\pm &quot; &amp; TEXT([.G57]; &quot;0.00&quot;) &amp; &quot;}$ &quot;; &quot;&quot;)">
            <text:p/>
          </table:table-cell>
          <table:table-cell table:style-name="ce121" table:formula="of:=IF(AND([.H57]&lt;&gt;&quot;&quot;; [.I57]&lt;&gt;&quot;&quot;); &quot; $&quot; &amp; TEXT([.H57]; &quot;0.00&quot;) &amp; &quot;_{\pm &quot; &amp; TEXT([.I57]; &quot;0.00&quot;) &amp; &quot;}$ &quot;; &quot;&quot;)">
            <text:p/>
          </table:table-cell>
          <table:table-cell table:style-name="ce149"/>
          <table:table-cell table:style-name="ce143" table:formula="of:=IF(AND([.K57]&lt;&gt;&quot;&quot;; [.L57]&lt;&gt;&quot;&quot;); &quot; $&quot; &amp; TEXT([.K57]; &quot;0.00&quot;) &amp; &quot;_{\pm &quot; &amp; TEXT([.L57]; &quot;0.00&quot;) &amp; &quot;}$ &quot;; &quot;&quot;)">
            <text:p/>
          </table:table-cell>
          <table:table-cell table:style-name="ce143" table:formula="of:=IF(AND([.M57]&lt;&gt;&quot;&quot;; [.N57]&lt;&gt;&quot;&quot;); &quot; $&quot; &amp; TEXT([.M57]; &quot;0.00&quot;) &amp; &quot;_{\pm &quot; &amp; TEXT([.N57]; &quot;0.00&quot;) &amp; &quot;}$ &quot;; &quot;&quot;)">
            <text:p/>
          </table:table-cell>
          <table:table-cell table:style-name="ce143" table:formula="of:=IF(AND([.O57]&lt;&gt;&quot;&quot;; [.P57]&lt;&gt;&quot;&quot;); &quot; $&quot; &amp; TEXT([.O57]; &quot;0.00&quot;) &amp; &quot;_{\pm &quot; &amp; TEXT([.P57]; &quot;0.00&quot;) &amp; &quot;}$ &quot;; &quot;&quot;)">
            <text:p/>
          </table:table-cell>
          <table:table-cell table:style-name="ce143" table:formula="of:=IF(AND([.Q57]&lt;&gt;&quot;&quot;; [.R57]&lt;&gt;&quot;&quot;); &quot; $&quot; &amp; TEXT([.Q57]; &quot;0.00&quot;) &amp; &quot;_{\pm &quot; &amp; TEXT([.R57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58]&lt;&gt;&quot;&quot;; [.A58]; &quot;&quot;)">
            <text:p/>
          </table:table-cell>
          <table:table-cell table:style-name="ce121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143" table:formula="of:=IF(AND([.D58]&lt;&gt;&quot;&quot;; [.E58]&lt;&gt;&quot;&quot;); &quot; $&quot; &amp; TEXT([.D58]; &quot;0.00&quot;) &amp; &quot;_{\pm &quot; &amp; TEXT([.E58]; &quot;0.00&quot;) &amp; &quot;}$ &quot;; &quot;&quot;)">
            <text:p/>
          </table:table-cell>
          <table:table-cell table:style-name="ce143" table:formula="of:=IF(AND([.F58]&lt;&gt;&quot;&quot;; [.G58]&lt;&gt;&quot;&quot;); &quot; $&quot; &amp; TEXT([.F58]; &quot;0.00&quot;) &amp; &quot;_{\pm &quot; &amp; TEXT([.G58]; &quot;0.00&quot;) &amp; &quot;}$ &quot;; &quot;&quot;)">
            <text:p/>
          </table:table-cell>
          <table:table-cell table:style-name="ce121" table:formula="of:=IF(AND([.H58]&lt;&gt;&quot;&quot;; [.I58]&lt;&gt;&quot;&quot;); &quot; $&quot; &amp; TEXT([.H58]; &quot;0.00&quot;) &amp; &quot;_{\pm &quot; &amp; TEXT([.I58]; &quot;0.00&quot;) &amp; &quot;}$ &quot;; &quot;&quot;)">
            <text:p/>
          </table:table-cell>
          <table:table-cell table:style-name="ce149"/>
          <table:table-cell table:style-name="ce143" table:formula="of:=IF(AND([.K58]&lt;&gt;&quot;&quot;; [.L58]&lt;&gt;&quot;&quot;); &quot; $&quot; &amp; TEXT([.K58]; &quot;0.00&quot;) &amp; &quot;_{\pm &quot; &amp; TEXT([.L58]; &quot;0.00&quot;) &amp; &quot;}$ &quot;; &quot;&quot;)">
            <text:p/>
          </table:table-cell>
          <table:table-cell table:style-name="ce143" table:formula="of:=IF(AND([.M58]&lt;&gt;&quot;&quot;; [.N58]&lt;&gt;&quot;&quot;); &quot; $&quot; &amp; TEXT([.M58]; &quot;0.00&quot;) &amp; &quot;_{\pm &quot; &amp; TEXT([.N58]; &quot;0.00&quot;) &amp; &quot;}$ &quot;; &quot;&quot;)">
            <text:p/>
          </table:table-cell>
          <table:table-cell table:style-name="ce143" table:formula="of:=IF(AND([.O58]&lt;&gt;&quot;&quot;; [.P58]&lt;&gt;&quot;&quot;); &quot; $&quot; &amp; TEXT([.O58]; &quot;0.00&quot;) &amp; &quot;_{\pm &quot; &amp; TEXT([.P58]; &quot;0.00&quot;) &amp; &quot;}$ &quot;; &quot;&quot;)">
            <text:p/>
          </table:table-cell>
          <table:table-cell table:style-name="ce143" table:formula="of:=IF(AND([.Q58]&lt;&gt;&quot;&quot;; [.R58]&lt;&gt;&quot;&quot;); &quot; $&quot; &amp; TEXT([.Q58]; &quot;0.00&quot;) &amp; &quot;_{\pm &quot; &amp; TEXT([.R58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/>
          <table:table-cell table:style-name="ce112" table:number-columns-repeated="2"/>
          <table:table-cell table:style-name="ce128" table:formula="of:=IF([.A59]&lt;&gt;&quot;&quot;; [.A59]; &quot;&quot;)">
            <text:p/>
          </table:table-cell>
          <table:table-cell table:style-name="ce40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143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143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121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112"/>
          <table:table-cell table:style-name="ce143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143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143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143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43" table:number-columns-repeated="19"/>
          <table:table-cell table:style-name="ce115"/>
          <table:table-cell table:style-name="ce127" table:formula="of:=IF([.A60]&lt;&gt;&quot;&quot;; [.A60]; &quot;&quot;)">
            <text:p/>
          </table:table-cell>
          <table:table-cell table:style-name="ce115" table:formula="of:=IF(AND([.B60]&lt;&gt;&quot;&quot;; [.C60]&lt;&gt;&quot;&quot;); &quot; $&quot; &amp; TEXT([.B60]; &quot;0.00&quot;) &amp; &quot;_{\pm &quot; &amp; TEXT([.C60]; &quot;0.00&quot;) &amp; &quot;}$ &quot;; &quot;&quot;)">
            <text:p/>
          </table:table-cell>
          <table:table-cell table:style-name="ce115" table:formula="of:=IF(AND([.D60]&lt;&gt;&quot;&quot;; [.E60]&lt;&gt;&quot;&quot;); &quot; $&quot; &amp; TEXT([.D60]; &quot;0.00&quot;) &amp; &quot;_{\pm &quot; &amp; TEXT([.E60]; &quot;0.00&quot;) &amp; &quot;}$ &quot;; &quot;&quot;)">
            <text:p/>
          </table:table-cell>
          <table:table-cell table:style-name="ce115" table:formula="of:=IF(AND([.F60]&lt;&gt;&quot;&quot;; [.G60]&lt;&gt;&quot;&quot;); &quot; $&quot; &amp; TEXT([.F60]; &quot;0.00&quot;) &amp; &quot;_{\pm &quot; &amp; TEXT([.G60]; &quot;0.00&quot;) &amp; &quot;}$ &quot;; &quot;&quot;)">
            <text:p/>
          </table:table-cell>
          <table:table-cell table:style-name="ce115" table:formula="of:=IF(AND([.H60]&lt;&gt;&quot;&quot;; [.I60]&lt;&gt;&quot;&quot;); &quot; $&quot; &amp; TEXT([.H60]; &quot;0.00&quot;) &amp; &quot;_{\pm &quot; &amp; TEXT([.I60]; &quot;0.00&quot;) &amp; &quot;}$ &quot;; &quot;&quot;)">
            <text:p/>
          </table:table-cell>
          <table:table-cell table:style-name="ce149"/>
          <table:table-cell table:style-name="ce115" table:formula="of:=IF(AND([.K60]&lt;&gt;&quot;&quot;; [.L60]&lt;&gt;&quot;&quot;); &quot; $&quot; &amp; TEXT([.K60]; &quot;0.00&quot;) &amp; &quot;_{\pm &quot; &amp; TEXT([.L60]; &quot;0.00&quot;) &amp; &quot;}$ &quot;; &quot;&quot;)">
            <text:p/>
          </table:table-cell>
          <table:table-cell table:style-name="ce115" table:formula="of:=IF(AND([.M60]&lt;&gt;&quot;&quot;; [.N60]&lt;&gt;&quot;&quot;); &quot; $&quot; &amp; TEXT([.M60]; &quot;0.00&quot;) &amp; &quot;_{\pm &quot; &amp; TEXT([.N60]; &quot;0.00&quot;) &amp; &quot;}$ &quot;; &quot;&quot;)">
            <text:p/>
          </table:table-cell>
          <table:table-cell table:style-name="ce115" table:formula="of:=IF(AND([.O60]&lt;&gt;&quot;&quot;; [.P60]&lt;&gt;&quot;&quot;); &quot; $&quot; &amp; TEXT([.O60]; &quot;0.00&quot;) &amp; &quot;_{\pm &quot; &amp; TEXT([.P60]; &quot;0.00&quot;) &amp; &quot;}$ &quot;; &quot;&quot;)">
            <text:p/>
          </table:table-cell>
          <table:table-cell table:style-name="ce115" table:formula="of:=IF(AND([.Q60]&lt;&gt;&quot;&quot;; [.R60]&lt;&gt;&quot;&quot;); &quot; $&quot; &amp; TEXT([.Q60]; &quot;0.00&quot;) &amp; &quot;_{\pm &quot; &amp; TEXT([.R60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31" table:formula="of:=IF([.A61]&lt;&gt;&quot;&quot;; [.A61]; &quot;&quot;)">
            <text:p/>
          </table:table-cell>
          <table:table-cell table:style-name="ce121" table:formula="of:=IF(AND([.B61]&lt;&gt;&quot;&quot;; [.C61]&lt;&gt;&quot;&quot;); &quot; $&quot; &amp; TEXT([.B61]; &quot;0.00&quot;) &amp; &quot;_{\pm &quot; &amp; TEXT([.C61]; &quot;0.00&quot;) &amp; &quot;}$ &quot;; &quot;&quot;)">
            <text:p/>
          </table:table-cell>
          <table:table-cell table:style-name="ce143" table:formula="of:=IF(AND([.D61]&lt;&gt;&quot;&quot;; [.E61]&lt;&gt;&quot;&quot;); &quot; $&quot; &amp; TEXT([.D61]; &quot;0.00&quot;) &amp; &quot;_{\pm &quot; &amp; TEXT([.E61]; &quot;0.00&quot;) &amp; &quot;}$ &quot;; &quot;&quot;)">
            <text:p/>
          </table:table-cell>
          <table:table-cell table:style-name="ce143" table:formula="of:=IF(AND([.F61]&lt;&gt;&quot;&quot;; [.G61]&lt;&gt;&quot;&quot;); &quot; $&quot; &amp; TEXT([.F61]; &quot;0.00&quot;) &amp; &quot;_{\pm &quot; &amp; TEXT([.G61]; &quot;0.00&quot;) &amp; &quot;}$ &quot;; &quot;&quot;)">
            <text:p/>
          </table:table-cell>
          <table:table-cell table:style-name="ce121" table:formula="of:=IF(AND([.H61]&lt;&gt;&quot;&quot;; [.I61]&lt;&gt;&quot;&quot;); &quot; $&quot; &amp; TEXT([.H61]; &quot;0.00&quot;) &amp; &quot;_{\pm &quot; &amp; TEXT([.I61]; &quot;0.00&quot;) &amp; &quot;}$ &quot;; &quot;&quot;)">
            <text:p/>
          </table:table-cell>
          <table:table-cell table:style-name="ce149"/>
          <table:table-cell table:style-name="ce143" table:formula="of:=IF(AND([.K61]&lt;&gt;&quot;&quot;; [.L61]&lt;&gt;&quot;&quot;); &quot; $&quot; &amp; TEXT([.K61]; &quot;0.00&quot;) &amp; &quot;_{\pm &quot; &amp; TEXT([.L61]; &quot;0.00&quot;) &amp; &quot;}$ &quot;; &quot;&quot;)">
            <text:p/>
          </table:table-cell>
          <table:table-cell table:style-name="ce143" table:formula="of:=IF(AND([.M61]&lt;&gt;&quot;&quot;; [.N61]&lt;&gt;&quot;&quot;); &quot; $&quot; &amp; TEXT([.M61]; &quot;0.00&quot;) &amp; &quot;_{\pm &quot; &amp; TEXT([.N61]; &quot;0.00&quot;) &amp; &quot;}$ &quot;; &quot;&quot;)">
            <text:p/>
          </table:table-cell>
          <table:table-cell table:style-name="ce143" table:formula="of:=IF(AND([.O61]&lt;&gt;&quot;&quot;; [.P61]&lt;&gt;&quot;&quot;); &quot; $&quot; &amp; TEXT([.O61]; &quot;0.00&quot;) &amp; &quot;_{\pm &quot; &amp; TEXT([.P61]; &quot;0.00&quot;) &amp; &quot;}$ &quot;; &quot;&quot;)">
            <text:p/>
          </table:table-cell>
          <table:table-cell table:style-name="ce143" table:formula="of:=IF(AND([.Q61]&lt;&gt;&quot;&quot;; [.R61]&lt;&gt;&quot;&quot;); &quot; $&quot; &amp; TEXT([.Q61]; &quot;0.00&quot;) &amp; &quot;_{\pm &quot; &amp; TEXT([.R61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62]&lt;&gt;&quot;&quot;; [.A62]; &quot;&quot;)">
            <text:p/>
          </table:table-cell>
          <table:table-cell table:style-name="ce121" table:formula="of:=IF(AND([.B62]&lt;&gt;&quot;&quot;; [.C62]&lt;&gt;&quot;&quot;); &quot; $&quot; &amp; TEXT([.B62]; &quot;0.00&quot;) &amp; &quot;_{\pm &quot; &amp; TEXT([.C62]; &quot;0.00&quot;) &amp; &quot;}$ &quot;; &quot;&quot;)">
            <text:p/>
          </table:table-cell>
          <table:table-cell table:style-name="ce143" table:formula="of:=IF(AND([.D62]&lt;&gt;&quot;&quot;; [.E62]&lt;&gt;&quot;&quot;); &quot; $&quot; &amp; TEXT([.D62]; &quot;0.00&quot;) &amp; &quot;_{\pm &quot; &amp; TEXT([.E62]; &quot;0.00&quot;) &amp; &quot;}$ &quot;; &quot;&quot;)">
            <text:p/>
          </table:table-cell>
          <table:table-cell table:style-name="ce143" table:formula="of:=IF(AND([.F62]&lt;&gt;&quot;&quot;; [.G62]&lt;&gt;&quot;&quot;); &quot; $&quot; &amp; TEXT([.F62]; &quot;0.00&quot;) &amp; &quot;_{\pm &quot; &amp; TEXT([.G62]; &quot;0.00&quot;) &amp; &quot;}$ &quot;; &quot;&quot;)">
            <text:p/>
          </table:table-cell>
          <table:table-cell table:style-name="ce121" table:formula="of:=IF(AND([.H62]&lt;&gt;&quot;&quot;; [.I62]&lt;&gt;&quot;&quot;); &quot; $&quot; &amp; TEXT([.H62]; &quot;0.00&quot;) &amp; &quot;_{\pm &quot; &amp; TEXT([.I62]; &quot;0.00&quot;) &amp; &quot;}$ &quot;; &quot;&quot;)">
            <text:p/>
          </table:table-cell>
          <table:table-cell table:style-name="ce149"/>
          <table:table-cell table:style-name="ce143" table:formula="of:=IF(AND([.K62]&lt;&gt;&quot;&quot;; [.L62]&lt;&gt;&quot;&quot;); &quot; $&quot; &amp; TEXT([.K62]; &quot;0.00&quot;) &amp; &quot;_{\pm &quot; &amp; TEXT([.L62]; &quot;0.00&quot;) &amp; &quot;}$ &quot;; &quot;&quot;)">
            <text:p/>
          </table:table-cell>
          <table:table-cell table:style-name="ce143" table:formula="of:=IF(AND([.M62]&lt;&gt;&quot;&quot;; [.N62]&lt;&gt;&quot;&quot;); &quot; $&quot; &amp; TEXT([.M62]; &quot;0.00&quot;) &amp; &quot;_{\pm &quot; &amp; TEXT([.N62]; &quot;0.00&quot;) &amp; &quot;}$ &quot;; &quot;&quot;)">
            <text:p/>
          </table:table-cell>
          <table:table-cell table:style-name="ce143" table:formula="of:=IF(AND([.O62]&lt;&gt;&quot;&quot;; [.P62]&lt;&gt;&quot;&quot;); &quot; $&quot; &amp; TEXT([.O62]; &quot;0.00&quot;) &amp; &quot;_{\pm &quot; &amp; TEXT([.P62]; &quot;0.00&quot;) &amp; &quot;}$ &quot;; &quot;&quot;)">
            <text:p/>
          </table:table-cell>
          <table:table-cell table:style-name="ce143" table:formula="of:=IF(AND([.Q62]&lt;&gt;&quot;&quot;; [.R62]&lt;&gt;&quot;&quot;); &quot; $&quot; &amp; TEXT([.Q62]; &quot;0.00&quot;) &amp; &quot;_{\pm &quot; &amp; TEXT([.R62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63]&lt;&gt;&quot;&quot;; [.A63]; &quot;&quot;)">
            <text:p/>
          </table:table-cell>
          <table:table-cell table:style-name="ce121" table:formula="of:=IF(AND([.B63]&lt;&gt;&quot;&quot;; [.C63]&lt;&gt;&quot;&quot;); &quot; $&quot; &amp; TEXT([.B63]; &quot;0.00&quot;) &amp; &quot;_{\pm &quot; &amp; TEXT([.C63]; &quot;0.00&quot;) &amp; &quot;}$ &quot;; &quot;&quot;)">
            <text:p/>
          </table:table-cell>
          <table:table-cell table:style-name="ce143" table:formula="of:=IF(AND([.D63]&lt;&gt;&quot;&quot;; [.E63]&lt;&gt;&quot;&quot;); &quot; $&quot; &amp; TEXT([.D63]; &quot;0.00&quot;) &amp; &quot;_{\pm &quot; &amp; TEXT([.E63]; &quot;0.00&quot;) &amp; &quot;}$ &quot;; &quot;&quot;)">
            <text:p/>
          </table:table-cell>
          <table:table-cell table:style-name="ce143" table:formula="of:=IF(AND([.F63]&lt;&gt;&quot;&quot;; [.G63]&lt;&gt;&quot;&quot;); &quot; $&quot; &amp; TEXT([.F63]; &quot;0.00&quot;) &amp; &quot;_{\pm &quot; &amp; TEXT([.G63]; &quot;0.00&quot;) &amp; &quot;}$ &quot;; &quot;&quot;)">
            <text:p/>
          </table:table-cell>
          <table:table-cell table:style-name="ce121" table:formula="of:=IF(AND([.H63]&lt;&gt;&quot;&quot;; [.I63]&lt;&gt;&quot;&quot;); &quot; $&quot; &amp; TEXT([.H63]; &quot;0.00&quot;) &amp; &quot;_{\pm &quot; &amp; TEXT([.I63]; &quot;0.00&quot;) &amp; &quot;}$ &quot;; &quot;&quot;)">
            <text:p/>
          </table:table-cell>
          <table:table-cell table:style-name="ce149"/>
          <table:table-cell table:style-name="ce143" table:formula="of:=IF(AND([.K63]&lt;&gt;&quot;&quot;; [.L63]&lt;&gt;&quot;&quot;); &quot; $&quot; &amp; TEXT([.K63]; &quot;0.00&quot;) &amp; &quot;_{\pm &quot; &amp; TEXT([.L63]; &quot;0.00&quot;) &amp; &quot;}$ &quot;; &quot;&quot;)">
            <text:p/>
          </table:table-cell>
          <table:table-cell table:style-name="ce143" table:formula="of:=IF(AND([.M63]&lt;&gt;&quot;&quot;; [.N63]&lt;&gt;&quot;&quot;); &quot; $&quot; &amp; TEXT([.M63]; &quot;0.00&quot;) &amp; &quot;_{\pm &quot; &amp; TEXT([.N63]; &quot;0.00&quot;) &amp; &quot;}$ &quot;; &quot;&quot;)">
            <text:p/>
          </table:table-cell>
          <table:table-cell table:style-name="ce143" table:formula="of:=IF(AND([.O63]&lt;&gt;&quot;&quot;; [.P63]&lt;&gt;&quot;&quot;); &quot; $&quot; &amp; TEXT([.O63]; &quot;0.00&quot;) &amp; &quot;_{\pm &quot; &amp; TEXT([.P63]; &quot;0.00&quot;) &amp; &quot;}$ &quot;; &quot;&quot;)">
            <text:p/>
          </table:table-cell>
          <table:table-cell table:style-name="ce143" table:formula="of:=IF(AND([.Q63]&lt;&gt;&quot;&quot;; [.R63]&lt;&gt;&quot;&quot;); &quot; $&quot; &amp; TEXT([.Q63]; &quot;0.00&quot;) &amp; &quot;_{\pm &quot; &amp; TEXT([.R63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64]&lt;&gt;&quot;&quot;; [.A64]; &quot;&quot;)">
            <text:p/>
          </table:table-cell>
          <table:table-cell table:style-name="ce121" table:formula="of:=IF(AND([.B64]&lt;&gt;&quot;&quot;; [.C64]&lt;&gt;&quot;&quot;); &quot; $&quot; &amp; TEXT([.B64]; &quot;0.00&quot;) &amp; &quot;_{\pm &quot; &amp; TEXT([.C64]; &quot;0.00&quot;) &amp; &quot;}$ &quot;; &quot;&quot;)">
            <text:p/>
          </table:table-cell>
          <table:table-cell table:style-name="ce143" table:formula="of:=IF(AND([.D64]&lt;&gt;&quot;&quot;; [.E64]&lt;&gt;&quot;&quot;); &quot; $&quot; &amp; TEXT([.D64]; &quot;0.00&quot;) &amp; &quot;_{\pm &quot; &amp; TEXT([.E64]; &quot;0.00&quot;) &amp; &quot;}$ &quot;; &quot;&quot;)">
            <text:p/>
          </table:table-cell>
          <table:table-cell table:style-name="ce143" table:formula="of:=IF(AND([.F64]&lt;&gt;&quot;&quot;; [.G64]&lt;&gt;&quot;&quot;); &quot; $&quot; &amp; TEXT([.F64]; &quot;0.00&quot;) &amp; &quot;_{\pm &quot; &amp; TEXT([.G64]; &quot;0.00&quot;) &amp; &quot;}$ &quot;; &quot;&quot;)">
            <text:p/>
          </table:table-cell>
          <table:table-cell table:style-name="ce121" table:formula="of:=IF(AND([.H64]&lt;&gt;&quot;&quot;; [.I64]&lt;&gt;&quot;&quot;); &quot; $&quot; &amp; TEXT([.H64]; &quot;0.00&quot;) &amp; &quot;_{\pm &quot; &amp; TEXT([.I64]; &quot;0.00&quot;) &amp; &quot;}$ &quot;; &quot;&quot;)">
            <text:p/>
          </table:table-cell>
          <table:table-cell table:style-name="ce149"/>
          <table:table-cell table:style-name="ce143" table:formula="of:=IF(AND([.K64]&lt;&gt;&quot;&quot;; [.L64]&lt;&gt;&quot;&quot;); &quot; $&quot; &amp; TEXT([.K64]; &quot;0.00&quot;) &amp; &quot;_{\pm &quot; &amp; TEXT([.L64]; &quot;0.00&quot;) &amp; &quot;}$ &quot;; &quot;&quot;)">
            <text:p/>
          </table:table-cell>
          <table:table-cell table:style-name="ce143" table:formula="of:=IF(AND([.M64]&lt;&gt;&quot;&quot;; [.N64]&lt;&gt;&quot;&quot;); &quot; $&quot; &amp; TEXT([.M64]; &quot;0.00&quot;) &amp; &quot;_{\pm &quot; &amp; TEXT([.N64]; &quot;0.00&quot;) &amp; &quot;}$ &quot;; &quot;&quot;)">
            <text:p/>
          </table:table-cell>
          <table:table-cell table:style-name="ce143" table:formula="of:=IF(AND([.O64]&lt;&gt;&quot;&quot;; [.P64]&lt;&gt;&quot;&quot;); &quot; $&quot; &amp; TEXT([.O64]; &quot;0.00&quot;) &amp; &quot;_{\pm &quot; &amp; TEXT([.P64]; &quot;0.00&quot;) &amp; &quot;}$ &quot;; &quot;&quot;)">
            <text:p/>
          </table:table-cell>
          <table:table-cell table:style-name="ce143" table:formula="of:=IF(AND([.Q64]&lt;&gt;&quot;&quot;; [.R64]&lt;&gt;&quot;&quot;); &quot; $&quot; &amp; TEXT([.Q64]; &quot;0.00&quot;) &amp; &quot;_{\pm &quot; &amp; TEXT([.R64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0"/>
          <table:table-cell table:style-name="ce127" table:formula="of:=IF([.A65]&lt;&gt;&quot;&quot;; [.A65]; &quot;&quot;)">
            <text:p/>
          </table:table-cell>
          <table:table-cell table:style-name="ce121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143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143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121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149"/>
          <table:table-cell table:style-name="ce143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143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143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143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40" table:number-columns-repeated="2"/>
          <table:table-cell table:number-columns-repeated="16351"/>
        </table:table-row>
        <table:table-row table:style-name="ro2" table:number-rows-repeated="1048506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6:37:33.41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8T16:38:24.121000000</dc:date>
    <meta:editing-cycles>82</meta:editing-cycles>
    <meta:editing-duration>PT5H56M23S</meta:editing-duration>
    <meta:document-statistic meta:table-count="1" meta:cell-count="718" meta:object-count="0"/>
  </office:meta>
</office:document-meta>
</file>